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loext:fill-use-slide-background="false" draw:opacity="100%" draw:textarea-horizontal-align="justify" draw:textarea-vertical-align="middle" draw:auto-grow-height="false" fo:min-height="1.696cm" fo:min-width="1.976cm"/>
      <style:paragraph-properties style:writing-mode="lr-tb"/>
    </style:style>
    <style:style style:name="gr2" style:family="graphic" style:parent-style-name="standard" style:list-style-name="L1">
      <style:graphic-properties svg:stroke-color="#000000" draw:fill="none" draw:fill-color="#729fcf" loext:fill-use-slide-background="false" draw:textarea-horizontal-align="justify" draw:textarea-vertical-align="middle" draw:auto-grow-height="false" fo:min-height="1.872cm" fo:min-width="2.152cm"/>
      <style:paragraph-properties style:writing-mode="lr-tb"/>
    </style:style>
    <style:style style:name="gr3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.696cm" fo:min-width="1.976cm"/>
      <style:paragraph-properties style:writing-mode="lr-tb"/>
    </style:style>
    <style:style style:name="gr4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.872cm" fo:min-width="2.33cm"/>
      <style:paragraph-properties style:writing-mode="lr-tb"/>
    </style:style>
    <style:style style:name="gr5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6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518cm" fo:min-width="2.33cm"/>
      <style:paragraph-properties style:writing-mode="lr-tb"/>
    </style:style>
    <style:style style:name="gr7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152cm"/>
      <style:paragraph-properties style:writing-mode="lr-tb"/>
    </style:style>
    <style:style style:name="gr8" style:family="graphic" style:parent-style-name="objectwithoutfill">
      <style:graphic-properties svg:stroke-color="#000000" draw:marker-end="Pontas_20_das_20_setas_20_4" draw:marker-end-width="0.3cm" draw:fill="none" draw:fill-color="#729fcf" draw:textarea-vertical-align="middle"/>
    </style:style>
    <style:style style:name="gr9" style:family="graphic" style:parent-style-name="objectwithoutfill">
      <style:graphic-properties svg:stroke-color="#000000" draw:marker-end="Pontas_20_das_20_setas_20_5" draw:marker-end-width="0.3cm" draw:fill="none" draw:fill-color="#729fcf" draw:textarea-vertical-align="middle"/>
    </style:style>
    <style:style style:name="gr10" style:family="graphic" style:parent-style-name="objectwithoutfill">
      <style:graphic-properties svg:stroke-color="#000000" draw:marker-end="Pontas_20_das_20_setas_20_6" draw:marker-end-width="0.3cm" draw:fill="none" draw:fill-color="#729fcf" draw:textarea-vertical-align="middle"/>
    </style:style>
    <style:style style:name="gr11" style:family="graphic" style:parent-style-name="objectwithoutfill">
      <style:graphic-properties svg:stroke-color="#000000" draw:marker-end="Pontas_20_das_20_setas_20_7" draw:marker-end-width="0.3cm" draw:fill="none" draw:fill-color="#729fcf" draw:textarea-vertical-align="middle"/>
    </style:style>
    <style:style style:name="gr12" style:family="graphic" style:parent-style-name="objectwithoutfill">
      <style:graphic-properties svg:stroke-color="#000000" draw:marker-end="Pontas_20_das_20_setas_20_8" draw:marker-end-width="0.3cm" draw:fill="none" draw:fill-color="#729fcf" draw:textarea-vertical-align="middle"/>
    </style:style>
    <style:style style:name="gr13" style:family="graphic" style:parent-style-name="objectwithoutfill">
      <style:graphic-properties svg:stroke-color="#000000" draw:marker-end="Pontas_20_das_20_setas_20_9" draw:marker-end-width="0.3cm" draw:fill="none" draw:fill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729fcf" fo:min-height="0.358cm"/>
      <style:paragraph-properties style:writing-mode="lr-tb"/>
    </style:style>
    <style:style style:name="gr15" style:family="graphic" style:parent-style-name="objectwithoutfill">
      <style:graphic-properties svg:stroke-color="#000000" draw:marker-end="Pontas_20_das_20_setas_20_11" draw:marker-end-width="0.3cm" draw:fill="none" draw:fill-color="#729fcf" draw:textarea-vertical-align="middle"/>
    </style:style>
    <style:style style:name="gr16" style:family="graphic" style:parent-style-name="objectwithoutfill">
      <style:graphic-properties svg:stroke-color="#000000" draw:marker-end="Pontas_20_das_20_setas_20_12" draw:marker-end-width="0.3cm" draw:fill="none" draw:fill-color="#729fcf" draw:textarea-vertical-align="middle"/>
    </style:style>
    <style:style style:name="gr17" style:family="graphic" style:parent-style-name="objectwithoutfill">
      <style:graphic-properties svg:stroke-color="#000000" draw:marker-end="Pontas_20_das_20_setas_20_13" draw:marker-end-width="0.3cm" draw:fill="none" draw:fill-color="#729fcf" draw:textarea-vertical-align="middle"/>
    </style:style>
    <style:style style:name="gr18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19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20" style:family="graphic" style:parent-style-name="objectwithoutfill">
      <style:graphic-properties svg:stroke-color="#000000" draw:marker-end="Pontas_20_das_20_setas_20_15" draw:marker-end-width="0.3cm" draw:fill="none" draw:fill-color="#729fcf" draw:textarea-vertical-align="middle"/>
    </style:style>
    <style:style style:name="gr21" style:family="graphic" style:parent-style-name="objectwithoutfill">
      <style:graphic-properties svg:stroke-color="#000000" draw:marker-end="Pontas_20_das_20_setas_20_16" draw:marker-end-width="0.3cm" draw:fill="none" draw:fill-color="#729fcf" draw:textarea-vertical-align="middle"/>
    </style:style>
    <style:style style:name="gr22" style:family="graphic" style:parent-style-name="objectwithoutfill">
      <style:graphic-properties svg:stroke-color="#000000" draw:marker-end="Pontas_20_das_20_setas_20_19" draw:marker-end-width="0.3cm" draw:fill="none" draw:fill-color="#729fcf" draw:textarea-vertical-align="middle"/>
    </style:style>
    <style:style style:name="gr23" style:family="graphic" style:parent-style-name="objectwithoutfill">
      <style:graphic-properties svg:stroke-color="#000000" draw:marker-end="Pontas_20_das_20_setas_20_20" draw:marker-end-width="0.3cm" draw:fill="none" draw:fill-color="#729fcf" draw:textarea-vertical-align="middle"/>
    </style:style>
    <style:style style:name="gr24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25" style:family="graphic" style:parent-style-name="objectwithoutfill">
      <style:graphic-properties svg:stroke-color="#000000" draw:marker-end="Pontas_20_das_20_setas_20_22" draw:marker-end-width="0.3cm" draw:fill="none" draw:fill-color="#729fcf" draw:textarea-vertical-align="middle"/>
    </style:style>
    <style:style style:name="gr26" style:family="graphic" style:parent-style-name="objectwithoutfill">
      <style:graphic-properties svg:stroke-color="#000000" draw:marker-end="Pontas_20_das_20_setas_20_24" draw:marker-end-width="0.3cm" draw:fill="none" draw:fill-color="#729fcf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6.437cm"/>
      <style:paragraph-properties style:writing-mode="lr-tb"/>
    </style:style>
    <style:style style:name="gr28" style:family="graphic" style:parent-style-name="objectwithoutfill">
      <style:graphic-properties svg:stroke-color="#000000" draw:marker-end="Pontas_20_das_20_setas_20_25" draw:marker-end-width="0.3cm" draw:fill="none" draw:textarea-vertical-align="middle"/>
    </style:style>
    <style:style style:name="gr29" style:family="graphic" style:parent-style-name="standard">
      <style:graphic-properties draw:stroke="none" draw:fill="none" fo:min-height="0.357cm"/>
      <style:paragraph-properties style:writing-mode="lr-tb"/>
    </style:style>
    <style:style style:name="gr30" style:family="graphic" style:parent-style-name="objectwithoutfill">
      <style:graphic-properties svg:stroke-color="#000000" draw:marker-end="Pontas_20_das_20_setas_20_26" draw:marker-end-width="0.3cm" draw:fill="none" draw:textarea-vertical-align="middle"/>
    </style:style>
    <style:style style:name="gr31" style:family="graphic" style:parent-style-name="standard">
      <style:graphic-properties draw:stroke="none" draw:fill="none" fo:min-height="0.358cm"/>
      <style:paragraph-properties style:writing-mode="lr-tb"/>
    </style:style>
    <style:style style:name="gr32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506cm"/>
      <style:paragraph-properties style:writing-mode="lr-tb"/>
    </style:style>
    <style:style style:name="gr33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34" style:family="graphic" style:parent-style-name="objectwithoutfill">
      <style:graphic-properties svg:stroke-color="#000000" draw:marker-end="Pontas_20_das_20_setas_20_28" draw:marker-end-width="0.3cm" draw:fill="none" draw:textarea-vertical-align="middle"/>
    </style:style>
    <style:style style:name="gr35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36" style:family="graphic" style:parent-style-name="objectwithoutfill">
      <style:graphic-properties svg:stroke-color="#000000" draw:marker-end="Pontas_20_das_20_setas_20_31" draw:marker-end-width="0.3cm" draw:fill="none" draw:textarea-vertical-align="middle"/>
    </style:style>
    <style:style style:name="gr37" style:family="graphic" style:parent-style-name="objectwithoutfill">
      <style:graphic-properties svg:stroke-color="#000000" draw:marker-end="Pontas_20_das_20_setas_20_34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Pontas_20_das_20_setas_20_35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Pontas_20_das_20_setas_20_37" draw:marker-end-width="0.3cm" draw:fill="none" draw:textarea-vertical-align="middle"/>
    </style:style>
    <style:style style:name="gr40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41" style:family="graphic" style:parent-style-name="objectwithoutfill">
      <style:graphic-properties svg:stroke-color="#000000" draw:marker-end="Pontas_20_das_20_setas_20_39" draw:marker-end-width="0.3cm" draw:fill="none" draw:textarea-vertical-align="middle"/>
    </style:style>
    <style:style style:name="gr42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43" style:family="graphic" style:parent-style-name="objectwithoutfill">
      <style:graphic-properties svg:stroke-color="#000000" draw:marker-end="Pontas_20_das_20_setas_20_40" draw:marker-end-width="0.3cm" draw:fill="none" draw:textarea-vertical-align="middle"/>
    </style:style>
    <style:style style:name="gr44" style:family="graphic" style:parent-style-name="objectwithoutfill">
      <style:graphic-properties svg:stroke-color="#000000" draw:marker-end="Pontas_20_das_20_setas_20_41" draw:marker-end-width="0.3cm" draw:fill="none" draw:textarea-vertical-align="middle"/>
    </style:style>
    <style:style style:name="gr45" style:family="graphic" style:parent-style-name="objectwithoutfill">
      <style:graphic-properties svg:stroke-color="#000000" draw:marker-end="Pontas_20_das_20_setas_20_42" draw:marker-end-width="0.3cm" draw:fill="none" draw:textarea-vertical-align="middle"/>
    </style:style>
    <style:style style:name="gr46" style:family="graphic" style:parent-style-name="objectwithoutfill">
      <style:graphic-properties svg:stroke-color="#000000" draw:marker-end="Pontas_20_das_20_setas_20_44" draw:marker-end-width="0.3cm" draw:fill="none" draw:textarea-vertical-align="middle"/>
    </style:style>
    <style:style style:name="gr47" style:family="graphic" style:parent-style-name="objectwithoutfill">
      <style:graphic-properties svg:stroke-color="#000000" draw:marker-end="Pontas_20_das_20_setas_20_45" draw:marker-end-width="0.3cm" draw:fill="none" draw:textarea-vertical-align="middle"/>
    </style:style>
    <style:style style:name="gr48" style:family="graphic" style:parent-style-name="objectwithoutfill">
      <style:graphic-properties svg:stroke-color="#000000" draw:marker-end="Pontas_20_das_20_setas_20_46" draw:marker-end-width="0.3cm" draw:fill="none" draw:textarea-vertical-align="middle"/>
    </style:style>
    <style:style style:name="gr49" style:family="graphic" style:parent-style-name="objectwithoutfill">
      <style:graphic-properties svg:stroke-color="#000000" draw:marker-end="Pontas_20_das_20_setas_20_47" draw:marker-end-width="0.3cm" draw:fill="none" draw:textarea-vertical-align="middle"/>
    </style:style>
    <style:style style:name="gr50" style:family="graphic" style:parent-style-name="objectwithoutfill">
      <style:graphic-properties svg:stroke-color="#000000" draw:marker-end="Pontas_20_das_20_setas_20_48" draw:marker-end-width="0.3cm" draw:fill="none" draw:textarea-vertical-align="middle"/>
    </style:style>
    <style:style style:name="gr51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52" style:family="graphic" style:parent-style-name="objectwithoutfill">
      <style:graphic-properties svg:stroke-color="#000000" draw:marker-end="Pontas_20_das_20_setas_20_90" draw:marker-end-width="0.3cm" draw:fill="none" draw:textarea-vertical-align="middle"/>
    </style:style>
    <style:style style:name="gr53" style:family="graphic" style:parent-style-name="objectwithoutfill">
      <style:graphic-properties svg:stroke-color="#000000" draw:marker-end="Pontas_20_das_20_setas_20_91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3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46cm"/>
      <style:paragraph-properties style:writing-mode="lr-tb"/>
    </style:style>
    <style:style style:name="gr56" style:family="graphic" style:parent-style-name="objectwithoutfill">
      <style:graphic-properties svg:stroke-color="#000000" draw:marker-end="Pontas_20_das_20_setas_20_128" draw:marker-end-width="0.3cm" draw:fill="none" draw:textarea-vertical-align="middle"/>
    </style:style>
    <style:style style:name="gr57" style:family="graphic" style:parent-style-name="standard">
      <style:graphic-properties draw:stroke="none" svg:stroke-color="#000000" draw:fill="none" fo:min-height="0.358cm"/>
      <style:paragraph-properties style:writing-mode="lr-tb"/>
    </style:style>
    <style:style style:name="gr58" style:family="graphic" style:parent-style-name="standard">
      <style:graphic-properties draw:stroke="none" svg:stroke-color="#000000" draw:fill="none" fo:min-height="0.713cm"/>
      <style:paragraph-properties style:writing-mode="lr-tb"/>
    </style:style>
    <style:style style:name="gr59" style:family="graphic" style:parent-style-name="standard" style:list-style-name="L1">
      <style:graphic-properties svg:stroke-color="#000000" draw:fill="none" draw:fill-color="#729fcf" loext:fill-use-slide-background="false" draw:textarea-horizontal-align="justify" draw:textarea-vertical-align="middle" draw:auto-grow-height="false" fo:min-height="1.696cm" fo:min-width="1.976cm"/>
      <style:paragraph-properties style:writing-mode="lr-tb"/>
    </style:style>
    <style:style style:name="gr60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518cm" fo:min-width="1.97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729fcf" fo:min-height="0.357cm"/>
      <style:paragraph-properties style:writing-mode="lr-tb"/>
    </style:style>
    <style:style style:name="gr62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63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64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6.437cm"/>
      <style:paragraph-properties style:writing-mode="lr-tb"/>
    </style:style>
    <style:style style:name="gr66" style:family="graphic" style:parent-style-name="standard">
      <style:graphic-properties draw:stroke="none" draw:fill="none" fo:min-height="0.395cm"/>
      <style:paragraph-properties style:writing-mode="lr-tb"/>
    </style:style>
    <style:style style:name="gr67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872cm" fo:min-width="3.3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1cm"/>
      <style:paragraph-properties style:writing-mode="lr-tb"/>
    </style:style>
    <style:style style:name="gr69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.518cm" fo:min-width="2.33cm"/>
      <style:paragraph-properties style:writing-mode="lr-tb"/>
    </style:style>
    <style:style style:name="gr70" style:family="graphic" style:parent-style-name="objectwithoutfill">
      <style:graphic-properties svg:stroke-color="#000000" draw:marker-end="Pontas_20_das_20_setas_20_137" draw:marker-end-width="0.3cm" draw:fill="none" draw:textarea-vertical-align="middle"/>
    </style:style>
    <style:style style:name="gr71" style:family="graphic" style:parent-style-name="objectwithoutfill">
      <style:graphic-properties svg:stroke-color="#000000" draw:marker-end="Pontas_20_das_20_setas_20_138" draw:marker-end-width="0.3cm" draw:fill="none" draw:textarea-vertical-align="middle"/>
    </style:style>
    <style:style style:name="gr72" style:family="graphic" style:parent-style-name="objectwithoutfill">
      <style:graphic-properties svg:stroke-color="#000000" draw:marker-end="Pontas_20_das_20_setas_20_139" draw:marker-end-width="0.3cm" draw:fill="none" draw:textarea-vertical-align="middle"/>
    </style:style>
    <style:style style:name="gr73" style:family="graphic" style:parent-style-name="objectwithoutfill">
      <style:graphic-properties svg:stroke-color="#000000" draw:marker-end="Pontas_20_das_20_setas_20_140" draw:marker-end-width="0.3cm" draw:fill="none" draw:textarea-vertical-align="middle"/>
    </style:style>
    <style:style style:name="gr74" style:family="graphic" style:parent-style-name="objectwithoutfill">
      <style:graphic-properties svg:stroke-color="#000000" draw:marker-end="Pontas_20_das_20_setas_20_142" draw:marker-end-width="0.3cm" draw:fill="none" draw:textarea-vertical-align="middle"/>
    </style:style>
    <style:style style:name="gr75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76" style:family="graphic" style:parent-style-name="objectwithoutfill">
      <style:graphic-properties svg:stroke-color="#000000" draw:marker-end="Pontas_20_das_20_setas_20_146" draw:marker-end-width="0.3cm" draw:fill="none" draw:textarea-vertical-align="middle"/>
    </style:style>
    <style:style style:name="gr77" style:family="graphic" style:parent-style-name="objectwithoutfill">
      <style:graphic-properties svg:stroke-color="#000000" draw:marker-end="Pontas_20_das_20_setas_20_147" draw:marker-end-width="0.3cm" draw:fill="none" draw:textarea-vertical-align="middle"/>
    </style:style>
    <style:style style:name="gr78" style:family="graphic" style:parent-style-name="objectwithoutfill">
      <style:graphic-properties svg:stroke-color="#000000" draw:marker-end="Pontas_20_das_20_setas_20_148" draw:marker-end-width="0.3cm" draw:fill="none" draw:textarea-vertical-align="middle"/>
    </style:style>
    <style:style style:name="gr79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.872cm" fo:min-width="2.86cm"/>
      <style:paragraph-properties style:writing-mode="lr-tb"/>
    </style:style>
    <style:style style:name="gr80" style:family="graphic" style:parent-style-name="objectwithoutfill">
      <style:graphic-properties svg:stroke-color="#000000" draw:marker-end="Pontas_20_das_20_setas_20_150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fo:min-height="0.357cm"/>
      <style:paragraph-properties style:writing-mode="lr-tb"/>
    </style:style>
    <style:style style:name="gr82" style:family="graphic" style:parent-style-name="objectwithoutfill">
      <style:graphic-properties svg:stroke-color="#000000" draw:marker-end="Pontas_20_das_20_setas_20_151" draw:marker-end-width="0.3cm" draw:fill="none" draw:textarea-vertical-align="middle"/>
    </style:style>
    <style:style style:name="gr83" style:family="graphic" style:parent-style-name="objectwithoutfill">
      <style:graphic-properties svg:stroke-color="#000000" draw:marker-end="Pontas_20_das_20_setas_20_153" draw:marker-end-width="0.3cm" draw:fill="none" draw:textarea-vertical-align="middle"/>
    </style:style>
    <style:style style:name="gr84" style:family="graphic" style:parent-style-name="objectwithoutfill">
      <style:graphic-properties svg:stroke-color="#000000" draw:marker-end="Pontas_20_das_20_setas_20_154" draw:marker-end-width="0.3cm" draw:fill="none" draw:textarea-vertical-align="middle"/>
    </style:style>
    <style:style style:name="gr85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1.976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6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83cm"/>
      <style:paragraph-properties style:writing-mode="lr-tb"/>
    </style:style>
    <style:style style:name="gr88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518cm" fo:min-width="2.506cm"/>
      <style:paragraph-properties style:writing-mode="lr-tb"/>
    </style:style>
    <style:style style:name="gr89" style:family="graphic" style:parent-style-name="objectwithoutfill">
      <style:graphic-properties svg:stroke-color="#000000" draw:marker-end="Pontas_20_das_20_setas_20_160" draw:marker-end-width="0.3cm" draw:fill="none" draw:textarea-vertical-align="middle"/>
    </style:style>
    <style:style style:name="gr90" style:family="graphic" style:parent-style-name="objectwithoutfill">
      <style:graphic-properties svg:stroke-color="#000000" draw:marker-end="Pontas_20_das_20_setas_20_161" draw:marker-end-width="0.3cm" draw:fill="none" draw:textarea-vertical-align="middle"/>
    </style:style>
    <style:style style:name="gr91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1.622cm"/>
      <style:paragraph-properties style:writing-mode="lr-tb"/>
    </style:style>
    <style:style style:name="gr92" style:family="graphic" style:parent-style-name="objectwithoutfill">
      <style:graphic-properties svg:stroke-color="#000000" draw:marker-end="Pontas_20_das_20_setas_20_162" draw:marker-end-width="0.3cm" draw:fill="none" draw:textarea-vertical-align="middle"/>
    </style:style>
    <style:style style:name="gr93" style:family="graphic" style:parent-style-name="objectwithoutfill">
      <style:graphic-properties svg:stroke-color="#000000" draw:marker-end="Pontas_20_das_20_setas_20_163" draw:marker-end-width="0.3cm" draw:fill="none" draw:textarea-vertical-align="middle"/>
    </style:style>
    <style:style style:name="gr94" style:family="graphic" style:parent-style-name="objectwithoutfill">
      <style:graphic-properties svg:stroke-color="#000000" draw:marker-end="Pontas_20_das_20_setas_20_164" draw:marker-end-width="0.3cm" draw:fill="none" draw:textarea-vertical-align="middle"/>
    </style:style>
    <style:style style:name="gr95" style:family="graphic" style:parent-style-name="objectwithoutfill">
      <style:graphic-properties svg:stroke-color="#000000" draw:marker-end="Pontas_20_das_20_setas_20_165" draw:marker-end-width="0.3cm" draw:fill="none" draw:textarea-vertical-align="middle"/>
    </style:style>
    <style:style style:name="gr96" style:family="graphic" style:parent-style-name="objectwithoutfill">
      <style:graphic-properties svg:stroke-color="#000000" draw:marker-end="Pontas_20_das_20_setas_20_166" draw:marker-end-width="0.3cm" draw:fill="none" draw:textarea-vertical-align="middle"/>
    </style:style>
    <style:style style:name="gr97" style:family="graphic" style:parent-style-name="objectwithoutfill">
      <style:graphic-properties svg:stroke-color="#000000" draw:marker-end="Pontas_20_das_20_setas_20_167" draw:marker-end-width="0.3cm" draw:fill="none" draw:textarea-vertical-align="middle"/>
    </style:style>
    <style:style style:name="gr98" style:family="graphic" style:parent-style-name="objectwithoutfill">
      <style:graphic-properties svg:stroke-color="#000000" draw:marker-end="Pontas_20_das_20_setas_20_168" draw:marker-end-width="0.3cm" draw:fill="none" draw:textarea-vertical-align="middle"/>
    </style:style>
    <style:style style:name="gr99" style:family="graphic" style:parent-style-name="objectwithoutfill">
      <style:graphic-properties svg:stroke-color="#000000" draw:marker-end="Pontas_20_das_20_setas_20_169" draw:marker-end-width="0.3cm" draw:fill="none" draw:textarea-vertical-align="middle"/>
    </style:style>
    <style:style style:name="gr100" style:family="graphic" style:parent-style-name="objectwithoutfill">
      <style:graphic-properties svg:stroke-color="#000000" draw:marker-end="Pontas_20_das_20_setas_20_170" draw:marker-end-width="0.3cm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4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22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97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27cm"/>
      <style:paragraph-properties style:writing-mode="lr-tb"/>
    </style:style>
    <style:style style:name="gr106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872cm" fo:min-width="2.33cm"/>
      <style:paragraph-properties style:writing-mode="lr-tb"/>
    </style:style>
    <style:style style:name="gr107" style:family="graphic" style:parent-style-name="objectwithoutfill">
      <style:graphic-properties svg:stroke-color="#000000" draw:marker-end="Pontas_20_das_20_setas_20_172" draw:marker-end-width="0.3cm" draw:fill="none" draw:textarea-vertical-align="middle"/>
    </style:style>
    <style:style style:name="gr108" style:family="graphic" style:parent-style-name="objectwithoutfill">
      <style:graphic-properties svg:stroke-color="#000000" draw:marker-end="Pontas_20_das_20_setas_20_173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729fcf" fo:min-height="0.5cm"/>
      <style:paragraph-properties style:writing-mode="lr-tb"/>
    </style:style>
    <style:style style:name="gr110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872cm" fo:min-width="2.33cm"/>
      <style:paragraph-properties style:writing-mode="lr-tb"/>
    </style:style>
    <style:style style:name="gr111" style:family="graphic" style:parent-style-name="objectwithoutfill">
      <style:graphic-properties svg:stroke-color="#000000" draw:marker-end="Pontas_20_das_20_setas_20_175" draw:marker-end-width="0.3cm" draw:fill="none" draw:textarea-vertical-align="middle"/>
    </style:style>
    <style:style style:name="gr112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113" style:family="graphic" style:parent-style-name="objectwithoutfill">
      <style:graphic-properties svg:stroke-color="#000000" draw:marker-end="Pontas_20_das_20_setas_20_177" draw:marker-end-width="0.3cm" draw:fill="none" draw:textarea-vertical-align="middle"/>
    </style:style>
    <style:style style:name="gr114" style:family="graphic" style:parent-style-name="objectwithoutfill">
      <style:graphic-properties svg:stroke-color="#000000" draw:marker-end="Pontas_20_das_20_setas_20_178" draw:marker-end-width="0.3cm" draw:fill="none" draw:textarea-vertical-align="middle"/>
    </style:style>
    <style:style style:name="gr115" style:family="graphic" style:parent-style-name="objectwithoutfill">
      <style:graphic-properties svg:stroke-color="#000000" draw:marker-end="Pontas_20_das_20_setas_20_180" draw:marker-end-width="0.3cm" draw:fill="none" draw:textarea-vertical-align="middle"/>
    </style:style>
    <style:style style:name="gr116" style:family="graphic" style:parent-style-name="objectwithoutfill">
      <style:graphic-properties svg:stroke-color="#000000" draw:marker-end="Pontas_20_das_20_setas_20_181" draw:marker-end-width="0.3cm" draw:fill="none" draw:textarea-vertical-align="middle"/>
    </style:style>
    <style:style style:name="gr117" style:family="graphic" style:parent-style-name="objectwithoutfill">
      <style:graphic-properties svg:stroke-color="#000000" draw:marker-end="Pontas_20_das_20_setas_20_182" draw:marker-end-width="0.3cm" draw:fill="none" draw:textarea-vertical-align="middle"/>
    </style:style>
    <style:style style:name="gr118" style:family="graphic" style:parent-style-name="objectwithoutfill">
      <style:graphic-properties svg:stroke-color="#000000" draw:marker-end="Pontas_20_das_20_setas_20_183" draw:marker-end-width="0.3cm" draw:fill="none" draw:textarea-vertical-align="middle"/>
    </style:style>
    <style:style style:name="gr119" style:family="graphic" style:parent-style-name="objectwithoutfill">
      <style:graphic-properties svg:stroke-color="#000000" draw:marker-end="Pontas_20_das_20_setas_20_184" draw:marker-end-width="0.3cm" draw:fill="none" draw:textarea-vertical-align="middle"/>
    </style:style>
    <style:style style:name="gr120" style:family="graphic" style:parent-style-name="standard">
      <style:graphic-properties draw:stroke="none" draw:fill="none" fo:min-height="0.32cm"/>
      <style:paragraph-properties style:writing-mode="lr-tb"/>
    </style:style>
    <style:style style:name="gr121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872cm" fo:min-width="2.33cm"/>
      <style:paragraph-properties style:writing-mode="lr-tb"/>
    </style:style>
    <style:style style:name="gr122" style:family="graphic" style:parent-style-name="objectwithoutfill">
      <style:graphic-properties svg:stroke-color="#000000" draw:marker-end="Pontas_20_das_20_setas_20_199" draw:marker-end-width="0.3cm" draw:fill="none" draw:textarea-vertical-align="middle"/>
    </style:style>
    <style:style style:name="gr123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124" style:family="graphic" style:parent-style-name="objectwithoutfill">
      <style:graphic-properties svg:stroke-color="#000000" draw:marker-end="Pontas_20_das_20_setas_20_94" draw:marker-end-width="0.3cm" draw:fill="none" draw:textarea-vertical-align="middle"/>
    </style:style>
    <style:style style:name="gr125" style:family="graphic" style:parent-style-name="objectwithoutfill">
      <style:graphic-properties svg:stroke-color="#000000" draw:marker-end="Pontas_20_das_20_setas_20_95" draw:marker-end-width="0.3cm" draw:fill="none" draw:textarea-vertical-align="middle"/>
    </style:style>
    <style:style style:name="gr126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127" style:family="graphic" style:parent-style-name="objectwithoutfill">
      <style:graphic-properties svg:stroke-color="#000000" draw:marker-end="Pontas_20_das_20_setas_20_97" draw:marker-end-width="0.3cm" draw:fill="none" draw:textarea-vertical-align="middle"/>
    </style:style>
    <style:style style:name="gr128" style:family="graphic" style:parent-style-name="objectwithoutfill">
      <style:graphic-properties svg:stroke-color="#000000" draw:marker-end="Pontas_20_das_20_setas_20_99" draw:marker-end-width="0.3cm" draw:fill="none" draw:textarea-vertical-align="middle"/>
    </style:style>
    <style:style style:name="gr129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130" style:family="graphic" style:parent-style-name="objectwithoutfill">
      <style:graphic-properties svg:stroke-color="#000000" draw:marker-end="Pontas_20_das_20_setas_20_100" draw:marker-end-width="0.3cm" draw:fill="none" draw:textarea-vertical-align="middle"/>
    </style:style>
    <style:style style:name="gr131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132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682cm"/>
      <style:paragraph-properties style:writing-mode="lr-tb"/>
    </style:style>
    <style:style style:name="gr133" style:family="graphic" style:parent-style-name="objectwithoutfill">
      <style:graphic-properties svg:stroke-color="#000000" draw:marker-end="Pontas_20_das_20_setas_20_98" draw:marker-end-width="0.3cm" draw:fill="none" draw:textarea-vertical-align="middle"/>
    </style:style>
    <style:style style:name="gr134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682cm"/>
      <style:paragraph-properties style:writing-mode="lr-tb"/>
    </style:style>
    <style:style style:name="gr135" style:family="graphic" style:parent-style-name="objectwithoutfill">
      <style:graphic-properties svg:stroke-color="#000000" draw:marker-end="Pontas_20_das_20_setas_20_101" draw:marker-end-width="0.3cm" draw:fill="none" draw:textarea-vertical-align="middle"/>
    </style:style>
    <style:style style:name="gr136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682cm"/>
      <style:paragraph-properties style:writing-mode="lr-tb"/>
    </style:style>
    <style:style style:name="gr137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138" style:family="graphic" style:parent-style-name="objectwithoutfill">
      <style:graphic-properties svg:stroke-color="#000000" draw:marker-end="Pontas_20_das_20_setas_20_104" draw:marker-end-width="0.3cm" draw:fill="none" draw:textarea-vertical-align="middle"/>
    </style:style>
    <style:style style:name="gr139" style:family="graphic" style:parent-style-name="standard">
      <style:graphic-properties draw:stroke="none" svg:stroke-color="#000000" draw:fill="none" fo:min-height="0.434cm"/>
      <style:paragraph-properties style:writing-mode="lr-tb"/>
    </style:style>
    <style:style style:name="gr140" style:family="graphic" style:parent-style-name="standard">
      <style:graphic-properties draw:stroke="none" svg:stroke-color="#000000" draw:fill="none" fo:min-height="0.433cm"/>
      <style:paragraph-properties style:writing-mode="lr-tb"/>
    </style:style>
    <style:style style:name="gr141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682cm"/>
      <style:paragraph-properties style:writing-mode="lr-tb"/>
    </style:style>
    <style:style style:name="gr142" style:family="graphic" style:parent-style-name="objectwithoutfill">
      <style:graphic-properties svg:stroke-color="#000000" draw:marker-end="Pontas_20_das_20_setas_20_108" draw:marker-end-width="0.3cm" draw:fill="none" draw:textarea-vertical-align="middle"/>
    </style:style>
    <style:style style:name="gr143" style:family="graphic" style:parent-style-name="objectwithoutfill">
      <style:graphic-properties svg:stroke-color="#000000" draw:marker-end="Pontas_20_das_20_setas_20_110" draw:marker-end-width="0.3cm" draw:fill="none" draw:textarea-vertical-align="middle"/>
    </style:style>
    <style:style style:name="gr144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145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146" style:family="graphic" style:parent-style-name="objectwithoutfill">
      <style:graphic-properties svg:stroke-color="#000000" draw:marker-end="Pontas_20_das_20_setas_20_133" draw:marker-end-width="0.3cm" draw:fill="none" draw:textarea-vertical-align="middle"/>
    </style:style>
    <style:style style:name="gr147" style:family="graphic" style:parent-style-name="objectwithoutfill">
      <style:graphic-properties svg:stroke-color="#000000" draw:marker-end="Pontas_20_das_20_setas_20_134" draw:marker-end-width="0.3cm" draw:fill="none" draw:textarea-vertical-align="middle"/>
    </style:style>
    <style:style style:name="gr148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2.048cm" fo:min-width="4.274cm"/>
      <style:paragraph-properties style:writing-mode="lr-tb"/>
    </style:style>
    <style:style style:name="gr149" style:family="graphic" style:parent-style-name="objectwithoutfill">
      <style:graphic-properties svg:stroke-color="#000000" draw:marker-end="Pontas_20_das_20_setas_20_135" draw:marker-end-width="0.3cm" draw:fill="none" draw:textarea-vertical-align="middle"/>
    </style:style>
    <style:style style:name="gr150" style:family="graphic" style:parent-style-name="objectwithoutfill">
      <style:graphic-properties svg:stroke-color="#000000" draw:marker-end="Pontas_20_das_20_setas_20_179" draw:marker-end-width="0.3cm" draw:fill="none" draw:textarea-vertical-align="middle"/>
    </style:style>
    <style:style style:name="gr151" style:family="graphic" style:parent-style-name="standard">
      <style:graphic-properties draw:stroke="solid" svg:stroke-color="#000000" draw:fill="none" draw:fill-color="#ffffff" fo:min-height="1.5cm"/>
      <style:paragraph-properties style:writing-mode="lr-tb"/>
    </style:style>
    <style:style style:name="gr152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153" style:family="graphic" style:parent-style-name="objectwithoutfill">
      <style:graphic-properties svg:stroke-color="#000000" draw:marker-end="Pontas_20_das_20_setas_20_185" draw:marker-end-width="0.3cm" draw:fill="none" draw:textarea-vertical-align="middle"/>
    </style:style>
    <style:style style:name="gr154" style:family="graphic" style:parent-style-name="objectwithoutfill">
      <style:graphic-properties svg:stroke-color="#000000" draw:marker-end="Pontas_20_das_20_setas_20_186" draw:marker-end-width="0.3cm" draw:fill="none" draw:textarea-vertical-align="middle"/>
    </style:style>
    <style:style style:name="gr155" style:family="graphic" style:parent-style-name="objectwithoutfill">
      <style:graphic-properties svg:stroke-color="#000000" draw:marker-end="Pontas_20_das_20_setas_20_187" draw:marker-end-width="0.3cm" draw:fill="none" draw:textarea-vertical-align="middle"/>
    </style:style>
    <style:style style:name="gr156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33cm"/>
      <style:paragraph-properties style:writing-mode="lr-tb"/>
    </style:style>
    <style:style style:name="gr157" style:family="graphic" style:parent-style-name="objectwithoutfill">
      <style:graphic-properties svg:stroke-color="#000000" draw:marker-end="Pontas_20_das_20_setas_20_188" draw:marker-end-width="0.3cm" draw:fill="none" draw:textarea-vertical-align="middle"/>
    </style:style>
    <style:style style:name="gr158" style:family="graphic" style:parent-style-name="objectwithoutfill">
      <style:graphic-properties svg:stroke-color="#000000" draw:marker-end="Pontas_20_das_20_setas_20_189" draw:marker-end-width="0.3cm" draw:fill="none" draw:textarea-vertical-align="middle"/>
    </style:style>
    <style:style style:name="gr159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middle" draw:auto-grow-height="false" fo:min-height="1.696cm" fo:min-width="2.682cm"/>
      <style:paragraph-properties style:writing-mode="lr-tb"/>
    </style:style>
    <style:style style:name="gr160" style:family="graphic" style:parent-style-name="objectwithoutfill">
      <style:graphic-properties svg:stroke-color="#000000" draw:marker-end="Pontas_20_das_20_setas_20_190" draw:marker-end-width="0.3cm" draw:fill="none" draw:textarea-vertical-align="middle"/>
    </style:style>
    <style:style style:name="gr16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5cm" fo:min-width="4.75cm"/>
      <style:paragraph-properties style:writing-mode="lr-tb"/>
    </style:style>
    <style:style style:name="gr162" style:family="graphic" style:parent-style-name="objectwithoutfill">
      <style:graphic-properties svg:stroke-color="#000000" draw:fill="none" draw:textarea-vertical-align="middle"/>
    </style:style>
    <style:style style:name="gr163" style:family="graphic" style:parent-style-name="objectwithoutfill">
      <style:graphic-properties svg:stroke-color="#000000" draw:marker-end="Pontas_20_das_20_setas_20_51" draw:marker-end-width="0.3cm" draw:fill="none" draw:textarea-vertical-align="middle"/>
    </style:style>
    <style:style style:name="gr164" style:family="graphic" style:parent-style-name="objectwithoutfill">
      <style:graphic-properties svg:stroke-color="#000000" draw:marker-end="Pontas_20_das_20_setas_20_52" draw:marker-end-width="0.3cm" draw:fill="none" draw:textarea-vertical-align="middle"/>
    </style:style>
    <style:style style:name="gr165" style:family="graphic" style:parent-style-name="objectwithoutfill">
      <style:graphic-properties svg:stroke-color="#000000" draw:marker-end="Pontas_20_das_20_setas_20_54" draw:marker-end-width="0.3cm" draw:fill="none" draw:textarea-vertical-align="middle"/>
    </style:style>
    <style:style style:name="gr166" style:family="graphic" style:parent-style-name="objectwithoutfill">
      <style:graphic-properties svg:stroke-color="#000000" draw:marker-end="Pontas_20_das_20_setas_20_56" draw:marker-end-width="0.3cm" draw:fill="none" draw:textarea-vertical-align="middle"/>
    </style:style>
    <style:style style:name="gr16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5cm" fo:min-width="2.75cm"/>
      <style:paragraph-properties style:writing-mode="lr-tb"/>
    </style:style>
    <style:style style:name="gr168" style:family="graphic" style:parent-style-name="objectwithoutfill">
      <style:graphic-properties svg:stroke-color="#000000" draw:marker-start="Pontas_20_das_20_setas_20_66" draw:marker-end="" draw:marker-end-width="0.3cm" draw:fill="none" draw:textarea-vertical-align="middle"/>
    </style:style>
    <style:style style:name="gr169" style:family="graphic" style:parent-style-name="objectwithoutfill">
      <style:graphic-properties svg:stroke-color="#000000" draw:marker-end="Pontas_20_das_20_setas_20_69" draw:marker-end-width="0.3cm" draw:fill="none" draw:textarea-vertical-align="middle"/>
    </style:style>
    <style:style style:name="gr170" style:family="graphic" style:parent-style-name="objectwithoutfill">
      <style:graphic-properties svg:stroke-color="#000000" draw:marker-start="Pontas_20_das_20_setas_20_60" draw:marker-end="Pontas_20_das_20_setas_20_73" draw:marker-end-width="0.3cm" draw:fill="none" draw:textarea-vertical-align="middle"/>
    </style:style>
    <style:style style:name="gr171" style:family="graphic" style:parent-style-name="objectwithoutfill">
      <style:graphic-properties svg:stroke-color="#000000" draw:marker-start="Pontas_20_das_20_setas_20_60" draw:marker-end="Pontas_20_das_20_setas_20_74" draw:marker-end-width="0.3cm" draw:fill="none" draw:textarea-vertical-align="middle"/>
    </style:style>
    <style:style style:name="gr172" style:family="graphic" style:parent-style-name="objectwithoutfill">
      <style:graphic-properties svg:stroke-color="#000000" draw:marker-start="Pontas_20_das_20_setas_20_60" draw:marker-end="Pontas_20_das_20_setas_20_75" draw:marker-end-width="0.3cm" draw:fill="none" draw:textarea-vertical-align="middle"/>
    </style:style>
    <style:style style:name="gr173" style:family="graphic" style:parent-style-name="objectwithoutfill">
      <style:graphic-properties svg:stroke-color="#000000" draw:marker-end="Pontas_20_das_20_setas_20_83" draw:marker-end-width="0.3cm" draw:fill="none" draw:textarea-vertical-align="middle"/>
    </style:style>
    <style:style style:name="gr174" style:family="graphic" style:parent-style-name="objectwithoutfill">
      <style:graphic-properties svg:stroke-color="#000000" draw:marker-end="Pontas_20_das_20_setas_20_84" draw:marker-end-width="0.3cm" draw:fill="none" draw:textarea-vertical-align="middle"/>
    </style:style>
    <style:style style:name="gr175" style:family="graphic" style:parent-style-name="objectwithoutfill">
      <style:graphic-properties svg:stroke-color="#000000" draw:marker-end="Pontas_20_das_20_setas_20_85" draw:marker-end-width="0.3cm" draw:fill="none" draw:textarea-vertical-align="middle"/>
    </style:style>
    <style:style style:name="gr176" style:family="graphic" style:parent-style-name="objectwithoutfill">
      <style:graphic-properties svg:stroke-color="#000000" draw:marker-end="Pontas_20_das_20_setas_20_115" draw:marker-end-width="0.3cm" draw:fill="none" draw:textarea-vertical-align="middle"/>
    </style:style>
    <style:style style:name="gr177" style:family="graphic" style:parent-style-name="objectwithoutfill">
      <style:graphic-properties svg:stroke-color="#000000" draw:marker-end="Pontas_20_das_20_setas_20_116" draw:marker-end-width="0.3cm" draw:fill="none" draw:textarea-vertical-align="middle"/>
    </style:style>
    <style:style style:name="gr178" style:family="graphic" style:parent-style-name="objectwithoutfill">
      <style:graphic-properties svg:stroke-color="#000000" draw:marker-end="Pontas_20_das_20_setas_20_117" draw:marker-end-width="0.3cm" draw:fill="none" draw:textarea-vertical-align="middle"/>
    </style:style>
    <style:style style:name="gr179" style:family="graphic" style:parent-style-name="objectwithoutfill">
      <style:graphic-properties svg:stroke-color="#000000" draw:marker-end="Pontas_20_das_20_setas_20_118" draw:marker-end-width="0.3cm" draw:fill="none" draw:textarea-vertical-align="middle"/>
    </style:style>
    <style:style style:name="gr180" style:family="graphic" style:parent-style-name="objectwithoutfill">
      <style:graphic-properties svg:stroke-color="#000000" draw:marker-end="Pontas_20_das_20_setas_20_119" draw:marker-end-width="0.3cm" draw:fill="none" draw:textarea-vertical-align="middle"/>
    </style:style>
    <style:style style:name="gr181" style:family="graphic" style:parent-style-name="objectwithoutfill">
      <style:graphic-properties svg:stroke-color="#000000" draw:marker-end="Pontas_20_das_20_setas_20_120" draw:marker-end-width="0.3cm" draw:fill="none" draw:textarea-vertical-align="middl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84" style:family="graphic" style:parent-style-name="objectwithoutfill">
      <style:graphic-properties svg:stroke-color="#000000" draw:marker-end="Pontas_20_das_20_setas_20_121" draw:marker-end-width="0.3cm" draw:fill="none" draw:textarea-vertical-align="middle"/>
    </style:style>
    <style:style style:name="gr185" style:family="graphic" style:parent-style-name="objectwithoutfill">
      <style:graphic-properties svg:stroke-color="#000000" draw:marker-end="Pontas_20_das_20_setas_20_124" draw:marker-end-width="0.3cm" draw:fill="none" draw:textarea-vertical-align="middle"/>
    </style:style>
    <style:style style:name="gr186" style:family="graphic" style:parent-style-name="objectwithoutfill">
      <style:graphic-properties svg:stroke-color="#000000" draw:marker-end="Pontas_20_das_20_setas_20_127" draw:marker-end-width="0.3cm" draw:fill="none" draw:textarea-vertical-align="middle"/>
    </style:style>
    <style:style style:name="gr18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cm" fo:min-width="3.75cm"/>
      <style:paragraph-properties style:writing-mode="lr-tb"/>
    </style:style>
    <style:style style:name="gr188" style:family="graphic" style:parent-style-name="objectwithoutfill">
      <style:graphic-properties svg:stroke-color="#000000" draw:marker-end="Pontas_20_das_20_setas_20_156" draw:marker-end-width="0.3cm" draw:fill="none" draw:textarea-vertical-align="middle"/>
    </style:style>
    <style:style style:name="gr18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cm" fo:min-width="3.5cm"/>
      <style:paragraph-properties style:writing-mode="lr-tb"/>
    </style:style>
    <style:style style:name="gr190" style:family="graphic" style:parent-style-name="objectwithoutfill">
      <style:graphic-properties svg:stroke-color="#000000" draw:marker-end="Pontas_20_das_20_setas_20_157" draw:marker-end-width="0.3cm" draw:fill="none" draw:textarea-vertical-align="middle"/>
    </style:style>
    <style:style style:name="gr191" style:family="graphic" style:parent-style-name="objectwithoutfill">
      <style:graphic-properties svg:stroke-color="#000000" draw:marker-end="Pontas_20_das_20_setas_20_158" draw:marker-end-width="0.3cm" draw:fill="none" draw:textarea-vertical-align="middle"/>
    </style:style>
    <style:style style:name="gr192" style:family="graphic" style:parent-style-name="objectwithoutfill">
      <style:graphic-properties svg:stroke-color="#000000" draw:marker-end="Pontas_20_das_20_setas_20_159" draw:marker-end-width="0.3cm" draw:fill="none" draw:textarea-vertical-align="middle"/>
    </style:style>
    <style:style style:name="gr193" style:family="graphic" style:parent-style-name="objectwithoutfill">
      <style:graphic-properties svg:stroke-color="#000000" draw:marker-end="Pontas_20_das_20_setas_20_192" draw:marker-end-width="0.3cm" draw:fill="none" draw:textarea-vertical-align="middle"/>
    </style:style>
    <style:style style:name="gr194" style:family="graphic" style:parent-style-name="objectwithoutfill">
      <style:graphic-properties svg:stroke-color="#000000" draw:marker-end="Pontas_20_das_20_setas_20_193" draw:marker-end-width="0.3cm" draw:fill="none" draw:textarea-vertical-align="middle"/>
    </style:style>
    <style:style style:name="gr195" style:family="graphic" style:parent-style-name="objectwithoutfill">
      <style:graphic-properties svg:stroke-color="#000000" draw:marker-end="Pontas_20_das_20_setas_20_194" draw:marker-end-width="0.3cm" draw:fill="none" draw:textarea-vertical-align="middle"/>
    </style:style>
    <style:style style:name="gr196" style:family="graphic" style:parent-style-name="objectwithoutfill">
      <style:graphic-properties svg:stroke-color="#000000" draw:marker-end="Pontas_20_das_20_setas_20_195" draw:marker-end-width="0.3cm" draw:fill="none" draw:textarea-vertical-align="middle"/>
    </style:style>
    <style:style style:name="gr197" style:family="graphic" style:parent-style-name="objectwithoutfill">
      <style:graphic-properties svg:stroke-color="#000000" draw:marker-end="Pontas_20_das_20_setas_20_197" draw:marker-end-width="0.3cm" draw:fill="none" draw:textarea-vertical-align="middle"/>
    </style:style>
    <style:style style:name="gr198" style:family="graphic" style:parent-style-name="standard">
      <style:graphic-properties draw:stroke="none" svg:stroke-color="#000000" draw:fill="none" draw:fill-color="#ffffff" fo:min-height="9.5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00" style:family="graphic" style:parent-style-name="objectwithoutfill">
      <style:graphic-properties svg:stroke-color="#000000" draw:marker-end="Pontas_20_das_20_setas_20_198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729fcf" draw:opacity="100%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729fc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729fc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3" draw:id="id3" draw:layer="layout" svg:width="3.5cm" svg:height="2.75cm" svg:x="9.159cm" svg:y="16.5cm">
          <text:p text:style-name="P1">S21</text:p>
          <text:p text:style-name="P1"><text:span text:style-name="T1">OBSTÁCULO EM CIMA OU EM BAIX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3.75cm" svg:height="3cm" svg:x="14.895cm" svg:y="16.963cm">
          <text:p text:style-name="P3">S23</text:p>
          <text:p text:style-name="P3"><text:span text:style-name="T1">TESTA 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" draw:id="id9" draw:layer="layout" svg:width="3.5cm" svg:height="2.75cm" svg:x="11.159cm" svg:y="23.75cm">
          <text:p text:style-name="P1">S27</text:p>
          <text:p text:style-name="P1"><text:span text:style-name="T1">POS++</text:span></text:p>
          <text:p text:style-name="P1"><text:span text:style-name="T1">D_POS+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4cm" svg:height="3cm" svg:x="10.5cm" svg:y="20.5cm">
          <text:p text:style-name="P3">S22</text:p>
          <text:p text:style-name="P3"><text:span text:style-name="T1">ESCREVE OBSTACULO NA 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4cm" svg:height="2.75cm" svg:x="22.25cm" svg:y="21.5cm">
          <text:p text:style-name="P3">S26</text:p>
          <text:p text:style-name="P3"><text:span text:style-name="T1">TESTA SE </text:span></text:p>
          <text:p text:style-name="P3"><text:span text:style-name="T1">POS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4cm" svg:height="2.5cm" svg:x="22.25cm" svg:y="17.25cm">
          <text:p text:style-name="P3">S25</text:p>
          <text:p text:style-name="P3"><text:span text:style-name="T1">SHIFT DIREI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2" draw:id="id2" draw:layer="layout" svg:width="3.75cm" svg:height="2.75cm" svg:x="16.895cm" svg:y="12.713cm">
          <text:p text:style-name="P1">S20</text:p>
          <text:p text:style-name="P1"><text:span text:style-name="T1">CHECA POR OBSTÁCULO EM Q0(PO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4cm" svg:height="3cm" svg:x="16.409cm" svg:y="8.25cm">
          <text:p text:style-name="P1">S19</text:p>
          <text:p text:style-name="P1"><text:span text:style-name="T1">Escolhe o comportam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curve" svg:x1="18.409cm" svg:y1="11.25cm" svg:x2="18.77cm" svg:y2="12.713cm" draw:start-shape="id1" draw:start-glue-point="8" draw:end-shape="id2" draw:end-glue-point="4" svg:d="M18409 11250c0 1098 361 367 361 1463" svg:viewBox="0 0 362 1464">
          <text:p/>
        </draw:connector>
        <draw:connector draw:style-name="gr9" draw:text-style-name="P8" draw:layer="layout" draw:type="curve" svg:x1="17.444cm" svg:y1="15.061cm" svg:x2="12.147cm" svg:y2="16.902cm" draw:start-shape="id2" draw:start-glue-point="7" draw:end-shape="id3" draw:end-glue-point="11" svg:d="M17444 15061c0 1381-5297 461-5297 1841" svg:viewBox="0 0 5298 1842">
          <text:p/>
        </draw:connector>
        <draw:connector draw:style-name="gr10" draw:text-style-name="P8" draw:layer="layout" draw:type="curve" svg:x1="10.909cm" svg:y1="19.25cm" svg:x2="12.5cm" svg:y2="20.5cm" draw:start-shape="id3" draw:start-glue-point="8" draw:end-shape="id4" draw:end-glue-point="4" svg:d="M10909 19250c0 939 1591 314 1591 1250" svg:viewBox="0 0 1592 1251">
          <text:p/>
        </draw:connector>
        <draw:connector draw:style-name="gr11" draw:text-style-name="P8" draw:layer="layout" draw:type="curve" svg:x1="18.77cm" svg:y1="15.463cm" svg:x2="24.25cm" svg:y2="17.25cm" draw:start-shape="id2" draw:start-glue-point="8" draw:end-shape="id5" draw:end-glue-point="4" svg:d="M18770 15463c0 1341 5480 448 5480 1787" svg:viewBox="0 0 5481 1788">
          <text:p/>
        </draw:connector>
        <draw:connector draw:style-name="gr12" draw:text-style-name="P8" draw:layer="layout" draw:type="curve" svg:x1="18.645cm" svg:y1="18.463cm" svg:x2="22.25cm" svg:y2="18.5cm" draw:start-shape="id6" draw:start-glue-point="10" draw:end-shape="id5" draw:end-glue-point="6" svg:d="M18645 18463c2704 0 902 37 3605 37" svg:viewBox="0 0 3606 38">
          <text:p/>
        </draw:connector>
        <draw:connector draw:style-name="gr13" draw:text-style-name="P8" draw:layer="layout" draw:type="curve" svg:x1="12.659cm" svg:y1="17.875cm" svg:x2="14.895cm" svg:y2="18.463cm" draw:start-shape="id3" draw:start-glue-point="10" draw:end-shape="id6" draw:end-glue-point="6" svg:d="M12659 17875c1678 0 561 588 2236 588" svg:viewBox="0 0 2237 589">
          <text:p/>
        </draw:connector>
        <draw:frame draw:style-name="gr14" draw:text-style-name="P9" draw:layer="layout" svg:width="1.806cm" svg:height="0.608cm" svg:x="14.909cm" svg:y="15.142cm">
          <draw:text-box>
            <text:p><text:span text:style-name="T1">Q0(POS)</text:span></text:p>
          </draw:text-box>
        </draw:frame>
        <draw:frame draw:style-name="gr14" draw:text-style-name="P9" draw:layer="layout" svg:width="2.056cm" svg:height="0.608cm" svg:x="19.589cm" svg:y="15.605cm">
          <draw:text-box>
            <text:p><text:span text:style-name="T1">!Q0(POS)</text:span></text:p>
          </draw:text-box>
        </draw:frame>
        <draw:connector draw:style-name="gr15" draw:text-style-name="P8" draw:layer="layout" draw:type="curve" svg:x1="14.5cm" svg:y1="22cm" svg:x2="17cm" svg:y2="22.75cm" draw:start-shape="id4" draw:start-glue-point="10" draw:end-shape="id7" draw:end-glue-point="6" svg:d="M14500 22000c1876 0 627 750 2500 750" svg:viewBox="0 0 2501 751">
          <text:p/>
        </draw:connector>
        <draw:connector draw:style-name="gr16" draw:text-style-name="P8" draw:layer="layout" draw:type="curve" svg:x1="24.25cm" svg:y1="19.75cm" svg:x2="24.25cm" svg:y2="21.5cm" draw:start-shape="id5" draw:start-glue-point="8" draw:end-shape="id8" draw:end-glue-point="4" svg:d="M24250 19750v1750" svg:viewBox="0 0 1 1751">
          <text:p/>
        </draw:connector>
        <draw:connector draw:style-name="gr17" draw:text-style-name="P8" draw:layer="layout" draw:type="curve" svg:x1="22.835cm" svg:y1="23.848cm" svg:x2="14.659cm" svg:y2="25.125cm" draw:start-shape="id8" draw:start-glue-point="7" draw:end-shape="id9" draw:end-glue-point="10" svg:d="M22835 23848c0 852-2725 1277-8176 1277" svg:viewBox="0 0 8177 1278">
          <text:p/>
        </draw:connector>
        <draw:custom-shape draw:style-name="gr18" draw:text-style-name="P6" xml:id="id10" draw:id="id10" draw:layer="layout" svg:width="4cm" svg:height="2.75cm" svg:x="11.709cm" svg:y="27.463cm">
          <text:p text:style-name="P3">S28</text:p>
          <text:p text:style-name="P3"><text:span text:style-name="T1">TESTA SE LINHA =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xml:id="id12" draw:id="id12" draw:layer="layout" svg:width="4cm" svg:height="2.75cm" svg:x="17.25cm" svg:y="32.5cm">
          <text:p text:style-name="P3">S29</text:p>
          <text:p text:style-name="P3"><text:span text:style-name="T1">LINHA++</text:span></text:p>
          <text:p text:style-name="P3"><text:span text:style-name="T1">POS =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8" draw:layer="layout" draw:type="curve" svg:x1="24.25cm" svg:y1="24.25cm" svg:x2="15.709cm" svg:y2="28.838cm" draw:start-shape="id8" draw:start-glue-point="8" draw:end-shape="id10" draw:end-glue-point="10" svg:d="M24250 24250c0 3059-2847 4588-8541 4588" svg:viewBox="0 0 8542 4589">
          <text:p/>
        </draw:connector>
        <draw:connector draw:style-name="gr21" draw:text-style-name="P8" draw:layer="layout" draw:type="curve" draw:line-skew="-2.657cm" svg:x1="11.159cm" svg:y1="25.125cm" svg:x2="16.895cm" svg:y2="14.088cm" draw:start-shape="id9" draw:start-glue-point="6" draw:end-shape="id2" draw:end-glue-point="6" svg:d="M11159 25125c-4737 0-7605-11037 5736-11037" svg:viewBox="0 0 9692 11038">
          <text:p/>
        </draw:connector>
        <draw:connector draw:style-name="gr22" draw:text-style-name="P8" draw:layer="layout" draw:type="curve" svg:x1="11.709cm" svg:y1="28.838cm" svg:x2="4.915cm" svg:y2="16.098cm" draw:start-shape="id10" draw:start-glue-point="6" draw:end-shape="id11" draw:end-glue-point="9" svg:d="M11709 28838c-4530 0-6794-4246-6794-12740" svg:viewBox="0 0 6795 12741">
          <text:p/>
        </draw:connector>
        <draw:connector draw:style-name="gr23" draw:text-style-name="P8" draw:layer="layout" draw:type="curve" svg:x1="13.709cm" svg:y1="30.213cm" svg:x2="17.25cm" svg:y2="33.875cm" draw:start-shape="id10" draw:start-glue-point="8" draw:end-shape="id12" draw:end-glue-point="6" svg:d="M13709 30213c0 2442 1180 3662 3541 3662" svg:viewBox="0 0 3542 3663">
          <text:p/>
        </draw:connector>
        <draw:custom-shape draw:style-name="gr24" draw:text-style-name="P6" xml:id="id13" draw:id="id13" draw:layer="layout" svg:width="4cm" svg:height="2.75cm" svg:x="24.25cm" svg:y="32.5cm">
          <text:p text:style-name="P3">S30</text:p>
          <text:p text:style-name="P3"><text:span text:style-name="T1">SETA ENDEREÇO x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8" draw:layer="layout" draw:type="curve" svg:x1="21.25cm" svg:y1="33.875cm" svg:x2="24.25cm" svg:y2="33.875cm" draw:start-shape="id12" draw:start-glue-point="10" draw:end-shape="id13" draw:end-glue-point="6" svg:d="M21250 33875h3000" svg:viewBox="0 0 3001 1">
          <text:p/>
        </draw:connector>
        <draw:connector draw:style-name="gr26" draw:text-style-name="P8" draw:layer="layout" draw:type="curve" svg:x1="28.25cm" svg:y1="33.875cm" svg:x2="20.645cm" svg:y2="14.088cm" draw:start-shape="id13" draw:start-glue-point="10" draw:end-shape="id2" draw:end-glue-point="10" svg:d="M28250 33875c753 0 4555-19787-7605-19787" svg:viewBox="0 0 8760 19788">
          <text:p/>
        </draw:connector>
        <draw:frame draw:style-name="gr27" draw:text-style-name="P10" draw:layer="layout" svg:width="6.937cm" svg:height="4.517cm" svg:x="41.75cm" svg:y="29.733cm">
          <draw:text-box>
            <text:p>-inicializar display(000)</text:p>
            <text:p>-renderizar jogo(000)</text:p>
            <text:p>-”INICIAR J1“(100)</text:p>
            <text:p><text:span text:style-name="T2">-”INICIAR</text:span> J2“(101)</text:p>
            <text:p>-”J1 <text:s/>VENCEU”(110)</text:p>
            <text:p>-”J2 <text:s/>VENCEU”(111)</text:p>
          </draw:text-box>
        </draw:frame>
        <draw:custom-shape draw:style-name="gr4" draw:text-style-name="P5" xml:id="id14" draw:id="id14" draw:layer="layout" svg:width="4cm" svg:height="3cm" svg:x="3.159cm" svg:y="1.75cm">
          <text:p text:style-name="P3"><text:span text:style-name="T3">S18</text:span></text:p>
          <text:p text:style-name="P1"><text:span text:style-name="T4">ZERA OS REGISTRADOR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1" draw:layer="layout" draw:type="curve" svg:x1="6.574cm" svg:y1="4.311cm" svg:x2="16.409cm" svg:y2="9.75cm" draw:start-shape="id14" draw:start-glue-point="9" draw:end-shape="id1" draw:end-glue-point="6" svg:d="M6574 4311c0 3626 3278 5439 9835 5439" svg:viewBox="0 0 9836 5440">
          <text:p/>
        </draw:connector>
        <draw:frame draw:style-name="gr29" draw:text-style-name="P12" draw:layer="layout" svg:width="1.688cm" svg:height="0.607cm" svg:x="9.909cm" svg:y="28cm">
          <draw:text-box>
            <text:p><text:span text:style-name="T1">!LINHA</text:span></text:p>
          </draw:text-box>
        </draw:frame>
        <draw:frame draw:style-name="gr29" draw:text-style-name="P12" draw:layer="layout" svg:width="1.688cm" svg:height="0.607cm" svg:x="14.971cm" svg:y="30.143cm">
          <draw:text-box>
            <text:p><text:span text:style-name="T1">LINHA</text:span></text:p>
          </draw:text-box>
        </draw:frame>
        <draw:frame draw:style-name="gr14" draw:text-style-name="P9" draw:layer="layout" svg:width="1.806cm" svg:height="0.608cm" svg:x="11.603cm" svg:y="19.25cm">
          <draw:text-box>
            <text:p><text:span text:style-name="T1">Q1(POS)</text:span></text:p>
          </draw:text-box>
        </draw:frame>
        <draw:frame draw:style-name="gr14" draw:text-style-name="P9" draw:layer="layout" svg:width="2.056cm" svg:height="0.608cm" svg:x="12.603cm" svg:y="17.25cm">
          <draw:text-box>
            <text:p><text:span text:style-name="T1">!Q1(POS)</text:span></text:p>
          </draw:text-box>
        </draw:frame>
        <draw:connector draw:style-name="gr30" draw:text-style-name="P11" draw:layer="layout" draw:type="curve" draw:line-skew="-0.041cm -2.147cm 4.118cm" svg:x1="18.096cm" svg:y1="19.524cm" svg:x2="13.915cm" svg:y2="20.939cm" draw:start-shape="id6" draw:start-glue-point="9" draw:end-shape="id4" draw:end-glue-point="11" svg:d="M18096 19524c0 1350-1096 900-1096 978s-3085-101-3085 437" svg:viewBox="0 0 4182 1416">
          <text:p/>
        </draw:connector>
        <draw:frame draw:style-name="gr31" draw:text-style-name="P12" draw:layer="layout" svg:width="1.526cm" svg:height="0.608cm" svg:x="18.659cm" svg:y="17.892cm">
          <draw:text-box>
            <text:p><text:span text:style-name="T1">!LINHA</text:span></text:p>
          </draw:text-box>
        </draw:frame>
        <draw:frame draw:style-name="gr31" draw:text-style-name="P12" draw:layer="layout" svg:width="1.526cm" svg:height="0.608cm" svg:x="16.25cm" svg:y="20.5cm">
          <draw:text-box>
            <text:p><text:span text:style-name="T1">LINHA</text:span></text:p>
          </draw:text-box>
        </draw:frame>
        <draw:custom-shape draw:style-name="gr32" draw:text-style-name="P7" xml:id="id16" draw:id="id16" draw:layer="layout" svg:width="4.25cm" svg:height="2.75cm" svg:x="35.25cm" svg:y="21cm">
          <text:p text:style-name="P1">S18</text:p>
          <text:p text:style-name="P3"><text:span text:style-name="T1">SETA ENDEREÇO x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xml:id="id15" draw:id="id15" draw:layer="layout" svg:width="4cm" svg:height="2.75cm" svg:x="36.5cm" svg:y="10.75cm">
          <text:p text:style-name="P1">S13</text:p>
          <text:p text:style-name="P1"><text:span text:style-name="T1">CHECA QUAL MENSAGEM ESCOL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23" draw:id="id23" draw:layer="layout" svg:width="3.75cm" svg:height="2.75cm" svg:x="39.75cm" svg:y="14.25cm">
          <text:p text:style-name="P1">S15</text:p>
          <text:p text:style-name="P1"><text:span text:style-name="T1">J1 VENCE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1" draw:layer="layout" draw:type="curve" svg:x1="20.409cm" svg:y1="9.75cm" svg:x2="38.5cm" svg:y2="10.75cm" draw:start-shape="id1" draw:start-glue-point="10" draw:end-shape="id15" draw:end-glue-point="4" svg:d="M20409 9750c12061 0 18091 333 18091 1000" svg:viewBox="0 0 18092 1001">
          <text:p/>
        </draw:connector>
        <draw:custom-shape draw:style-name="gr35" draw:text-style-name="P6" xml:id="id17" draw:id="id17" draw:layer="layout" svg:width="4cm" svg:height="2.75cm" svg:x="35.5cm" svg:y="25.75cm">
          <text:p text:style-name="P3">S20</text:p>
          <text:p text:style-name="P3"><text:span text:style-name="T1">ESCREVE CARACTERE NA P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1" draw:layer="layout" draw:type="curve" svg:x1="37.375cm" svg:y1="23.75cm" svg:x2="37.5cm" svg:y2="25.75cm" draw:start-shape="id16" draw:start-glue-point="8" draw:end-shape="id17" draw:end-glue-point="4" svg:d="M37375 23750c0 1501 125 502 125 2000" svg:viewBox="0 0 126 2001">
          <text:p/>
        </draw:connector>
        <draw:custom-shape draw:style-name="gr32" draw:text-style-name="P7" xml:id="id18" draw:id="id18" draw:layer="layout" svg:width="4.25cm" svg:height="2.75cm" svg:x="26.5cm" svg:y="14cm">
          <text:p text:style-name="P1">S14</text:p>
          <text:p text:style-name="P3"><text:span text:style-name="T1">INICIAR J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xml:id="id19" draw:id="id19" draw:layer="layout" svg:width="4.25cm" svg:height="2.75cm" svg:x="32.75cm" svg:y="14.25cm">
          <text:p text:style-name="P1">S15</text:p>
          <text:p text:style-name="P3"><text:span text:style-name="T1">INICIAR J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1" draw:layer="layout" draw:type="curve" svg:x1="36.5cm" svg:y1="12.125cm" svg:x2="28.625cm" svg:y2="14cm" draw:start-shape="id15" draw:start-glue-point="6" draw:end-shape="id18" draw:end-glue-point="4" svg:d="M36500 12125c-5250 0-7875 625-7875 1875" svg:viewBox="0 0 7876 1876">
          <text:p/>
        </draw:connector>
        <draw:connector draw:style-name="gr38" draw:text-style-name="P11" draw:layer="layout" draw:type="curve" svg:x1="37.085cm" svg:y1="13.098cm" svg:x2="34.875cm" svg:y2="14.25cm" draw:start-shape="id15" draw:start-glue-point="7" draw:end-shape="id19" draw:end-glue-point="4" svg:d="M37085 13098c0 1167-2210 591-2210 1152" svg:viewBox="0 0 2211 1153">
          <text:p/>
        </draw:connector>
        <draw:connector draw:style-name="gr39" draw:text-style-name="P11" draw:layer="layout" draw:type="curve" svg:x1="28.625cm" svg:y1="16.75cm" svg:x2="35.25cm" svg:y2="22.375cm" draw:start-shape="id18" draw:start-glue-point="8" draw:end-shape="id16" draw:end-glue-point="6" svg:d="M28625 16750c0 3750 2208 5625 6625 5625" svg:viewBox="0 0 6626 5626">
          <text:p/>
        </draw:connector>
        <draw:custom-shape draw:style-name="gr40" draw:text-style-name="P6" xml:id="id20" draw:id="id20" draw:layer="layout" svg:width="4cm" svg:height="2.75cm" svg:x="35.5cm" svg:y="29.5cm">
          <text:p text:style-name="P3">S21</text:p>
          <text:p text:style-name="P3"><text:span text:style-name="T1">POS+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1" draw:layer="layout" draw:type="curve" svg:x1="37.5cm" svg:y1="28.5cm" svg:x2="37.5cm" svg:y2="29.5cm" draw:start-shape="id17" draw:start-glue-point="8" draw:end-shape="id20" draw:end-glue-point="4" svg:d="M37500 28500v1000" svg:viewBox="0 0 1 1001">
          <text:p/>
        </draw:connector>
        <draw:custom-shape draw:style-name="gr42" draw:text-style-name="P6" xml:id="id21" draw:id="id21" draw:layer="layout" svg:width="4cm" svg:height="2.75cm" svg:x="35.5cm" svg:y="33.5cm">
          <text:p text:style-name="P3">S22</text:p>
          <text:p text:style-name="P3"><text:span text:style-name="T1">TESTA SE</text:span></text:p>
          <text:p text:style-name="P3"><text:span text:style-name="T1">POS <text:s/>&gt;=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1" draw:layer="layout" draw:type="curve" svg:x1="37.5cm" svg:y1="32.25cm" svg:x2="37.5cm" svg:y2="33.5cm" draw:start-shape="id20" draw:start-glue-point="8" draw:end-shape="id21" draw:end-glue-point="4" svg:d="M37500 32250v1250" svg:viewBox="0 0 1 1251">
          <text:p/>
        </draw:connector>
        <draw:connector draw:style-name="gr44" draw:text-style-name="P11" draw:layer="layout" draw:type="curve" draw:line-skew="-0.999cm" svg:x1="35.5cm" svg:y1="34.875cm" svg:x2="35.5cm" svg:y2="27.125cm" draw:start-shape="id21" draw:start-glue-point="6" draw:end-shape="id17" draw:end-glue-point="6" svg:d="M35500 34875c-2250 0-2250-7750 0-7750" svg:viewBox="0 0 1688 7751">
          <text:p/>
        </draw:connector>
        <draw:connector draw:style-name="gr45" draw:text-style-name="P11" draw:layer="layout" draw:type="curve" svg:x1="37.5cm" svg:y1="36.25cm" svg:x2="3.5cm" svg:y2="16.5cm" draw:start-shape="id21" draw:start-glue-point="8" draw:end-shape="id11" draw:end-glue-point="8" svg:d="M37500 36250c0 753-34000 10628-34000-19750" svg:viewBox="0 0 34001 21875">
          <text:p/>
        </draw:connector>
        <draw:custom-shape draw:style-name="gr7" draw:text-style-name="P7" xml:id="id22" draw:id="id22" draw:layer="layout" svg:width="3.75cm" svg:height="2.75cm" svg:x="44.25cm" svg:y="14.25cm">
          <text:p text:style-name="P1">S17</text:p>
          <text:p text:style-name="P1"><text:span text:style-name="T1">J2 VENCE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1" draw:layer="layout" draw:type="curve" svg:x1="40.5cm" svg:y1="12.125cm" svg:x2="46.125cm" svg:y2="14.25cm" draw:start-shape="id15" draw:start-glue-point="10" draw:end-shape="id22" draw:end-glue-point="4" svg:d="M40500 12125c3750 0 5625 708 5625 2125" svg:viewBox="0 0 5626 2126">
          <text:p/>
        </draw:connector>
        <draw:connector draw:style-name="gr47" draw:text-style-name="P11" draw:layer="layout" draw:type="curve" svg:x1="38.5cm" svg:y1="13.5cm" svg:x2="39.75cm" svg:y2="15.625cm" draw:start-shape="id15" draw:start-glue-point="8" draw:end-shape="id23" svg:d="M38500 13500c0 1417 416 2125 1250 2125" svg:viewBox="0 0 1251 2126">
          <text:p/>
        </draw:connector>
        <draw:connector draw:style-name="gr48" draw:text-style-name="P11" draw:layer="layout" draw:type="curve" svg:x1="33.372cm" svg:y1="16.598cm" svg:x2="35.872cm" svg:y2="21.402cm" draw:start-shape="id19" draw:start-glue-point="7" draw:end-shape="id16" draw:end-glue-point="5" svg:d="M33372 16598c0 3604 2500 1203 2500 4804" svg:viewBox="0 0 2501 4805">
          <text:p/>
        </draw:connector>
        <draw:connector draw:style-name="gr49" draw:text-style-name="P11" draw:layer="layout" draw:type="curve" svg:x1="40.299cm" svg:y1="16.598cm" svg:x2="37.375cm" svg:y2="21cm" draw:start-shape="id23" draw:start-glue-point="7" draw:end-shape="id16" draw:end-glue-point="4" svg:d="M40299 16598c0 3604-2924 1404-2924 4402" svg:viewBox="0 0 2925 4403">
          <text:p/>
        </draw:connector>
        <draw:connector draw:style-name="gr50" draw:text-style-name="P11" draw:layer="layout" draw:type="curve" svg:x1="46.125cm" svg:y1="17cm" svg:x2="38.878cm" svg:y2="21.402cm" draw:start-shape="id22" draw:start-glue-point="8" draw:end-shape="id16" draw:end-glue-point="11" svg:d="M46125 17000c0 3001-7247 801-7247 4402" svg:viewBox="0 0 7248 4403">
          <text:p/>
        </draw:connector>
        <draw:custom-shape draw:style-name="gr51" draw:text-style-name="P6" xml:id="id11" draw:id="id11" draw:layer="layout" svg:width="4cm" svg:height="2.75cm" svg:x="1.5cm" svg:y="13.75cm">
          <text:p text:style-name="P3">S10</text:p>
          <text:p text:style-name="P3"><text:span text:style-name="T1">RENDER TERMINO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1" draw:layer="layout" draw:type="curve" draw:line-skew="0.975cm -0.411cm" svg:x1="5.5cm" svg:y1="15.125cm" svg:x2="4.915cm" svg:y2="14.152cm" draw:start-shape="id11" draw:start-glue-point="10" draw:end-shape="id11" draw:end-glue-point="11" svg:d="M5500 15125c2215 0 1846-1144 1146-1880s-1731-1064-1731 907" svg:viewBox="0 0 2272 2454">
          <text:p/>
        </draw:connector>
        <draw:connector draw:style-name="gr53" draw:text-style-name="P11" draw:layer="layout" draw:type="curve" svg:x1="3.5cm" svg:y1="13.75cm" svg:x2="5.159cm" svg:y2="4.75cm" draw:start-shape="id11" draw:start-glue-point="4" draw:end-shape="id14" draw:end-glue-point="8" svg:d="M3500 13750c0-6748 1659-2249 1659-9000" svg:viewBox="0 0 1660 9001">
          <text:p/>
        </draw:connector>
        <draw:frame draw:style-name="gr54" draw:text-style-name="P13" draw:layer="layout" svg:width="2.136cm" svg:height="0.683cm" svg:x="3.614cm" svg:y="11.25cm">
          <draw:text-box>
            <text:p><text:span text:style-name="T5">RENDER</text:span></text:p>
          </draw:text-box>
        </draw:frame>
        <draw:frame draw:style-name="gr55" draw:text-style-name="P13" draw:layer="layout" svg:width="2.246cm" svg:height="0.683cm" svg:x="7.25cm" svg:y="14.25cm">
          <draw:text-box>
            <text:p><text:span text:style-name="T5">!RENDER</text:span></text:p>
          </draw:text-box>
        </draw:frame>
        <draw:custom-shape draw:style-name="gr4" draw:text-style-name="P4" xml:id="id7" draw:id="id7" draw:layer="layout" svg:width="4cm" svg:height="3cm" svg:x="17cm" svg:y="21.25cm">
          <text:p text:style-name="P3">S24</text:p>
          <text:p text:style-name="P3"><text:span text:style-name="T1">ESCREVE OBSTACULO NA 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11" draw:layer="layout" draw:type="curve" svg:x1="21cm" svg:y1="22.75cm" svg:x2="22.25cm" svg:y2="22.875cm" draw:start-shape="id7" draw:start-glue-point="10" draw:end-shape="id8" draw:end-glue-point="6" svg:d="M21000 22750c939 0 314 125 1250 125" svg:viewBox="0 0 1251 126">
          <text:p/>
        </draw:connector>
        <draw:frame draw:style-name="gr57" draw:text-style-name="P12" draw:layer="layout" svg:width="1.891cm" svg:height="0.608cm" svg:x="23.5cm" svg:y="26.642cm">
          <draw:text-box>
            <text:p><text:span text:style-name="T1">POS = 15</text:span></text:p>
          </draw:text-box>
        </draw:frame>
        <draw:frame draw:style-name="gr58" draw:text-style-name="P12" draw:layer="layout" svg:width="2.141cm" svg:height="0.963cm" svg:x="19.609cm" svg:y="25cm">
          <draw:text-box>
            <text:p><text:span text:style-name="T1">POS != 15</text:span></text:p>
          </draw:text-box>
        </draw:frame>
      </draw:page>
      <draw:page draw:name="page2" draw:style-name="dp1" draw:master-page-name="Padrão">
        <draw:custom-shape draw:style-name="gr1" draw:text-style-name="P2" xml:id="id27" draw:id="id27" draw:layer="layout" svg:width="3.5cm" svg:height="2.75cm" svg:x="14.608cm" svg:y="19.717cm">
          <text:p text:style-name="P1">S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" xml:id="id30" draw:id="id30" draw:layer="layout" svg:width="3.5cm" svg:height="2.75cm" svg:x="20.108cm" svg:y="19.717cm">
          <text:p text:style-name="P3">S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3" draw:id="id33" draw:layer="layout" svg:width="3.5cm" svg:height="2.75cm" svg:x="14.108cm" svg:y="28.717cm">
          <text:p text:style-name="P1">S28</text:p>
          <text:p text:style-name="P1"><text:span text:style-name="T1">POS+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8" draw:id="id28" draw:layer="layout" svg:width="4cm" svg:height="3cm" svg:x="11.858cm" svg:y="23.967cm">
          <text:p text:style-name="P3">S22</text:p>
          <text:p text:style-name="P3"><text:span text:style-name="T1">TESTA SE OBJ É OBSTACULO OU MOE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6" xml:id="id32" draw:id="id32" draw:layer="layout" svg:width="3.5cm" svg:height="2.5cm" svg:x="25.358cm" svg:y="24.717cm">
          <text:p text:style-name="P3">S27</text:p>
          <text:p text:style-name="P3"><text:span text:style-name="T1">TESTA SE </text:span></text:p>
          <text:p text:style-name="P3"><text:span text:style-name="T1">POS = 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29" draw:id="id29" draw:layer="layout" svg:width="4cm" svg:height="2.75cm" svg:x="25.108cm" svg:y="19.717cm">
          <text:p text:style-name="P3">S26</text:p>
          <text:p text:style-name="P3"><text:span text:style-name="T1">ESCREVE “ ”</text:span></text:p>
          <text:p text:style-name="P3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26" draw:id="id26" draw:layer="layout" svg:width="3.75cm" svg:height="2.75cm" svg:x="18.358cm" svg:y="15.717cm">
          <text:p text:style-name="P1">S20</text:p>
          <text:p text:style-name="P1"><text:span text:style-name="T1">CHECA POR OBJ EM Q0(PO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5" draw:id="id45" draw:layer="layout" svg:width="4cm" svg:height="3cm" svg:x="27.25cm" svg:y="5cm">
          <text:p text:style-name="P1">s17</text:p>
          <text:p text:style-name="P1"><text:span text:style-name="T1">Escolhe o comportamen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curve" svg:x1="22.608cm" svg:y1="11.5cm" svg:x2="24.733cm" svg:y2="13cm" draw:start-shape="id24" draw:start-glue-point="10" draw:end-shape="id25" draw:end-glue-point="4" svg:d="M22608 11500c1417 0 2125 500 2125 1500" svg:viewBox="0 0 2126 1501">
          <text:p/>
        </draw:connector>
        <draw:connector draw:style-name="gr9" draw:text-style-name="P8" draw:layer="layout" draw:type="curve" svg:x1="18.907cm" svg:y1="18.065cm" svg:x2="17.596cm" svg:y2="20.119cm" draw:start-shape="id26" draw:start-glue-point="7" draw:end-shape="id27" draw:end-glue-point="11" svg:d="M18907 18065c0 1542-1311 515-1311 2054" svg:viewBox="0 0 1312 2055">
          <text:p/>
        </draw:connector>
        <draw:connector draw:style-name="gr10" draw:text-style-name="P8" draw:layer="layout" draw:type="curve" svg:x1="14.608cm" svg:y1="21.092cm" svg:x2="13.858cm" svg:y2="23.967cm" draw:start-shape="id27" draw:start-glue-point="6" draw:end-shape="id28" draw:end-glue-point="4" svg:d="M14608 21092c-500 0-750 958-750 2875" svg:viewBox="0 0 751 2876">
          <text:p/>
        </draw:connector>
        <draw:connector draw:style-name="gr11" draw:text-style-name="P8" draw:layer="layout" draw:type="curve" svg:x1="20.233cm" svg:y1="18.467cm" svg:x2="27.108cm" svg:y2="19.717cm" draw:start-shape="id26" draw:start-glue-point="8" draw:end-shape="id29" draw:end-glue-point="4" svg:d="M20233 18467c0 939 6875 314 6875 1250" svg:viewBox="0 0 6876 1251">
          <text:p/>
        </draw:connector>
        <draw:connector draw:style-name="gr12" draw:text-style-name="P8" draw:layer="layout" draw:type="curve" svg:x1="23.608cm" svg:y1="21.092cm" svg:x2="25.108cm" svg:y2="21.092cm" draw:start-shape="id30" draw:start-glue-point="10" draw:end-shape="id29" draw:end-glue-point="6" svg:d="M23608 21092h1500" svg:viewBox="0 0 1501 1">
          <text:p/>
        </draw:connector>
        <draw:connector draw:style-name="gr13" draw:text-style-name="P8" draw:layer="layout" draw:type="curve" svg:x1="18.108cm" svg:y1="21.092cm" svg:x2="20.108cm" svg:y2="21.092cm" draw:start-shape="id27" draw:start-glue-point="10" draw:end-shape="id30" draw:end-glue-point="6" svg:d="M18108 21092h2000" svg:viewBox="0 0 2001 1">
          <text:p/>
        </draw:connector>
        <draw:frame draw:style-name="gr61" draw:text-style-name="P9" draw:layer="layout" svg:width="2.448cm" svg:height="0.607cm" svg:x="16.25cm" svg:y="18.393cm">
          <draw:text-box>
            <text:p><text:span text:style-name="T1">Q0_POS = 1</text:span></text:p>
          </draw:text-box>
        </draw:frame>
        <draw:frame draw:style-name="gr61" draw:text-style-name="P9" draw:layer="layout" svg:width="2.642cm" svg:height="0.607cm" svg:x="20.858cm" svg:y="18.392cm">
          <draw:text-box>
            <text:p><text:span text:style-name="T1">Q0_POS = 0</text:span></text:p>
          </draw:text-box>
        </draw:frame>
        <draw:connector draw:style-name="gr15" draw:text-style-name="P8" draw:layer="layout" draw:type="curve" svg:x1="15.273cm" svg:y1="26.528cm" svg:x2="16.858cm" svg:y2="27.717cm" draw:start-shape="id28" draw:start-glue-point="9" draw:end-shape="id31" draw:end-glue-point="6" svg:d="M15273 26528c0 793 528 1189 1585 1189" svg:viewBox="0 0 1586 1190">
          <text:p/>
        </draw:connector>
        <draw:connector draw:style-name="gr16" draw:text-style-name="P8" draw:layer="layout" draw:type="curve" svg:x1="27.108cm" svg:y1="22.467cm" svg:x2="27.108cm" svg:y2="24.717cm" draw:start-shape="id29" draw:start-glue-point="8" draw:end-shape="id32" draw:end-glue-point="4" svg:d="M27108 22467v2250" svg:viewBox="0 0 1 2251">
          <text:p/>
        </draw:connector>
        <draw:connector draw:style-name="gr17" draw:text-style-name="P8" draw:layer="layout" draw:type="curve" svg:x1="25.87cm" svg:y1="26.851cm" svg:x2="17.608cm" svg:y2="30.092cm" draw:start-shape="id32" draw:start-glue-point="7" draw:end-shape="id33" draw:end-glue-point="10" svg:d="M25870 26851c0 2161-2754 3241-8262 3241" svg:viewBox="0 0 8263 3242">
          <text:p/>
        </draw:connector>
        <draw:custom-shape draw:style-name="gr62" draw:text-style-name="P6" xml:id="id34" draw:id="id34" draw:layer="layout" svg:width="4cm" svg:height="2.75cm" svg:x="21.108cm" svg:y="30.967cm">
          <text:p text:style-name="P3">S29</text:p>
          <text:p text:style-name="P3"><text:span text:style-name="T1">TESTA SE LINHA =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6" xml:id="id36" draw:id="id36" draw:layer="layout" svg:width="4cm" svg:height="2.75cm" svg:x="27.108cm" svg:y="33.25cm">
          <text:p text:style-name="P3">S30</text:p>
          <text:p text:style-name="P3"><text:span text:style-name="T1">LINHA++</text:span></text:p>
          <text:p text:style-name="P3"><text:span text:style-name="T1">POS =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8" draw:layer="layout" draw:type="curve" svg:x1="27.108cm" svg:y1="27.217cm" svg:x2="25.108cm" svg:y2="32.342cm" draw:start-shape="id32" draw:start-glue-point="8" draw:end-shape="id34" draw:end-glue-point="10" svg:d="M27108 27217c0 3417-666 5125-2000 5125" svg:viewBox="0 0 2001 5126">
          <text:p/>
        </draw:connector>
        <draw:connector draw:style-name="gr21" draw:text-style-name="P8" draw:layer="layout" draw:type="curve" draw:line-skew="-2.657cm" svg:x1="14.108cm" svg:y1="30.092cm" svg:x2="18.358cm" svg:y2="17.092cm" draw:start-shape="id33" draw:start-glue-point="6" draw:end-shape="id26" draw:end-glue-point="6" svg:d="M14108 30092c-4737 0-6862-13000 4250-13000" svg:viewBox="0 0 8097 13001">
          <text:p/>
        </draw:connector>
        <draw:connector draw:style-name="gr22" draw:text-style-name="P8" draw:layer="layout" draw:type="curve" svg:x1="21.108cm" svg:y1="32.342cm" svg:x2="13.25cm" svg:y2="32.375cm" draw:start-shape="id34" draw:start-glue-point="6" draw:end-shape="id35" draw:end-glue-point="10" svg:d="M21108 32342c-5892 0-1963 33-7858 33" svg:viewBox="0 0 7859 34">
          <text:p/>
        </draw:connector>
        <draw:connector draw:style-name="gr23" draw:text-style-name="P8" draw:layer="layout" draw:type="curve" svg:x1="23.108cm" svg:y1="33.717cm" svg:x2="27.108cm" svg:y2="34.625cm" draw:start-shape="id34" draw:start-glue-point="8" draw:end-shape="id36" draw:end-glue-point="6" svg:d="M23108 33717c0 606 1333 908 4000 908" svg:viewBox="0 0 4001 909">
          <text:p/>
        </draw:connector>
        <draw:custom-shape draw:style-name="gr64" draw:text-style-name="P6" xml:id="id37" draw:id="id37" draw:layer="layout" svg:width="4cm" svg:height="2.75cm" svg:x="30.108cm" svg:y="21.75cm">
          <text:p text:style-name="P3">S31</text:p>
          <text:p text:style-name="P3"><text:span text:style-name="T1">SETA ENDEREÇO x40</text:span></text:p>
          <text:p text:style-name="P3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8" draw:layer="layout" draw:type="curve" svg:x1="32.108cm" svg:y1="21.75cm" svg:x2="22.108cm" svg:y2="17.092cm" draw:start-shape="id37" draw:start-glue-point="4" draw:end-shape="id26" draw:end-glue-point="10" svg:d="M32108 21750c0-3106-3333-4658-10000-4658" svg:viewBox="0 0 10001 4659">
          <text:p/>
        </draw:connector>
        <draw:frame draw:style-name="gr65" draw:text-style-name="P10" draw:layer="layout" svg:width="6.937cm" svg:height="5.228cm" svg:x="1cm" svg:y="44.75cm">
          <draw:text-box>
            <text:p>Entrada CMD</text:p>
            <text:p>-renderizar jogo(000)</text:p>
            <text:p>-TIED (01X)</text:p>
            <text:p>-” P1 “(100)</text:p>
            <text:p><text:span text:style-name="T2">-”</text:span> P2 “(101)</text:p>
            <text:p>-”P1 W”(110)</text:p>
            <text:p>-“P2 W”(111)</text:p>
          </draw:text-box>
        </draw:frame>
        <draw:frame draw:style-name="gr66" draw:text-style-name="P12" draw:layer="layout" svg:width="2.098cm" svg:height="0.645cm" svg:x="24.402cm" svg:y="33.855cm">
          <draw:text-box>
            <text:p><text:span text:style-name="T1">LINHA = 0</text:span></text:p>
          </draw:text-box>
        </draw:frame>
        <draw:frame draw:style-name="gr29" draw:text-style-name="P12" draw:layer="layout" svg:width="2.09cm" svg:height="0.607cm" svg:x="18.75cm" svg:y="31.748cm">
          <draw:text-box>
            <text:p><text:span text:style-name="T1">LINHA = 1</text:span></text:p>
          </draw:text-box>
        </draw:frame>
        <draw:frame draw:style-name="gr61" draw:text-style-name="P9" draw:layer="layout" svg:width="2.402cm" svg:height="0.607cm" svg:x="11.75cm" svg:y="21.105cm">
          <draw:text-box>
            <text:p><text:span text:style-name="T1">Q1_POS = 1</text:span></text:p>
          </draw:text-box>
        </draw:frame>
        <draw:frame draw:style-name="gr61" draw:text-style-name="P9" draw:layer="layout" svg:width="2.358cm" svg:height="0.607cm" svg:x="17.892cm" svg:y="20.393cm">
          <draw:text-box>
            <text:p><text:span text:style-name="T1">Q1_POS = 1</text:span></text:p>
          </draw:text-box>
        </draw:frame>
        <draw:connector draw:style-name="gr30" draw:text-style-name="P11" draw:layer="layout" draw:type="curve" draw:line-skew="-0.003cm" svg:x1="21.858cm" svg:y1="22.467cm" svg:x2="15.273cm" svg:y2="24.406cm" draw:start-shape="id30" draw:start-glue-point="8" draw:end-shape="id28" draw:end-glue-point="11" svg:d="M21858 22467c0 1122-6585 153-6585 1939" svg:viewBox="0 0 6586 1940">
          <text:p/>
        </draw:connector>
        <draw:frame draw:style-name="gr29" draw:text-style-name="P12" draw:layer="layout" svg:width="2.168cm" svg:height="0.607cm" svg:x="23.332cm" svg:y="20.393cm">
          <draw:text-box>
            <text:p><text:span text:style-name="T1">LINHA = 0</text:span></text:p>
          </draw:text-box>
        </draw:frame>
        <draw:frame draw:style-name="gr29" draw:text-style-name="P12" draw:layer="layout" svg:width="2.168cm" svg:height="0.607cm" svg:x="21.832cm" svg:y="22.609cm">
          <draw:text-box>
            <text:p><text:span text:style-name="T1">LINHA = 1</text:span></text:p>
          </draw:text-box>
        </draw:frame>
        <draw:custom-shape draw:style-name="gr67" draw:text-style-name="P6" xml:id="id38" draw:id="id38" draw:layer="layout" svg:width="5.5cm" svg:height="3cm" svg:x="2.25cm" svg:y="11cm">
          <text:p text:style-name="P3">S14</text:p>
          <text:p text:style-name="P3"><text:span text:style-name="T1">INICIALIZAÇÃO/RENDER TERMINOU</text:span></text:p>
          <text:p text:style-name="P3"><text:span text:style-name="T1">ZERA RE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1" draw:layer="layout" draw:type="curve" svg:x1="5cm" svg:y1="11cm" svg:x2="3.055cm" svg:y2="11.439cm" draw:start-shape="id38" draw:start-glue-point="4" draw:end-shape="id38" draw:end-glue-point="5" svg:d="M5000 11000c0-751-1945-971-1945 439" svg:viewBox="0 0 1946 1033">
          <text:p/>
        </draw:connector>
        <draw:connector draw:style-name="gr53" draw:text-style-name="P11" draw:layer="layout" draw:type="curve" svg:x1="6.945cm" svg:y1="11.439cm" svg:x2="4.75cm" svg:y2="8cm" draw:start-shape="id38" draw:start-glue-point="11" draw:end-shape="id39" draw:end-glue-point="8" svg:d="M6945 11439c0-2907-2195-1188-2195-3439" svg:viewBox="0 0 2196 3440">
          <text:p/>
        </draw:connector>
        <draw:frame draw:style-name="gr68" draw:text-style-name="P13" draw:layer="layout" svg:width="3.021cm" svg:height="0.683cm" svg:x="6.75cm" svg:y="10.567cm">
          <draw:text-box>
            <text:p><text:span text:style-name="T5">RENDER</text:span></text:p>
          </draw:text-box>
        </draw:frame>
        <draw:frame draw:style-name="gr55" draw:text-style-name="P13" draw:layer="layout" svg:width="2.246cm" svg:height="0.683cm" svg:x="2.004cm" svg:y="9.817cm">
          <draw:text-box>
            <text:p><text:span text:style-name="T5">!RENDER</text:span></text:p>
          </draw:text-box>
        </draw:frame>
        <draw:frame draw:style-name="gr57" draw:text-style-name="P12" draw:layer="layout" svg:width="1.891cm" svg:height="0.608cm" svg:x="26.967cm" svg:y="28.217cm">
          <draw:text-box>
            <text:p><text:span text:style-name="T1">POS = 15</text:span></text:p>
          </draw:text-box>
        </draw:frame>
        <draw:frame draw:style-name="gr58" draw:text-style-name="P12" draw:layer="layout" svg:width="2.141cm" svg:height="0.963cm" svg:x="24.467cm" svg:y="28.717cm">
          <draw:text-box>
            <text:p><text:span text:style-name="T1">POS != 15</text:span></text:p>
          </draw:text-box>
        </draw:frame>
        <draw:custom-shape draw:style-name="gr7" draw:text-style-name="P7" xml:id="id35" draw:id="id35" draw:layer="layout" svg:width="3.75cm" svg:height="2.75cm" svg:x="9.5cm" svg:y="31cm">
          <text:p text:style-name="P1">S32</text:p>
          <text:p text:style-name="P1"><text:span text:style-name="T1">OBJ ++</text:span></text:p>
          <text:p text:style-name="P3"><text:span text:style-name="T1">LINHA = 0</text:span></text:p>
          <text:p text:style-name="P3"><text:span text:style-name="T1">POS =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xml:id="id31" draw:id="id31" draw:layer="layout" svg:width="4cm" svg:height="2.5cm" svg:x="16.858cm" svg:y="26.467cm">
          <text:p text:style-name="P3">S23</text:p>
          <text:p text:style-name="P3"><text:span text:style-name="T1">ESCREVE OBSTACULO NA POS</text:span></text:p>
          <text:p text:style-name="P3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xml:id="id40" draw:id="id40" draw:layer="layout" svg:width="4cm" svg:height="2.5cm" svg:x="19.608cm" svg:y="23.967cm">
          <text:p text:style-name="P3">S24</text:p>
          <text:p text:style-name="P3"><text:span text:style-name="T1">ESCREVE MOEDA NA POS</text:span></text:p>
          <text:p text:style-name="P3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1" draw:layer="layout" draw:type="curve" svg:x1="15.858cm" svg:y1="25.467cm" svg:x2="19.608cm" svg:y2="25.217cm" draw:start-shape="id28" draw:start-glue-point="10" draw:end-shape="id40" draw:end-glue-point="6" svg:d="M15858 25467c2814 0 939-250 3750-250" svg:viewBox="0 0 3751 251">
          <text:p/>
        </draw:connector>
        <draw:connector draw:style-name="gr71" draw:text-style-name="P11" draw:layer="layout" draw:type="curve" svg:x1="23.608cm" svg:y1="25.217cm" svg:x2="25.358cm" svg:y2="25.967cm" draw:start-shape="id40" draw:start-glue-point="10" draw:end-shape="id32" draw:end-glue-point="6" svg:d="M23608 25217c1314 0 439 750 1750 750" svg:viewBox="0 0 1751 751">
          <text:p/>
        </draw:connector>
        <draw:connector draw:style-name="gr72" draw:text-style-name="P11" draw:layer="layout" draw:type="curve" draw:line-skew="0.812cm" svg:x1="20.858cm" svg:y1="27.717cm" svg:x2="25.358cm" svg:y2="25.967cm" draw:start-shape="id31" draw:start-glue-point="10" draw:end-shape="id32" draw:end-glue-point="6" svg:d="M20858 27717c4594 0 2345-1750 4500-1750" svg:viewBox="0 0 4501 1751">
          <text:p/>
        </draw:connector>
        <draw:connector draw:style-name="gr73" draw:text-style-name="P11" draw:layer="layout" draw:type="curve" svg:x1="31.108cm" svg:y1="34.625cm" svg:x2="32.108cm" svg:y2="24.5cm" draw:start-shape="id36" draw:start-glue-point="10" draw:end-shape="id37" draw:end-glue-point="8" svg:d="M31108 34625c667 0 1000-3375 1000-10125" svg:viewBox="0 0 1001 10126">
          <text:p/>
        </draw:connector>
        <draw:connector draw:style-name="gr74" draw:text-style-name="P11" draw:layer="layout" draw:type="curve" svg:x1="9.5cm" svg:y1="32.375cm" svg:x2="17.858cm" svg:y2="11.5cm" draw:start-shape="id35" draw:start-glue-point="6" draw:end-shape="id24" draw:end-glue-point="6" svg:d="M9500 32375c-751 0-4930-20875 8358-20875" svg:viewBox="0 0 9572 20876">
          <text:p/>
        </draw:connector>
        <draw:custom-shape draw:style-name="gr7" draw:text-style-name="P7" xml:id="id41" draw:id="id41" draw:layer="layout" svg:width="3.75cm" svg:height="2.75cm" svg:x="24.652cm" svg:y="36.355cm">
          <text:p text:style-name="P1">S33</text:p>
          <text:p text:style-name="P1"><text:span text:style-name="T1">CHECA A POS DO P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6" xml:id="id42" draw:id="id42" draw:layer="layout" svg:width="4cm" svg:height="2.75cm" svg:x="14.652cm" svg:y="36.355cm">
          <text:p text:style-name="P3">S34</text:p>
          <text:p text:style-name="P3"><text:span text:style-name="T1">ESCREVE O PLAYER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11" draw:layer="layout" draw:type="curve" svg:x1="24.652cm" svg:y1="37.73cm" svg:x2="18.652cm" svg:y2="37.73cm" draw:start-shape="id41" draw:start-glue-point="6" draw:end-shape="id42" draw:end-glue-point="10" svg:d="M24652 37730h-6000" svg:viewBox="0 0 6001 1">
          <text:p/>
        </draw:connector>
        <draw:connector draw:style-name="gr77" draw:text-style-name="P11" draw:layer="layout" draw:type="curve" svg:x1="26.527cm" svg:y1="39.105cm" svg:x2="22.152cm" svg:y2="41.73cm" draw:start-shape="id41" draw:start-glue-point="8" draw:end-shape="id43" draw:end-glue-point="10" svg:d="M26527 39105c0 1750-1458 2625-4375 2625" svg:viewBox="0 0 4376 2626">
          <text:p/>
        </draw:connector>
        <draw:connector draw:style-name="gr78" draw:text-style-name="P11" draw:layer="layout" draw:type="curve" svg:x1="14.652cm" svg:y1="37.73cm" svg:x2="4cm" svg:y2="19.5cm" draw:start-shape="id42" draw:start-glue-point="6" draw:end-shape="id44" draw:end-glue-point="8" svg:d="M14652 37730c-7102 0-10652-6076-10652-18230" svg:viewBox="0 0 10653 18231">
          <text:p/>
        </draw:connector>
        <draw:custom-shape draw:style-name="gr79" draw:text-style-name="P5" xml:id="id24" draw:id="id24" draw:layer="layout" svg:width="4.75cm" svg:height="3cm" svg:x="17.858cm" svg:y="10cm">
          <text:p text:style-name="P1">S18</text:p>
          <text:p text:style-name="P3"><text:span text:style-name="T4">SETA ENDEREÇO x0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1" draw:layer="layout" draw:type="curve" svg:x1="29.25cm" svg:y1="8cm" svg:x2="20.233cm" svg:y2="10cm" draw:start-shape="id45" draw:start-glue-point="8" draw:end-shape="id24" draw:end-glue-point="4" svg:d="M29250 8000c0 1501-9017 502-9017 2000" svg:viewBox="0 0 9018 2001">
          <text:p/>
        </draw:connector>
        <draw:frame draw:style-name="gr81" draw:text-style-name="P12" draw:layer="layout" svg:width="3.8cm" svg:height="0.607cm" svg:x="22.652cm" svg:y="39.855cm">
          <draw:text-box>
            <text:p><text:span text:style-name="T1">POS DO PLAYER = 0</text:span></text:p>
          </draw:text-box>
        </draw:frame>
        <draw:frame draw:style-name="gr81" draw:text-style-name="P12" draw:layer="layout" svg:width="3.75cm" svg:height="0.607cm" svg:x="21.152cm" svg:y="36.998cm">
          <draw:text-box>
            <text:p><text:span text:style-name="T1">POS DO PLAYER = 1</text:span></text:p>
          </draw:text-box>
        </draw:frame>
        <draw:connector draw:style-name="gr82" draw:text-style-name="P11" draw:layer="layout" draw:type="curve" svg:x1="31.25cm" svg:y1="6.5cm" svg:x2="35.75cm" svg:y2="6.5cm" draw:start-shape="id45" draw:start-glue-point="10" draw:end-shape="id46" draw:end-glue-point="6" svg:d="M31250 6500h4500" svg:viewBox="0 0 4501 1">
          <text:p/>
        </draw:connector>
        <draw:custom-shape draw:style-name="gr79" draw:text-style-name="P5" xml:id="id25" draw:id="id25" draw:layer="layout" svg:width="4.75cm" svg:height="3cm" svg:x="22.358cm" svg:y="13cm">
          <text:p text:style-name="P1">S19</text:p>
          <text:p text:style-name="P3"><text:span text:style-name="T4">TESTA SE É A VEZ DE OBSTACULO, MOEDA O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11" draw:layer="layout" draw:type="curve" svg:x1="22.358cm" svg:y1="14.5cm" svg:x2="20.233cm" svg:y2="15.717cm" draw:start-shape="id25" draw:start-glue-point="6" draw:end-shape="id26" draw:end-glue-point="4" svg:d="M22358 14500c-1417 0-2125 405-2125 1217" svg:viewBox="0 0 2126 1218">
          <text:p/>
        </draw:connector>
        <draw:connector draw:style-name="gr84" draw:text-style-name="P11" draw:layer="layout" draw:type="curve" draw:line-skew="4.905cm" svg:x1="27.108cm" svg:y1="14.5cm" svg:x2="28.402cm" svg:y2="37.73cm" draw:start-shape="id25" draw:start-glue-point="10" draw:end-shape="id41" draw:end-glue-point="10" svg:d="M27108 14500c10051 0 9404 23230 1294 23230" svg:viewBox="0 0 7461 23231">
          <text:p/>
        </draw:connector>
        <draw:custom-shape draw:style-name="gr7" draw:text-style-name="P7" xml:id="id47" draw:id="id47" draw:layer="layout" svg:width="3.75cm" svg:height="2.75cm" svg:x="41cm" svg:y="11.395cm">
          <text:p text:style-name="P1">S37</text:p>
          <text:p text:style-name="P1"><text:span text:style-name="T1">CHECA QUAL MENSAGEM ESCOL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7" xml:id="id48" draw:id="id48" draw:layer="layout" svg:width="3.5cm" svg:height="2.75cm" svg:x="34.75cm" svg:y="14.5cm">
          <text:p text:style-name="P1">S38</text:p>
          <text:p text:style-name="P1"><text:span text:style-name="T1">ESCREVE “ ”</text:span></text:p>
          <text:p text:style-name="P1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1" draw:layer="layout" draw:type="curve" svg:x1="41cm" svg:y1="12.77cm" svg:x2="36.5cm" svg:y2="14.5cm" draw:start-shape="id47" draw:start-glue-point="6" draw:end-shape="id48" draw:end-glue-point="4" svg:d="M41000 12770c-3000 0-4500 576-4500 1730" svg:viewBox="0 0 4501 1731">
          <text:p/>
        </draw:connector>
        <draw:connector draw:style-name="gr39" draw:text-style-name="P11" draw:layer="layout" draw:type="curve" svg:x1="36.25cm" svg:y1="25.75cm" svg:x2="37.75cm" svg:y2="28cm" draw:start-shape="id49" draw:start-glue-point="8" draw:end-shape="id50" draw:end-glue-point="4" svg:d="M36250 25750c0 1689 1500 564 1500 2250" svg:viewBox="0 0 1501 2251">
          <text:p/>
        </draw:connector>
        <draw:custom-shape draw:style-name="gr7" draw:text-style-name="P7" xml:id="id51" draw:id="id51" draw:layer="layout" svg:width="3.75cm" svg:height="2.75cm" svg:x="41cm" svg:y="15cm">
          <text:p text:style-name="P1">S43</text:p>
          <text:p text:style-name="P3"><text:span text:style-name="T1">ESCREVE “P“</text:span></text:p>
          <text:p text:style-name="P3"><text:span text:style-name="T1">HE =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1" draw:layer="layout" draw:type="curve" svg:x1="42.875cm" svg:y1="14.145cm" svg:x2="42.875cm" svg:y2="15cm" draw:start-shape="id47" draw:start-glue-point="8" draw:end-shape="id51" draw:end-glue-point="4" svg:d="M42875 14145v855" svg:viewBox="0 0 1 856">
          <text:p/>
        </draw:connector>
        <draw:connector draw:style-name="gr48" draw:text-style-name="P11" draw:layer="layout" draw:type="curve" svg:x1="39.75cm" svg:y1="25.75cm" svg:x2="37.75cm" svg:y2="28cm" draw:start-shape="id52" draw:start-glue-point="8" draw:end-shape="id50" draw:end-glue-point="4" svg:d="M39750 25750c0 1689-2000 564-2000 2250" svg:viewBox="0 0 2001 2251">
          <text:p/>
        </draw:connector>
        <draw:frame draw:style-name="gr86" draw:text-style-name="P15" draw:layer="layout" svg:width="1.963cm" svg:height="0.569cm" svg:x="20.5cm" svg:y="13.931cm">
          <draw:text-box>
            <text:p text:style-name="P14"><text:span text:style-name="T6">OBJ(1) = 0 </text:span></text:p>
          </draw:text-box>
        </draw:frame>
        <draw:frame draw:style-name="gr87" draw:text-style-name="P16" draw:layer="layout" svg:width="2.483cm" svg:height="0.569cm" svg:x="27.169cm" svg:y="14cm">
          <draw:text-box>
            <text:p><text:span text:style-name="T6">OBJ(1) = 1 </text:span></text:p>
          </draw:text-box>
        </draw:frame>
        <draw:custom-shape draw:style-name="gr88" draw:text-style-name="P7" xml:id="id46" draw:id="id46" draw:layer="layout" svg:width="4.25cm" svg:height="2.5cm" svg:x="35.75cm" svg:y="5.25cm">
          <text:p text:style-name="P1">S36</text:p>
          <text:p text:style-name="P3"><text:span text:style-name="T1">SETA ENDEREÇO x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1" draw:layer="layout" draw:type="curve" svg:x1="40cm" svg:y1="6.5cm" svg:x2="42.875cm" svg:y2="11.395cm" draw:start-shape="id46" draw:start-glue-point="10" draw:end-shape="id47" draw:end-glue-point="4" svg:d="M40000 6500c1917 0 2875 1631 2875 4895" svg:viewBox="0 0 2876 4896">
          <text:p/>
        </draw:connector>
        <draw:custom-shape draw:style-name="gr7" draw:text-style-name="P7" xml:id="id53" draw:id="id53" draw:layer="layout" svg:width="3.75cm" svg:height="2.75cm" svg:x="34.75cm" svg:y="18.5cm">
          <text:p text:style-name="P1">S39</text:p>
          <text:p text:style-name="P1"><text:span text:style-name="T1">ESCREVE “P”</text:span></text:p>
          <text:p text:style-name="P1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11" draw:layer="layout" draw:type="curve" svg:x1="36.5cm" svg:y1="17.25cm" svg:x2="36.625cm" svg:y2="18.5cm" draw:start-shape="id48" draw:start-glue-point="8" draw:end-shape="id53" draw:end-glue-point="4" svg:d="M36500 17250c0 939 125 314 125 1250" svg:viewBox="0 0 126 1251">
          <text:p/>
        </draw:connector>
        <draw:custom-shape draw:style-name="gr91" draw:text-style-name="P7" xml:id="id52" draw:id="id52" draw:layer="layout" svg:width="3cm" svg:height="2.75cm" svg:x="38.25cm" svg:y="23cm">
          <text:p text:style-name="P1">S41</text:p>
          <text:p text:style-name="P1"><text:span text:style-name="T1">ESCREVE “2”</text:span></text:p>
          <text:p text:style-name="P1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7" xml:id="id49" draw:id="id49" draw:layer="layout" svg:width="3cm" svg:height="2.75cm" svg:x="34.75cm" svg:y="23cm">
          <text:p text:style-name="P1">S40</text:p>
          <text:p text:style-name="P1"><text:span text:style-name="T1">ESCREVE “1”</text:span></text:p>
          <text:p text:style-name="P1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2" draw:text-style-name="P11" draw:layer="layout" draw:type="curve" svg:x1="36.625cm" svg:y1="21.25cm" svg:x2="36.25cm" svg:y2="23cm" draw:start-shape="id53" draw:start-glue-point="8" draw:end-shape="id49" draw:end-glue-point="4" svg:d="M36625 21250c0 1314-375 439-375 1750" svg:viewBox="0 0 376 1751">
          <text:p/>
        </draw:connector>
        <draw:connector draw:style-name="gr93" draw:text-style-name="P11" draw:layer="layout" draw:type="curve" svg:x1="37.951cm" svg:y1="20.848cm" svg:x2="39.75cm" svg:y2="23cm" draw:start-shape="id53" draw:start-glue-point="9" draw:end-shape="id52" draw:end-glue-point="4" svg:d="M37951 20848c0 1917 1799 841 1799 2152" svg:viewBox="0 0 1800 2153">
          <text:p/>
        </draw:connector>
        <draw:custom-shape draw:style-name="gr85" draw:text-style-name="P7" xml:id="id50" draw:id="id50" draw:layer="layout" svg:width="3.5cm" svg:height="2.75cm" svg:x="36cm" svg:y="28cm">
          <text:p text:style-name="P1">S42</text:p>
          <text:p text:style-name="P1"><text:span text:style-name="T1">ESCREVE “ ”</text:span></text:p>
          <text:p text:style-name="P3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7" xml:id="id55" draw:id="id55" draw:layer="layout" svg:width="3cm" svg:height="2.75cm" svg:x="44cm" svg:y="20.25cm">
          <text:p text:style-name="P1">S45</text:p>
          <text:p text:style-name="P1"><text:span text:style-name="T1">ESCREVE “2”</text:span></text:p>
          <text:p text:style-name="P3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7" xml:id="id54" draw:id="id54" draw:layer="layout" svg:width="3cm" svg:height="2.75cm" svg:x="40.75cm" svg:y="20.25cm">
          <text:p text:style-name="P1">S44</text:p>
          <text:p text:style-name="P1"><text:span text:style-name="T1">ESCREVE “1”</text:span></text:p>
          <text:p text:style-name="P3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4" draw:text-style-name="P11" draw:layer="layout" draw:type="curve" svg:x1="41.549cm" svg:y1="17.348cm" svg:x2="42.25cm" svg:y2="20.25cm" draw:start-shape="id51" draw:start-glue-point="7" draw:end-shape="id54" draw:end-glue-point="4" svg:d="M41549 17348c0 2479 701 1029 701 2902" svg:viewBox="0 0 702 2903">
          <text:p/>
        </draw:connector>
        <draw:connector draw:style-name="gr95" draw:text-style-name="P11" draw:layer="layout" draw:type="curve" svg:x1="42.875cm" svg:y1="17.75cm" svg:x2="45.5cm" svg:y2="20.25cm" draw:start-shape="id51" draw:start-glue-point="8" draw:end-shape="id55" draw:end-glue-point="4" svg:d="M42875 17750c0 1876 2625 627 2625 2500" svg:viewBox="0 0 2626 2501">
          <text:p/>
        </draw:connector>
        <draw:custom-shape draw:style-name="gr85" draw:text-style-name="P7" xml:id="id56" draw:id="id56" draw:layer="layout" svg:width="3.5cm" svg:height="2.75cm" svg:x="40.75cm" svg:y="26.25cm">
          <text:p text:style-name="P1">S46</text:p>
          <text:p text:style-name="P1"><text:span text:style-name="T1">ESCREVE “ ”</text:span></text:p>
          <text:p text:style-name="P3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11" draw:layer="layout" draw:type="curve" svg:x1="42.25cm" svg:y1="23cm" svg:x2="42.5cm" svg:y2="26.25cm" draw:start-shape="id54" draw:start-glue-point="8" draw:end-shape="id56" draw:end-glue-point="4" svg:d="M42250 23000c0 2439 250 814 250 3250" svg:viewBox="0 0 251 3251">
          <text:p/>
        </draw:connector>
        <draw:connector draw:style-name="gr97" draw:text-style-name="P11" draw:layer="layout" draw:type="curve" svg:x1="45.5cm" svg:y1="23cm" svg:x2="42.5cm" svg:y2="26.25cm" draw:start-shape="id55" draw:start-glue-point="8" draw:end-shape="id56" draw:end-glue-point="4" svg:d="M45500 23000c0 2439-3000 814-3000 3250" svg:viewBox="0 0 3001 3251">
          <text:p/>
        </draw:connector>
        <draw:custom-shape draw:style-name="gr7" draw:text-style-name="P7" xml:id="id57" draw:id="id57" draw:layer="layout" svg:width="3.75cm" svg:height="2.75cm" svg:x="39.75cm" svg:y="30.5cm">
          <text:p text:style-name="P1">S47</text:p>
          <text:p text:style-name="P1"><text:span text:style-name="T1">ESCREVE “W”</text:span></text:p>
          <text:p text:style-name="P3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8" draw:text-style-name="P11" draw:layer="layout" draw:type="curve" svg:x1="42.5cm" svg:y1="29cm" svg:x2="41.625cm" svg:y2="30.5cm" draw:start-shape="id56" draw:start-glue-point="8" draw:end-shape="id57" draw:end-glue-point="4" svg:d="M42500 29000c0 1126-875 377-875 1500" svg:viewBox="0 0 876 1501">
          <text:p/>
        </draw:connector>
        <draw:connector draw:style-name="gr99" draw:text-style-name="P11" draw:layer="layout" draw:type="curve" draw:line-skew="11.185cm" svg:x1="37.75cm" svg:y1="30.75cm" svg:x2="4cm" svg:y2="19.5cm" draw:start-shape="id50" draw:start-glue-point="8" draw:end-shape="id44" draw:end-glue-point="8" svg:d="M37750 30750c0 17530-33750 23155-33750-11250" svg:viewBox="0 0 33751 25159">
          <text:p/>
        </draw:connector>
        <draw:connector draw:style-name="gr100" draw:text-style-name="P11" draw:layer="layout" draw:type="curve" draw:line-skew="9.78cm" svg:x1="41.625cm" svg:y1="33.25cm" svg:x2="4cm" svg:y2="19.5cm" draw:start-shape="id57" draw:start-glue-point="8" draw:end-shape="id44" draw:end-glue-point="8" svg:d="M41625 33250c0 15423-37625 22298-37625-13750" svg:viewBox="0 0 37626 26265">
          <text:p/>
        </draw:connector>
        <draw:frame draw:style-name="gr101" draw:text-style-name="P17" draw:layer="layout" svg:width="2.5cm" svg:height="0.645cm" svg:x="31.5cm" svg:y="5.855cm">
          <draw:text-box>
            <text:p><text:span text:style-name="T7">CMD != 000</text:span></text:p>
          </draw:text-box>
        </draw:frame>
        <draw:frame draw:style-name="gr102" draw:text-style-name="P17" draw:layer="layout" svg:width="2.284cm" svg:height="0.645cm" svg:x="29cm" svg:y="8.105cm">
          <draw:text-box>
            <text:p><text:span text:style-name="T7">CMD = 000</text:span></text:p>
          </draw:text-box>
        </draw:frame>
        <draw:frame draw:style-name="gr103" draw:text-style-name="P17" draw:layer="layout" svg:width="2.322cm" svg:height="0.645cm" svg:x="37.923cm" svg:y="12.145cm">
          <draw:text-box>
            <text:p><text:span text:style-name="T7">CMD = 10X</text:span></text:p>
          </draw:text-box>
        </draw:frame>
        <draw:frame draw:style-name="gr104" draw:text-style-name="P17" draw:layer="layout" svg:width="2.297cm" svg:height="0.645cm" svg:x="43cm" svg:y="14.25cm">
          <draw:text-box>
            <text:p><text:span text:style-name="T7">CMD = 11X</text:span></text:p>
          </draw:text-box>
        </draw:frame>
        <draw:frame draw:style-name="gr105" draw:text-style-name="P17" draw:layer="layout" svg:width="2.327cm" svg:height="0.645cm" svg:x="39.25cm" svg:y="17.605cm">
          <draw:text-box>
            <text:p><text:span text:style-name="T7">CMD(0) = 0</text:span></text:p>
          </draw:text-box>
        </draw:frame>
        <draw:frame draw:style-name="gr101" draw:text-style-name="P17" draw:layer="layout" svg:width="2.327cm" svg:height="0.645cm" svg:x="43.173cm" svg:y="17.75cm">
          <draw:text-box>
            <text:p><text:span text:style-name="T7">CMD(0) = 1</text:span></text:p>
          </draw:text-box>
        </draw:frame>
        <draw:frame draw:style-name="gr105" draw:text-style-name="P17" draw:layer="layout" svg:width="2.327cm" svg:height="0.645cm" svg:x="34.5cm" svg:y="21.25cm">
          <draw:text-box>
            <text:p><text:span text:style-name="T7">CMD(0) = 0</text:span></text:p>
          </draw:text-box>
        </draw:frame>
        <draw:frame draw:style-name="gr105" draw:text-style-name="P17" draw:layer="layout" svg:width="2.327cm" svg:height="0.645cm" svg:x="38.25cm" svg:y="21cm">
          <draw:text-box>
            <text:p><text:span text:style-name="T7">CMD(0) = 1</text:span></text:p>
          </draw:text-box>
        </draw:frame>
        <draw:custom-shape draw:style-name="gr106" draw:text-style-name="P6" xml:id="id58" draw:id="id58" draw:layer="layout" svg:width="4cm" svg:height="3cm" svg:x="7.5cm" svg:y="5cm">
          <text:p text:style-name="P3">s16</text:p>
          <text:p text:style-name="P3"><text:span text:style-name="T1">TIMER+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7" draw:text-style-name="P11" draw:layer="layout" draw:type="curve" svg:x1="11.5cm" svg:y1="6.5cm" svg:x2="27.25cm" svg:y2="6.5cm" draw:start-shape="id58" draw:start-glue-point="10" draw:end-shape="id45" draw:end-glue-point="6" svg:d="M11500 6500h15750" svg:viewBox="0 0 15751 1">
          <text:p/>
        </draw:connector>
        <draw:connector draw:style-name="gr108" draw:text-style-name="P11" draw:layer="layout" draw:type="curve" svg:x1="10.915cm" svg:y1="7.561cm" svg:x2="9.5cm" svg:y2="8cm" draw:start-shape="id58" draw:start-glue-point="9" draw:end-shape="id58" draw:end-glue-point="8" svg:d="M10915 7561c0 1411-1415 1192-1415 439" svg:viewBox="0 0 1416 1034">
          <text:p/>
        </draw:connector>
        <draw:frame draw:style-name="gr109" draw:text-style-name="P9" draw:layer="layout" svg:width="2.806cm" svg:height="0.75cm" svg:x="8.75cm" svg:y="8.5cm">
          <draw:text-box>
            <text:p><text:span text:style-name="T1">TIMER &lt;= 4 ms</text:span></text:p>
          </draw:text-box>
        </draw:frame>
        <draw:frame draw:style-name="gr14" draw:text-style-name="P9" draw:layer="layout" svg:width="2.806cm" svg:height="0.608cm" svg:x="11.694cm" svg:y="5.892cm">
          <draw:text-box>
            <text:p><text:span text:style-name="T1">TIMER &gt; 4 ms</text:span></text:p>
          </draw:text-box>
        </draw:frame>
        <draw:custom-shape draw:style-name="gr110" draw:text-style-name="P6" xml:id="id39" draw:id="id39" draw:layer="layout" svg:width="4cm" svg:height="3cm" svg:x="2.75cm" svg:y="5cm">
          <text:p text:style-name="P3">s15</text:p>
          <text:p text:style-name="P3"><text:span text:style-name="T1">CLEAR LCD</text:span></text:p>
          <text:p text:style-name="P3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1" draw:text-style-name="P11" draw:layer="layout" draw:type="curve" svg:x1="6.75cm" svg:y1="6.5cm" svg:x2="7.5cm" svg:y2="6.5cm" draw:start-shape="id39" draw:start-glue-point="10" draw:end-shape="id58" draw:end-glue-point="6" svg:d="M6750 6500h750" svg:viewBox="0 0 751 1">
          <text:p/>
        </draw:connector>
        <draw:custom-shape draw:style-name="gr112" draw:text-style-name="P6" xml:id="id43" draw:id="id43" draw:layer="layout" svg:width="4cm" svg:height="2.75cm" svg:x="18.152cm" svg:y="40.355cm">
          <text:p text:style-name="P3">S35</text:p>
          <text:p text:style-name="P3"><text:span text:style-name="T1">SETA ENDEREÇO x40</text:span></text:p>
          <text:p text:style-name="P3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3" draw:text-style-name="P11" draw:layer="layout" draw:type="curve" svg:x1="18.152cm" svg:y1="41.73cm" svg:x2="16.652cm" svg:y2="39.105cm" draw:start-shape="id43" draw:start-glue-point="6" draw:end-shape="id42" draw:end-glue-point="8" svg:d="M18152 41730c-1000 0-1500-875-1500-2625" svg:viewBox="0 0 1501 2626">
          <text:p/>
        </draw:connector>
        <draw:connector draw:style-name="gr114" draw:text-style-name="P11" draw:layer="layout" draw:type="line" svg:x1="0.309cm" svg:y1="10.936cm" svg:x2="2.25cm" svg:y2="12.5cm" draw:end-shape="id38" draw:end-glue-point="6" svg:d="M309 10936l1941 1564" svg:viewBox="0 0 1942 1565">
          <text:p/>
        </draw:connector>
        <draw:custom-shape draw:style-name="gr7" draw:text-style-name="P7" xml:id="id59" draw:id="id59" draw:layer="layout" svg:width="3.75cm" svg:height="2.75cm" svg:x="45.25cm" svg:y="24cm">
          <text:p text:style-name="P1">S48</text:p>
          <text:p text:style-name="P1"><text:span text:style-name="T1">ESCREVE “T”</text:span></text:p>
          <text:p text:style-name="P3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0" draw:id="id60" draw:layer="layout" svg:width="3.75cm" svg:height="2.75cm" svg:x="44.75cm" svg:y="28.5cm">
          <text:p text:style-name="P1">S49</text:p>
          <text:p text:style-name="P1"><text:span text:style-name="T1">ESCREVE “I”</text:span></text:p>
          <text:p text:style-name="P3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1" draw:id="id61" draw:layer="layout" svg:width="3.75cm" svg:height="2.75cm" svg:x="44.25cm" svg:y="32.5cm">
          <text:p text:style-name="P1">S50</text:p>
          <text:p text:style-name="P1"><text:span text:style-name="T1">ESCREVE “E”</text:span></text:p>
          <text:p text:style-name="P3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2" draw:id="id62" draw:layer="layout" svg:width="3.75cm" svg:height="2.75cm" svg:x="44cm" svg:y="36.5cm">
          <text:p text:style-name="P1">S51</text:p>
          <text:p text:style-name="P1"><text:span text:style-name="T1">ESCREVE “D”</text:span></text:p>
          <text:p text:style-name="P3"><text:span text:style-name="T1">HE =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5" draw:text-style-name="P11" draw:layer="layout" draw:type="curve" svg:x1="44.75cm" svg:y1="12.77cm" svg:x2="47.125cm" svg:y2="24cm" draw:start-shape="id47" draw:start-glue-point="10" draw:end-shape="id59" draw:end-glue-point="4" svg:d="M44750 12770c1584 0 2375 3743 2375 11230" svg:viewBox="0 0 2376 11231">
          <text:p/>
        </draw:connector>
        <draw:frame draw:style-name="gr103" draw:text-style-name="P17" draw:layer="layout" svg:width="2.322cm" svg:height="0.645cm" svg:x="45cm" svg:y="12.355cm">
          <draw:text-box>
            <text:p><text:span text:style-name="T7">CMD = 00X</text:span></text:p>
          </draw:text-box>
        </draw:frame>
        <draw:connector draw:style-name="gr116" draw:text-style-name="P11" draw:layer="layout" draw:type="curve" svg:x1="47.125cm" svg:y1="26.75cm" svg:x2="46.625cm" svg:y2="28.5cm" draw:start-shape="id59" draw:start-glue-point="8" draw:end-shape="id60" draw:end-glue-point="4" svg:d="M47125 26750c0 1314-500 439-500 1750" svg:viewBox="0 0 501 1751">
          <text:p/>
        </draw:connector>
        <draw:connector draw:style-name="gr117" draw:text-style-name="P11" draw:layer="layout" draw:type="curve" svg:x1="46.625cm" svg:y1="31.25cm" svg:x2="46.125cm" svg:y2="32.5cm" draw:start-shape="id60" draw:start-glue-point="8" draw:end-shape="id61" draw:end-glue-point="4" svg:d="M46625 31250c0 939-500 314-500 1250" svg:viewBox="0 0 501 1251">
          <text:p/>
        </draw:connector>
        <draw:connector draw:style-name="gr118" draw:text-style-name="P11" draw:layer="layout" draw:type="curve" svg:x1="46.125cm" svg:y1="35.25cm" svg:x2="45.875cm" svg:y2="36.5cm" draw:start-shape="id61" draw:start-glue-point="8" draw:end-shape="id62" draw:end-glue-point="4" svg:d="M46125 35250c0 939-250 314-250 1250" svg:viewBox="0 0 251 1251">
          <text:p/>
        </draw:connector>
        <draw:connector draw:style-name="gr119" draw:text-style-name="P11" draw:layer="layout" draw:type="curve" draw:line-skew="5.81cm" svg:x1="45.875cm" svg:y1="39.25cm" svg:x2="4cm" svg:y2="19.5cm" draw:start-shape="id62" draw:start-glue-point="8" draw:end-shape="id44" draw:end-glue-point="8" svg:d="M45875 39250c0 9468-41875 19343-41875-19750" svg:viewBox="0 0 41876 28282">
          <text:p/>
        </draw:connector>
        <draw:frame draw:style-name="gr120" draw:text-style-name="P12" draw:layer="layout" svg:width="1.882cm" svg:height="0.57cm" svg:x="16.368cm" svg:y="24.68cm">
          <draw:text-box>
            <text:p><text:span text:style-name="T6">OBJ(0) = 1</text:span></text:p>
          </draw:text-box>
        </draw:frame>
        <draw:frame draw:style-name="gr120" draw:text-style-name="P12" draw:layer="layout" svg:width="1.882cm" svg:height="0.57cm" svg:x="15.618cm" svg:y="26.5cm">
          <draw:text-box>
            <text:p><text:span text:style-name="T6">OBJ(0) = 0</text:span></text:p>
          </draw:text-box>
        </draw:frame>
        <draw:custom-shape draw:style-name="gr121" draw:text-style-name="P6" xml:id="id44" draw:id="id44" draw:layer="layout" svg:width="4cm" svg:height="3cm" svg:x="2cm" svg:y="16.5cm">
          <text:p text:style-name="P3">S52</text:p>
          <text:p text:style-name="P3"><text:span text:style-name="T1">FINISH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2" draw:text-style-name="P11" draw:layer="layout" draw:type="curve" svg:x1="4cm" svg:y1="16.5cm" svg:x2="5cm" svg:y2="14cm" draw:start-shape="id44" draw:start-glue-point="4" draw:end-shape="id38" draw:end-glue-point="8" svg:d="M4000 16500c0-1873 1000-624 1000-2500" svg:viewBox="0 0 1001 2501">
          <text:p/>
        </draw:connector>
      </draw:page>
      <draw:page draw:name="page3" draw:style-name="dp1" draw:master-page-name="Padrão">
        <draw:custom-shape draw:style-name="gr123" draw:text-style-name="P6" xml:id="id63" draw:id="id63" draw:layer="layout" svg:width="4cm" svg:height="2.75cm" svg:x="16.25cm" svg:y="5.5cm">
          <text:p text:style-name="P3">S1</text:p>
          <text:p text:style-name="P3"><text:span text:style-name="T1">TIMER+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4" draw:text-style-name="P11" draw:layer="layout" draw:type="curve" svg:x1="19.665cm" svg:y1="5.902cm" svg:x2="18.25cm" svg:y2="5.5cm" draw:start-shape="id63" draw:start-glue-point="11" draw:end-shape="id63" draw:end-glue-point="4" svg:d="M19665 5902c0-1354-1415-1153-1415-402" svg:viewBox="0 0 1416 993">
          <text:p/>
        </draw:connector>
        <draw:frame draw:style-name="gr81" draw:text-style-name="P12" draw:layer="layout" svg:width="3.238cm" svg:height="0.607cm" svg:x="17.75cm" svg:y="4.143cm">
          <draw:text-box>
            <text:p><text:span text:style-name="T1">TIMER &lt;= 1000 T </text:span></text:p>
          </draw:text-box>
        </draw:frame>
        <draw:connector draw:style-name="gr125" draw:text-style-name="P11" draw:layer="layout" draw:type="curve" svg:x1="18.25cm" svg:y1="8.25cm" svg:x2="18.25cm" svg:y2="13cm" draw:start-shape="id63" draw:start-glue-point="8" draw:end-shape="id64" draw:end-glue-point="4" svg:d="M18250 8250v4750" svg:viewBox="0 0 1 4751">
          <text:p/>
        </draw:connector>
        <draw:frame draw:style-name="gr81" draw:text-style-name="P12" draw:layer="layout" svg:width="2.988cm" svg:height="0.607cm" svg:x="18.262cm" svg:y="8.5cm">
          <draw:text-box>
            <text:p><text:span text:style-name="T1">TIMER &gt; 1000 T</text:span></text:p>
          </draw:text-box>
        </draw:frame>
        <draw:custom-shape draw:style-name="gr126" draw:text-style-name="P6" xml:id="id65" draw:id="id65" draw:layer="layout" svg:width="4cm" svg:height="2.75cm" svg:x="22.25cm" svg:y="13cm">
          <text:p text:style-name="P3">S3</text:p>
          <text:p text:style-name="P3"><text:span text:style-name="T1">TIMER +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7" draw:text-style-name="P11" draw:layer="layout" draw:type="curve" svg:x1="25.665cm" svg:y1="13.402cm" svg:x2="24.25cm" svg:y2="13cm" draw:start-shape="id65" draw:start-glue-point="11" draw:end-shape="id65" draw:end-glue-point="4" svg:d="M25665 13402c0-1354-1415-1153-1415-402" svg:viewBox="0 0 1416 993">
          <text:p/>
        </draw:connector>
        <draw:connector draw:style-name="gr128" draw:text-style-name="P11" draw:layer="layout" draw:type="curve" svg:x1="24.25cm" svg:y1="15.75cm" svg:x2="18.217cm" svg:y2="18.795cm" draw:start-shape="id65" draw:start-glue-point="8" draw:end-shape="id66" draw:end-glue-point="4" svg:d="M24250 15750c0 2284-6033 762-6033 3045" svg:viewBox="0 0 6034 3046">
          <text:p/>
        </draw:connector>
        <draw:custom-shape draw:style-name="gr129" draw:text-style-name="P6" xml:id="id64" draw:id="id64" draw:layer="layout" svg:width="4cm" svg:height="2.75cm" svg:x="16.25cm" svg:y="13cm">
          <text:p text:style-name="P3">S2</text:p>
          <text:p text:style-name="P3"><text:span text:style-name="T1">INICIALIZA DISPLAY 1</text:span></text:p>
          <text:p text:style-name="P3"><text:span text:style-name="T1">RESET TIMER</text:span></text:p>
          <text:p text:style-name="P3"><text:span text:style-name="T1">HE =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1" draw:layer="layout" draw:type="curve" svg:x1="20.25cm" svg:y1="14.375cm" svg:x2="22.25cm" svg:y2="14.375cm" draw:start-shape="id64" draw:start-glue-point="10" draw:end-shape="id65" draw:end-glue-point="6" svg:d="M20250 14375h2000" svg:viewBox="0 0 2001 1">
          <text:p/>
        </draw:connector>
        <draw:custom-shape draw:style-name="gr131" draw:text-style-name="P6" xml:id="id66" draw:id="id66" draw:layer="layout" svg:width="4cm" svg:height="2.75cm" svg:x="16.217cm" svg:y="18.795cm">
          <text:p text:style-name="P3">S4</text:p>
          <text:p text:style-name="P3"><text:span text:style-name="T1">INICIALIZA DISPLAY 2</text:span></text:p>
          <text:p text:style-name="P3"><text:span text:style-name="T1">RESET TIMER</text:span></text:p>
          <text:p text:style-name="P3"><text:span text:style-name="T1">HE =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6" xml:id="id67" draw:id="id67" draw:layer="layout" svg:width="4.5cm" svg:height="2.75cm" svg:x="16cm" svg:y="33.75cm">
          <text:p text:style-name="P3">S9</text:p>
          <text:p text:style-name="P3"><text:span text:style-name="T1">DISPLAY OFF</text:span></text:p>
          <text:p text:style-name="P3"><text:span text:style-name="T1">HE =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1" draw:layer="layout" draw:type="curve" svg:x1="18.25cm" svg:y1="36.5cm" svg:x2="18.25cm" svg:y2="37.25cm" draw:start-shape="id67" draw:start-glue-point="8" draw:end-shape="id68" draw:end-glue-point="4" svg:d="M18250 36500v750" svg:viewBox="0 0 1 751">
          <text:p/>
        </draw:connector>
        <draw:custom-shape draw:style-name="gr134" draw:text-style-name="P6" xml:id="id69" draw:id="id69" draw:layer="layout" svg:width="4.5cm" svg:height="2.75cm" svg:x="16cm" svg:y="29.5cm">
          <text:p text:style-name="P3">S8</text:p>
          <text:p text:style-name="P3"><text:span text:style-name="T1">FUNCTION SET</text:span></text:p>
          <text:p text:style-name="P3"><text:span text:style-name="T1">HE =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5" draw:text-style-name="P11" draw:layer="layout" draw:type="curve" svg:x1="18.25cm" svg:y1="32.25cm" svg:x2="18.25cm" svg:y2="33.75cm" draw:start-shape="id69" draw:start-glue-point="8" draw:end-shape="id67" draw:end-glue-point="4" svg:d="M18250 32250v1500" svg:viewBox="0 0 1 1501">
          <text:p/>
        </draw:connector>
        <draw:custom-shape draw:style-name="gr136" draw:text-style-name="P6" xml:id="id68" draw:id="id68" draw:layer="layout" svg:width="4.5cm" svg:height="2.75cm" svg:x="16cm" svg:y="37.25cm">
          <text:p text:style-name="P3">S10</text:p>
          <text:p text:style-name="P3"><text:span text:style-name="T5">CLEAR DISPLAY</text:span></text:p>
          <text:p text:style-name="P3"><text:span text:style-name="T5">ZERA TIMER</text:span></text:p>
          <text:p text:style-name="P3"><text:span text:style-name="T5">E = 1</text:span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6" xml:id="id70" draw:id="id70" draw:layer="layout" svg:width="4cm" svg:height="2.75cm" svg:x="22.25cm" svg:y="37.25cm">
          <text:p text:style-name="P3">S11</text:p>
          <text:p text:style-name="P3"><text:span text:style-name="T5">TIMER ++</text:span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11" draw:layer="layout" draw:type="curve" svg:x1="25.665cm" svg:y1="37.652cm" svg:x2="24.25cm" svg:y2="37.25cm" draw:start-shape="id70" draw:start-glue-point="11" draw:end-shape="id70" draw:end-glue-point="4" svg:d="M25665 37652c0-1354-1415-1153-1415-402" svg:viewBox="0 0 1416 993">
          <text:p/>
        </draw:connector>
        <draw:frame draw:style-name="gr139" draw:text-style-name="P12" draw:layer="layout" svg:width="3.008cm" svg:height="0.684cm" svg:x="24.242cm" svg:y="40.066cm">
          <draw:text-box>
            <text:p><text:span text:style-name="T5">TIMER &gt; 40 T</text:span></text:p>
          </draw:text-box>
        </draw:frame>
        <draw:frame draw:style-name="gr140" draw:text-style-name="P12" draw:layer="layout" svg:width="3.508cm" svg:height="0.683cm" svg:x="23.5cm" svg:y="36cm">
          <draw:text-box>
            <text:p><text:span text:style-name="T5">TIMER &lt;= 40 T</text:span></text:p>
          </draw:text-box>
        </draw:frame>
        <draw:custom-shape draw:style-name="gr141" draw:text-style-name="P6" xml:id="id71" draw:id="id71" draw:layer="layout" svg:width="4.5cm" svg:height="2.75cm" svg:x="16.25cm" svg:y="41.75cm">
          <text:p text:style-name="P3">S12</text:p>
          <text:p text:style-name="P3"><text:span text:style-name="T5">ENTRY MODE SET</text:span></text:p>
          <text:p text:style-name="P3"><text:span text:style-name="T5">HE = 1</text:span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11" draw:layer="layout" draw:type="curve" svg:x1="24.25cm" svg:y1="40cm" svg:x2="18.5cm" svg:y2="41.75cm" draw:start-shape="id70" draw:start-glue-point="8" draw:end-shape="id71" draw:end-glue-point="4" svg:d="M24250 40000c0 1314-5750 439-5750 1750" svg:viewBox="0 0 5751 1751">
          <text:p/>
        </draw:connector>
        <draw:frame draw:style-name="gr81" draw:text-style-name="P12" draw:layer="layout" svg:width="3.238cm" svg:height="0.607cm" svg:x="23.75cm" svg:y="11.643cm">
          <draw:text-box>
            <text:p><text:span text:style-name="T1">TIMER &lt;= 100 T <text:s/></text:span></text:p>
          </draw:text-box>
        </draw:frame>
        <draw:frame draw:style-name="gr81" draw:text-style-name="P12" draw:layer="layout" svg:width="3cm" svg:height="0.607cm" svg:x="24.5cm" svg:y="16cm">
          <draw:text-box>
            <text:p><text:span text:style-name="T1">TIMER &gt; 100 T </text:span></text:p>
          </draw:text-box>
        </draw:frame>
        <draw:connector draw:style-name="gr143" draw:text-style-name="P11" draw:layer="layout" draw:type="curve" svg:x1="20.5cm" svg:y1="38.625cm" svg:x2="22.25cm" svg:y2="38.625cm" draw:start-shape="id68" draw:start-glue-point="10" draw:end-shape="id70" draw:end-glue-point="6" svg:d="M20500 38625h1750" svg:viewBox="0 0 1751 1">
          <text:p/>
        </draw:connector>
        <draw:custom-shape draw:style-name="gr144" draw:text-style-name="P6" xml:id="id76" draw:id="id76" draw:layer="layout" svg:width="4cm" svg:height="2.75cm" svg:x="16.25cm" svg:y="24.75cm">
          <text:p text:style-name="P3">S6</text:p>
          <text:p text:style-name="P3"><text:span text:style-name="T1">INICIALIZA DISPLAY 2</text:span></text:p>
          <text:p text:style-name="P3"><text:span text:style-name="T1">RESET TIMER</text:span></text:p>
          <text:p text:style-name="P3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" xml:id="id72" draw:id="id72" draw:layer="layout" svg:width="4cm" svg:height="2.75cm" svg:x="10.75cm" svg:y="2.75cm">
          <text:p text:style-name="P3">S0</text:p>
          <text:p text:style-name="P3"><text:span text:style-name="T1">CL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6" draw:text-style-name="P11" draw:layer="layout" draw:type="curve" svg:x1="12.75cm" svg:y1="5.5cm" svg:x2="16.25cm" svg:y2="6.875cm" draw:start-shape="id72" draw:start-glue-point="8" draw:end-shape="id63" draw:end-glue-point="6" svg:d="M12750 5500c0 917 1166 1375 3500 1375" svg:viewBox="0 0 3501 1376">
          <text:p/>
        </draw:connector>
        <draw:connector draw:style-name="gr147" draw:text-style-name="P11" draw:layer="layout" draw:type="line" svg:x1="9.862cm" svg:y1="2.117cm" svg:x2="11.335cm" svg:y2="3.152cm" draw:end-shape="id72" draw:end-glue-point="5" svg:d="M9862 2117l1473 1035" svg:viewBox="0 0 1474 1036">
          <text:p/>
        </draw:connector>
        <draw:custom-shape draw:style-name="gr148" draw:text-style-name="P6" xml:id="id74" draw:id="id74" draw:layer="layout" svg:width="6.75cm" svg:height="3.25cm" svg:x="23.25cm" svg:y="45cm">
          <text:p text:style-name="P3">S14</text:p>
          <text:p text:style-name="P3"><text:span text:style-name="T1">INICIALIZAÇÃO/RENDER TERMINOU</text:span></text:p>
          <text:p text:style-name="P3"><text:span text:style-name="T1">ZERA REGS</text:span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9" draw:text-style-name="P11" draw:layer="layout" draw:type="curve" svg:x1="18.5cm" svg:y1="44.5cm" svg:x2="18.5cm" svg:y2="45.25cm" draw:start-shape="id71" draw:start-glue-point="8" draw:end-shape="id73" draw:end-glue-point="4" svg:d="M18500 44500v750" svg:viewBox="0 0 1 751">
          <text:p/>
        </draw:connector>
        <draw:connector draw:style-name="gr150" draw:text-style-name="P11" draw:layer="layout" draw:type="line" svg:x1="29.012cm" svg:y1="47.774cm" svg:x2="30.162cm" svg:y2="48.766cm" draw:start-shape="id74" draw:start-glue-point="9" svg:d="M29012 47774l1150 992" svg:viewBox="0 0 1151 993">
          <text:p/>
        </draw:connector>
        <draw:frame draw:style-name="gr151" draw:text-style-name="P10" draw:layer="layout" svg:width="6cm" svg:height="1.75cm" svg:x="30cm" svg:y="1.5cm">
          <draw:text-box>
            <text:p>T = 100 us</text:p>
            <text:p>Clock = 10 MHz</text:p>
          </draw:text-box>
        </draw:frame>
        <draw:custom-shape draw:style-name="gr152" draw:text-style-name="P6" xml:id="id75" draw:id="id75" draw:layer="layout" svg:width="4cm" svg:height="2.75cm" svg:x="22.5cm" svg:y="18.75cm">
          <text:p text:style-name="P3">S5</text:p>
          <text:p text:style-name="P3"><text:span text:style-name="T1">TIMER +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3" draw:text-style-name="P11" draw:layer="layout" draw:type="curve" svg:x1="20.217cm" svg:y1="20.17cm" svg:x2="22.5cm" svg:y2="20.125cm" draw:start-shape="id66" draw:start-glue-point="10" draw:end-shape="id75" draw:end-glue-point="6" svg:d="M20217 20170c1713 0 572-45 2283-45" svg:viewBox="0 0 2284 46">
          <text:p/>
        </draw:connector>
        <draw:connector draw:style-name="gr154" draw:text-style-name="P11" draw:layer="layout" draw:type="curve" svg:x1="25.915cm" svg:y1="19.152cm" svg:x2="24.5cm" svg:y2="18.75cm" draw:start-shape="id75" draw:start-glue-point="11" draw:end-shape="id75" draw:end-glue-point="4" svg:d="M25915 19152c0-1354-1415-1153-1415-402" svg:viewBox="0 0 1416 993">
          <text:p/>
        </draw:connector>
        <draw:connector draw:style-name="gr155" draw:text-style-name="P11" draw:layer="layout" draw:type="curve" svg:x1="24.5cm" svg:y1="21.5cm" svg:x2="18.25cm" svg:y2="24.75cm" draw:start-shape="id75" draw:start-glue-point="8" draw:end-shape="id76" draw:end-glue-point="4" svg:d="M24500 21500c0 2439-6250 814-6250 3250" svg:viewBox="0 0 6251 3251">
          <text:p/>
        </draw:connector>
        <draw:frame draw:style-name="gr81" draw:text-style-name="P12" draw:layer="layout" svg:width="2.75cm" svg:height="0.607cm" svg:x="24.25cm" svg:y="22.393cm">
          <draw:text-box>
            <text:p><text:span text:style-name="T1">TIMER &gt; 2 T </text:span></text:p>
          </draw:text-box>
        </draw:frame>
        <draw:frame draw:style-name="gr81" draw:text-style-name="P12" draw:layer="layout" svg:width="3cm" svg:height="0.607cm" svg:x="25.75cm" svg:y="18.25cm">
          <draw:text-box>
            <text:p><text:span text:style-name="T1">TIMER &lt;= 2 T </text:span></text:p>
          </draw:text-box>
        </draw:frame>
        <draw:custom-shape draw:style-name="gr156" draw:text-style-name="P6" xml:id="id77" draw:id="id77" draw:layer="layout" svg:width="4cm" svg:height="2.75cm" svg:x="22.75cm" svg:y="24.75cm">
          <text:p text:style-name="P3">S7</text:p>
          <text:p text:style-name="P3"><text:span text:style-name="T1">TIMER +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11" draw:layer="layout" draw:type="curve" svg:x1="26.165cm" svg:y1="25.152cm" svg:x2="24.75cm" svg:y2="24.75cm" draw:start-shape="id77" draw:start-glue-point="11" draw:end-shape="id77" draw:end-glue-point="4" svg:d="M26165 25152c0-1354-1415-1153-1415-402" svg:viewBox="0 0 1416 993">
          <text:p/>
        </draw:connector>
        <draw:frame draw:style-name="gr81" draw:text-style-name="P12" draw:layer="layout" svg:width="2.75cm" svg:height="0.607cm" svg:x="24.5cm" svg:y="28cm">
          <draw:text-box>
            <text:p><text:span text:style-name="T1">TIMER &gt; 2 T </text:span></text:p>
          </draw:text-box>
        </draw:frame>
        <draw:frame draw:style-name="gr81" draw:text-style-name="P12" draw:layer="layout" svg:width="2.75cm" svg:height="0.607cm" svg:x="26cm" svg:y="24.09cm">
          <draw:text-box>
            <text:p><text:span text:style-name="T1">TIMER &gt; 2 T </text:span></text:p>
          </draw:text-box>
        </draw:frame>
        <draw:connector draw:style-name="gr157" draw:text-style-name="P11" draw:layer="layout" draw:type="curve" svg:x1="20.25cm" svg:y1="26.125cm" svg:x2="22.75cm" svg:y2="26.125cm" draw:start-shape="id76" draw:start-glue-point="10" draw:end-shape="id77" draw:end-glue-point="6" svg:d="M20250 26125h2500" svg:viewBox="0 0 2501 1">
          <text:p/>
        </draw:connector>
        <draw:connector draw:style-name="gr158" draw:text-style-name="P11" draw:layer="layout" draw:type="curve" svg:x1="24.75cm" svg:y1="27.5cm" svg:x2="18.25cm" svg:y2="29.5cm" draw:start-shape="id77" draw:start-glue-point="8" draw:end-shape="id69" draw:end-glue-point="4" svg:d="M24750 27500c0 1501-6500 502-6500 2000" svg:viewBox="0 0 6501 2001">
          <text:p/>
        </draw:connector>
        <draw:custom-shape draw:style-name="gr159" draw:text-style-name="P6" xml:id="id73" draw:id="id73" draw:layer="layout" svg:width="4.5cm" svg:height="2.75cm" svg:x="16.25cm" svg:y="45.25cm">
          <text:p text:style-name="P3">S13</text:p>
          <text:p text:style-name="P3"><text:span text:style-name="T1">DISPLAY ON</text:span></text:p>
          <text:p text:style-name="P3"><text:span text:style-name="T1">H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0" draw:text-style-name="P11" draw:layer="layout" draw:type="curve" svg:x1="20.75cm" svg:y1="46.625cm" svg:x2="23.25cm" svg:y2="46.625cm" draw:start-shape="id73" draw:start-glue-point="10" draw:end-shape="id74" draw:end-glue-point="6" svg:d="M20750 46625h2500" svg:viewBox="0 0 2501 1">
          <text:p/>
        </draw:connector>
      </draw:page>
      <draw:page draw:name="page4" draw:style-name="dp1" draw:master-page-name="Padrão">
        <draw:custom-shape draw:style-name="gr161" draw:text-style-name="P18" xml:id="id83" draw:id="id83" draw:layer="layout" svg:width="5.25cm" svg:height="2.5cm" svg:x="6.926cm" svg:y="18.778cm">
          <text:p text:style-name="P1">CONT POS</text:p>
          <text:p text:style-name="P1"><text:span text:style-name="T7">4 BITS</text:span></text:p>
          <draw:enhanced-geometry svg:viewBox="0 0 21600 21600" draw:type="rectangle" draw:enhanced-path="M 0 0 L 21600 0 21600 21600 0 21600 0 0 Z N"/>
        </draw:custom-shape>
        <draw:custom-shape draw:style-name="gr161" draw:text-style-name="P18" xml:id="id80" draw:id="id80" draw:layer="layout" svg:width="5.25cm" svg:height="2.5cm" svg:x="6.75cm" svg:y="31cm">
          <text:p text:style-name="P1">REG LINHA</text:p>
          <text:p text:style-name="P3"><text:span text:style-name="T7">1 BIT</text:span></text:p>
          <draw:enhanced-geometry svg:viewBox="0 0 21600 21600" draw:type="rectangle" draw:enhanced-path="M 0 0 L 21600 0 21600 21600 0 21600 0 0 Z N"/>
        </draw:custom-shape>
        <draw:polygon draw:style-name="gr162" draw:text-style-name="P11" draw:layer="layout" svg:width="39.249cm" svg:height="42.999cm" svg:x="5.25cm" svg:y="4.75cm" svg:viewBox="0 0 39250 43000" draw:points="0,0 39250,0 39250,43000 0,43000">
          <text:p/>
        </draw:polygon>
        <draw:line draw:style-name="gr163" draw:text-style-name="P11" draw:layer="layout" svg:x1="2.25cm" svg:y1="31.5cm" svg:x2="6.75cm" svg:y2="31.5cm">
          <text:p/>
        </draw:line>
        <draw:line draw:style-name="gr164" draw:text-style-name="P11" draw:layer="layout" svg:x1="2.25cm" svg:y1="19.278cm" svg:x2="6.926cm" svg:y2="19.278cm">
          <text:p/>
        </draw:line>
        <draw:custom-shape draw:style-name="gr161" draw:text-style-name="P18" xml:id="id78" draw:id="id78" draw:layer="layout" svg:width="5.25cm" svg:height="2.5cm" svg:x="14.926cm" svg:y="18.778cm">
          <text:p text:style-name="P1">COMP</text:p>
          <text:p text:style-name="P1"><text:span text:style-name="T1">POS = 15</text:span></text:p>
          <draw:enhanced-geometry svg:viewBox="0 0 21600 21600" draw:type="rectangle" draw:enhanced-path="M 0 0 L 21600 0 21600 21600 0 21600 0 0 Z N"/>
        </draw:custom-shape>
        <draw:connector draw:style-name="gr165" draw:text-style-name="P11" draw:layer="layout" svg:x1="20.176cm" svg:y1="20.028cm" svg:x2="3.75cm" svg:y2="22.125cm" draw:start-shape="id78" draw:start-glue-point="1" draw:end-shape="id79" draw:end-glue-point="1" svg:d="M20176 20028h501v2097h-16927" svg:viewBox="0 0 16928 2098">
          <text:p/>
        </draw:connector>
        <draw:connector draw:style-name="gr166" draw:text-style-name="P11" draw:layer="layout" svg:x1="12cm" svg:y1="32.25cm" svg:x2="4.274cm" svg:y2="34.65cm" draw:start-shape="id80" draw:start-glue-point="1" svg:d="M12000 32250h501v2400h-8227" svg:viewBox="0 0 8228 2401">
          <text:p/>
        </draw:connector>
        <draw:custom-shape draw:style-name="gr167" draw:text-style-name="P20" xml:id="id81" draw:id="id81" draw:layer="layout" svg:width="3.25cm" svg:height="2.5cm" svg:x="25.75cm" svg:y="7cm">
          <text:p text:style-name="P19"><text:span text:style-name="T3">MUX</text:span></text:p>
          <text:p text:style-name="P19"><text:span text:style-name="T3">O_Q0</text:span></text:p>
          <draw:enhanced-geometry svg:viewBox="0 0 21600 21600" draw:type="rectangle" draw:enhanced-path="M 0 0 L 21600 0 21600 21600 0 21600 0 0 Z N"/>
        </draw:custom-shape>
        <draw:connector draw:style-name="gr168" draw:text-style-name="P11" draw:layer="layout" svg:x1="27.375cm" svg:y1="7cm" svg:x2="27.375cm" svg:y2="2.556cm" draw:start-shape="id81" draw:start-glue-point="0" draw:end-shape="id82" draw:end-glue-point="2" svg:d="M27375 7000v-4444" svg:viewBox="0 0 1 4445">
          <text:p/>
        </draw:connector>
        <draw:connector draw:style-name="gr169" draw:text-style-name="P11" draw:layer="layout" svg:x1="12.176cm" svg:y1="20.028cm" svg:x2="14.926cm" svg:y2="20.028cm" draw:start-shape="id83" draw:start-glue-point="1" draw:end-shape="id78" draw:end-glue-point="3" svg:d="M12176 20028h2750" svg:viewBox="0 0 2751 1">
          <text:p/>
        </draw:connector>
        <draw:custom-shape draw:style-name="gr167" draw:text-style-name="P20" xml:id="id84" draw:id="id84" draw:layer="layout" svg:width="3.25cm" svg:height="2.5cm" svg:x="30.25cm" svg:y="7cm">
          <text:p text:style-name="P19"><text:span text:style-name="T3">MUX</text:span></text:p>
          <text:p text:style-name="P19"><text:span text:style-name="T3">M_Q0</text:span></text:p>
          <draw:enhanced-geometry svg:viewBox="0 0 21600 21600" draw:type="rectangle" draw:enhanced-path="M 0 0 L 21600 0 21600 21600 0 21600 0 0 Z N"/>
        </draw:custom-shape>
        <draw:connector draw:style-name="gr168" draw:text-style-name="P11" draw:layer="layout" svg:x1="31.875cm" svg:y1="7cm" svg:x2="31.875cm" svg:y2="2.556cm" draw:start-shape="id84" draw:start-glue-point="0" draw:end-shape="id85" draw:end-glue-point="2" svg:d="M31875 7000v-4444" svg:viewBox="0 0 1 4445">
          <text:p/>
        </draw:connector>
        <draw:custom-shape draw:style-name="gr167" draw:text-style-name="P20" xml:id="id86" draw:id="id86" draw:layer="layout" svg:width="3.25cm" svg:height="2.5cm" svg:x="34.75cm" svg:y="7cm">
          <text:p text:style-name="P19"><text:span text:style-name="T3">MUX</text:span></text:p>
          <text:p text:style-name="P19"><text:span text:style-name="T3">0_Q1</text:span></text:p>
          <draw:enhanced-geometry svg:viewBox="0 0 21600 21600" draw:type="rectangle" draw:enhanced-path="M 0 0 L 21600 0 21600 21600 0 21600 0 0 Z N"/>
        </draw:custom-shape>
        <draw:connector draw:style-name="gr168" draw:text-style-name="P11" draw:layer="layout" svg:x1="36.375cm" svg:y1="7cm" svg:x2="36.375cm" svg:y2="2.556cm" draw:start-shape="id86" draw:start-glue-point="0" draw:end-shape="id87" draw:end-glue-point="2" svg:d="M36375 7000v-4444" svg:viewBox="0 0 1 4445">
          <text:p/>
        </draw:connector>
        <draw:custom-shape draw:style-name="gr167" draw:text-style-name="P20" xml:id="id88" draw:id="id88" draw:layer="layout" svg:width="3.25cm" svg:height="2.5cm" svg:x="39.5cm" svg:y="7cm">
          <text:p text:style-name="P19"><text:span text:style-name="T3">MUX</text:span></text:p>
          <text:p text:style-name="P19"><text:span text:style-name="T3">M_Q1</text:span></text:p>
          <draw:enhanced-geometry svg:viewBox="0 0 21600 21600" draw:type="rectangle" draw:enhanced-path="M 0 0 L 21600 0 21600 21600 0 21600 0 0 Z N"/>
        </draw:custom-shape>
        <draw:connector draw:style-name="gr168" draw:text-style-name="P11" draw:layer="layout" svg:x1="41.125cm" svg:y1="7cm" svg:x2="41.125cm" svg:y2="2.556cm" draw:start-shape="id88" draw:start-glue-point="0" draw:end-shape="id89" draw:end-glue-point="2" svg:d="M41125 7000v-4444" svg:viewBox="0 0 1 4445">
          <text:p/>
        </draw:connector>
        <draw:connector draw:style-name="gr170" draw:text-style-name="P11" draw:layer="layout" draw:line-skew="12.525cm" svg:x1="13.45cm" svg:y1="11.686cm" svg:x2="39.5cm" svg:y2="8.25cm" draw:end-shape="id88" draw:end-glue-point="3" svg:d="M13450 11686h25300v-3436h750" svg:viewBox="0 0 26051 3437">
          <text:p/>
        </draw:connector>
        <draw:connector draw:style-name="gr171" draw:text-style-name="P11" draw:layer="layout" svg:x1="29.593cm" svg:y1="11.724cm" svg:x2="30.25cm" svg:y2="8.25cm" draw:end-shape="id84" draw:end-glue-point="3" svg:d="M29593 11724h78v-3474h579" svg:viewBox="0 0 658 3475">
          <text:p/>
        </draw:connector>
        <draw:connector draw:style-name="gr172" draw:text-style-name="P11" draw:layer="layout" svg:x1="34.274cm" svg:y1="11.764cm" svg:x2="34.75cm" svg:y2="8.25cm" draw:end-shape="id86" draw:end-glue-point="3" svg:d="M34274 11764h-25v-3514h501" svg:viewBox="0 0 502 3515">
          <text:p/>
        </draw:connector>
        <draw:connector draw:style-name="gr173" draw:text-style-name="P11" draw:layer="layout" svg:x1="41.125cm" svg:y1="9.5cm" svg:x2="35.25cm" svg:y2="16.875cm" draw:start-shape="id88" draw:start-glue-point="2" draw:end-shape="id90" draw:end-glue-point="1" svg:d="M41125 9500v7375h-5875" svg:viewBox="0 0 5876 7376">
          <text:p/>
        </draw:connector>
        <draw:connector draw:style-name="gr174" draw:text-style-name="P11" draw:layer="layout" draw:line-skew="1.5cm" svg:x1="36.375cm" svg:y1="9.5cm" svg:x2="33.25cm" svg:y2="15.5cm" draw:start-shape="id86" draw:start-glue-point="2" draw:end-shape="id90" draw:end-glue-point="0" svg:d="M36375 9500v4500h-3125v1500" svg:viewBox="0 0 3126 6001">
          <text:p/>
        </draw:connector>
        <draw:connector draw:style-name="gr175" draw:text-style-name="P11" draw:layer="layout" svg:x1="31.875cm" svg:y1="9.5cm" svg:x2="26.5cm" svg:y2="14.125cm" draw:start-shape="id84" draw:start-glue-point="2" draw:end-shape="id91" draw:end-glue-point="1" svg:d="M31875 9500v4625h-5375" svg:viewBox="0 0 5376 4626">
          <text:p/>
        </draw:connector>
        <draw:custom-shape draw:style-name="gr161" draw:text-style-name="P18" xml:id="id92" draw:id="id92" draw:layer="layout" svg:width="5.25cm" svg:height="2.5cm" svg:x="6.75cm" svg:y="35.75cm">
          <text:p text:style-name="P1">TIMER </text:p>
          <text:p text:style-name="P1"><text:span text:style-name="T8">10 BITS</text:span></text:p>
          <draw:enhanced-geometry svg:viewBox="0 0 21600 21600" draw:type="rectangle" draw:enhanced-path="M 0 0 L 21600 0 21600 21600 0 21600 0 0 Z N"/>
        </draw:custom-shape>
        <draw:line draw:style-name="gr176" draw:text-style-name="P11" draw:layer="layout" svg:x1="1.5cm" svg:y1="36.25cm" svg:x2="6.75cm" svg:y2="36.25cm">
          <text:p/>
        </draw:line>
        <draw:custom-shape draw:style-name="gr161" draw:text-style-name="P18" xml:id="id93" draw:id="id93" draw:layer="layout" svg:width="5.25cm" svg:height="2.5cm" svg:x="34cm" svg:y="35.75cm">
          <text:p text:style-name="P1">COMP </text:p>
          <text:p text:style-name="P1">t &gt; 100 ms</text:p>
          <draw:enhanced-geometry svg:viewBox="0 0 21600 21600" draw:type="rectangle" draw:enhanced-path="M 0 0 L 21600 0 21600 21600 0 21600 0 0 Z N"/>
        </draw:custom-shape>
        <draw:custom-shape draw:style-name="gr161" draw:text-style-name="P18" xml:id="id94" draw:id="id94" draw:layer="layout" svg:width="5.25cm" svg:height="2.5cm" svg:x="14.249cm" svg:y="41cm">
          <text:p text:style-name="P1">COMP </text:p>
          <text:p text:style-name="P1">t &gt; 2 us</text:p>
          <draw:enhanced-geometry svg:viewBox="0 0 21600 21600" draw:type="rectangle" draw:enhanced-path="M 0 0 L 21600 0 21600 21600 0 21600 0 0 Z N"/>
        </draw:custom-shape>
        <draw:connector draw:style-name="gr177" draw:text-style-name="P11" draw:layer="layout" svg:x1="12cm" svg:y1="37cm" svg:x2="34cm" svg:y2="37cm" draw:start-shape="id92" draw:start-glue-point="1" draw:end-shape="id93" draw:end-glue-point="3" svg:d="M12000 37000h22000" svg:viewBox="0 0 22001 1">
          <text:p/>
        </draw:connector>
        <draw:connector draw:style-name="gr178" draw:text-style-name="P11" draw:layer="layout" svg:x1="12cm" svg:y1="37cm" svg:x2="14.249cm" svg:y2="42.25cm" draw:start-shape="id92" draw:start-glue-point="1" draw:end-shape="id94" draw:end-glue-point="3" svg:d="M12000 37000h1125v5250h1124" svg:viewBox="0 0 2250 5251">
          <text:p/>
        </draw:connector>
        <draw:connector draw:style-name="gr179" draw:text-style-name="P11" draw:layer="layout" svg:x1="39.25cm" svg:y1="37cm" svg:x2="4.25cm" svg:y2="46.362cm" draw:start-shape="id93" draw:start-glue-point="1" draw:end-shape="id95" draw:end-glue-point="1" svg:d="M39250 37000h501v9362h-35501" svg:viewBox="0 0 35502 9363">
          <text:p/>
        </draw:connector>
        <draw:connector draw:style-name="gr180" draw:text-style-name="P11" draw:layer="layout" svg:x1="19.499cm" svg:y1="42.25cm" svg:x2="4.25cm" svg:y2="44.137cm" draw:start-shape="id94" draw:start-glue-point="1" draw:end-shape="id96" draw:end-glue-point="1" svg:d="M19499 42250h501v1887h-15750" svg:viewBox="0 0 15751 1888">
          <text:p/>
        </draw:connector>
        <draw:line draw:style-name="gr181" draw:text-style-name="P11" draw:layer="layout" svg:x1="2.25cm" svg:y1="20.778cm" svg:x2="7cm" svg:y2="20.778cm">
          <text:p/>
        </draw:line>
        <draw:frame draw:style-name="gr182" draw:text-style-name="P21" draw:layer="layout" svg:width="3.691cm" svg:height="0.75cm" svg:x="1.559cm" svg:y="18.278cm">
          <draw:text-box>
            <text:p><text:span text:style-name="T8">EN_POS</text:span></text:p>
          </draw:text-box>
        </draw:frame>
        <draw:frame draw:style-name="gr182" draw:text-style-name="P21" draw:layer="layout" svg:width="3.691cm" svg:height="0.75cm" svg:x="1.5cm" svg:y="19.778cm">
          <draw:text-box>
            <text:p><text:span text:style-name="T8">CLR_POS</text:span></text:p>
          </draw:text-box>
        </draw:frame>
        <draw:frame draw:style-name="gr183" draw:text-style-name="P21" draw:layer="layout" svg:width="4.25cm" svg:height="0.725cm" svg:x="1.25cm" svg:y="30.801cm">
          <draw:text-box>
            <text:p><text:span text:style-name="T8">SET_LINHA</text:span></text:p>
          </draw:text-box>
        </draw:frame>
        <draw:line draw:style-name="gr184" draw:text-style-name="P11" draw:layer="layout" svg:x1="2.25cm" svg:y1="33.25cm" svg:x2="6.75cm" svg:y2="33.25cm">
          <text:p/>
        </draw:line>
        <draw:frame draw:style-name="gr183" draw:text-style-name="P21" draw:layer="layout" svg:width="4.75cm" svg:height="0.725cm" svg:x="1.25cm" svg:y="32.525cm">
          <draw:text-box>
            <text:p><text:span text:style-name="T8">CLR_LINHA</text:span></text:p>
          </draw:text-box>
        </draw:frame>
        <draw:frame draw:style-name="gr183" draw:text-style-name="P21" draw:layer="layout" svg:width="2.941cm" svg:height="0.725cm" svg:x="2.25cm" svg:y="35.5cm">
          <draw:text-box>
            <text:p><text:span text:style-name="T8">EN_TIMER</text:span></text:p>
          </draw:text-box>
        </draw:frame>
        <draw:connector draw:style-name="gr185" draw:text-style-name="P11" draw:layer="layout" draw:line-skew="-5.463cm" svg:x1="12.176cm" svg:y1="20.028cm" svg:x2="25.75cm" svg:y2="8.25cm" draw:start-shape="id83" draw:start-glue-point="1" draw:end-shape="id81" draw:end-glue-point="3" svg:d="M12176 20028h1324v-11778h12250" svg:viewBox="0 0 13575 11779">
          <text:p/>
        </draw:connector>
        <draw:frame draw:style-name="gr183" draw:text-style-name="P21" xml:id="id97" draw:id="id97" draw:layer="layout" svg:width="2.25cm" svg:height="0.725cm" svg:x="1.5cm" svg:y="13.75cm">
          <draw:text-box>
            <text:p><text:span text:style-name="T8">Q0_POS</text:span></text:p>
          </draw:text-box>
        </draw:frame>
        <draw:frame draw:style-name="gr182" draw:text-style-name="P21" xml:id="id98" draw:id="id98" draw:layer="layout" svg:width="2.25cm" svg:height="0.75cm" svg:x="1.5cm" svg:y="16.5cm">
          <draw:text-box>
            <text:p><text:span text:style-name="T8">Q1_POS</text:span></text:p>
          </draw:text-box>
        </draw:frame>
        <draw:connector draw:style-name="gr186" draw:text-style-name="P11" draw:layer="layout" draw:line-skew="1cm" svg:x1="27.375cm" svg:y1="9.5cm" svg:x2="24.375cm" svg:y2="12.75cm" draw:start-shape="id81" draw:start-glue-point="2" draw:end-shape="id91" draw:end-glue-point="0" svg:d="M27375 9500v2625h-3000v625" svg:viewBox="0 0 3001 3251">
          <text:p/>
        </draw:connector>
        <draw:custom-shape draw:style-name="gr187" draw:text-style-name="P20" xml:id="id91" draw:id="id91" draw:layer="layout" svg:width="4.25cm" svg:height="2.75cm" svg:x="22.25cm" svg:y="12.75cm">
          <text:p text:style-name="P19"><text:span text:style-name="T3">MUX</text:span></text:p>
          <text:p text:style-name="P19"><text:span text:style-name="T3">OBJ_Q0</text:span></text:p>
          <draw:enhanced-geometry svg:viewBox="0 0 21600 21600" draw:type="rectangle" draw:enhanced-path="M 0 0 L 21600 0 21600 21600 0 21600 0 0 Z N"/>
        </draw:custom-shape>
        <draw:connector draw:style-name="gr188" draw:text-style-name="P11" draw:layer="layout" svg:x1="22.25cm" svg:y1="14.125cm" svg:x2="3.75cm" svg:y2="14.112cm" draw:start-shape="id91" draw:start-glue-point="3" draw:end-shape="id97" draw:end-glue-point="1" svg:d="M22250 14125h-9250v-13h-9250" svg:viewBox="0 0 18501 14">
          <text:p/>
        </draw:connector>
        <draw:custom-shape draw:style-name="gr189" draw:text-style-name="P20" xml:id="id90" draw:id="id90" draw:layer="layout" svg:width="4cm" svg:height="2.75cm" svg:x="31.25cm" svg:y="15.5cm">
          <text:p text:style-name="P19"><text:span text:style-name="T3">MUX</text:span></text:p>
          <text:p text:style-name="P19"><text:span text:style-name="T3">OBJ_Q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0" draw:text-style-name="P11" draw:layer="layout" svg:x1="31.25cm" svg:y1="16.875cm" svg:x2="3.75cm" svg:y2="16.875cm" draw:start-shape="id90" draw:start-glue-point="3" draw:end-shape="id98" draw:end-glue-point="1" svg:d="M31250 16875h-27500" svg:viewBox="0 0 27501 1">
          <text:p/>
        </draw:connector>
        <draw:custom-shape draw:style-name="gr161" draw:text-style-name="P18" xml:id="id99" draw:id="id99" draw:layer="layout" svg:width="5.25cm" svg:height="2.5cm" svg:x="6.691cm" svg:y="26.85cm">
          <text:p text:style-name="P1">CONT OBJ</text:p>
          <text:p text:style-name="P1"><text:span text:style-name="T7">2 BITS</text:span></text:p>
          <draw:enhanced-geometry svg:viewBox="0 0 21600 21600" draw:type="rectangle" draw:enhanced-path="M 0 0 L 21600 0 21600 21600 0 21600 0 0 Z N"/>
        </draw:custom-shape>
        <draw:line draw:style-name="gr163" draw:text-style-name="P11" draw:layer="layout" svg:x1="2.191cm" svg:y1="27.35cm" svg:x2="6.691cm" svg:y2="27.35cm">
          <text:p/>
        </draw:line>
        <draw:connector draw:style-name="gr166" draw:text-style-name="P11" draw:layer="layout" svg:x1="11.941cm" svg:y1="28.1cm" svg:x2="4.25cm" svg:y2="30.362cm" draw:start-shape="id99" draw:start-glue-point="1" draw:end-shape="id100" draw:end-glue-point="1" svg:d="M11941 28100h501v2262h-8192" svg:viewBox="0 0 8193 2263">
          <text:p/>
        </draw:connector>
        <draw:frame draw:style-name="gr183" draw:text-style-name="P21" draw:layer="layout" svg:width="4.191cm" svg:height="0.725cm" svg:x="1.25cm" svg:y="26.651cm">
          <draw:text-box>
            <text:p><text:span text:style-name="T8">EN_OBJ</text:span></text:p>
          </draw:text-box>
        </draw:frame>
        <draw:line draw:style-name="gr184" draw:text-style-name="P11" draw:layer="layout" svg:x1="2.191cm" svg:y1="29.1cm" svg:x2="6.691cm" svg:y2="29.1cm">
          <text:p/>
        </draw:line>
        <draw:frame draw:style-name="gr183" draw:text-style-name="P21" draw:layer="layout" svg:width="4.191cm" svg:height="0.725cm" svg:x="1.25cm" svg:y="28.35cm">
          <draw:text-box>
            <text:p><text:span text:style-name="T8">CLR_OBJ</text:span></text:p>
          </draw:text-box>
        </draw:frame>
        <draw:connector draw:style-name="gr191" draw:text-style-name="P11" draw:layer="layout" svg:x1="11.941cm" svg:y1="28.1cm" svg:x2="24.375cm" svg:y2="15.5cm" draw:start-shape="id99" draw:start-glue-point="1" draw:end-shape="id91" draw:end-glue-point="2" svg:d="M11941 28100h12434v-12600" svg:viewBox="0 0 12435 12601">
          <text:p/>
        </draw:connector>
        <draw:connector draw:style-name="gr192" draw:text-style-name="P11" draw:layer="layout" svg:x1="11.941cm" svg:y1="28.1cm" svg:x2="33.25cm" svg:y2="18.25cm" draw:start-shape="id99" draw:start-glue-point="1" draw:end-shape="id90" draw:end-glue-point="2" svg:d="M11941 28100h21309v-9850" svg:viewBox="0 0 21310 9851">
          <text:p/>
        </draw:connector>
        <draw:custom-shape draw:style-name="gr161" draw:text-style-name="P18" xml:id="id102" draw:id="id102" draw:layer="layout" svg:width="5.25cm" svg:height="2.5cm" svg:x="28cm" svg:y="37.5cm">
          <text:p text:style-name="P1">COMP </text:p>
          <text:p text:style-name="P1">t &gt; 10 ms</text:p>
          <draw:enhanced-geometry svg:viewBox="0 0 21600 21600" draw:type="rectangle" draw:enhanced-path="M 0 0 L 21600 0 21600 21600 0 21600 0 0 Z N"/>
        </draw:custom-shape>
        <draw:custom-shape draw:style-name="gr161" draw:text-style-name="P18" xml:id="id101" draw:id="id101" draw:layer="layout" svg:width="5.25cm" svg:height="2.5cm" svg:x="21cm" svg:y="39.25cm">
          <text:p text:style-name="P1">COMP </text:p>
          <text:p text:style-name="P1">t &gt; 4 ms</text:p>
          <draw:enhanced-geometry svg:viewBox="0 0 21600 21600" draw:type="rectangle" draw:enhanced-path="M 0 0 L 21600 0 21600 21600 0 21600 0 0 Z N"/>
        </draw:custom-shape>
        <draw:connector draw:style-name="gr193" draw:text-style-name="P11" draw:layer="layout" svg:x1="12cm" svg:y1="37cm" svg:x2="21cm" svg:y2="40.5cm" draw:start-shape="id92" draw:start-glue-point="1" draw:end-shape="id101" draw:end-glue-point="3" svg:d="M12000 37000h4500v3500h4500" svg:viewBox="0 0 9001 3501">
          <text:p/>
        </draw:connector>
        <draw:connector draw:style-name="gr194" draw:text-style-name="P11" draw:layer="layout" svg:x1="12cm" svg:y1="37cm" svg:x2="28cm" svg:y2="38.75cm" draw:start-shape="id92" draw:start-glue-point="1" draw:end-shape="id102" draw:end-glue-point="3" svg:d="M12000 37000h8000v1750h8000" svg:viewBox="0 0 16001 1751">
          <text:p/>
        </draw:connector>
        <draw:connector draw:style-name="gr195" draw:text-style-name="P11" draw:layer="layout" svg:x1="26.25cm" svg:y1="40.5cm" svg:x2="4.25cm" svg:y2="44.887cm" draw:start-shape="id101" draw:start-glue-point="1" draw:end-shape="id103" draw:end-glue-point="1" svg:d="M26250 40500h501v4387h-22501" svg:viewBox="0 0 22502 4388">
          <text:p/>
        </draw:connector>
        <draw:connector draw:style-name="gr196" draw:text-style-name="P11" draw:layer="layout" svg:x1="33.25cm" svg:y1="38.75cm" svg:x2="4.25cm" svg:y2="45.612cm" draw:start-shape="id102" draw:start-glue-point="1" draw:end-shape="id104" draw:end-glue-point="1" svg:d="M33250 38750h501v6862h-29501" svg:viewBox="0 0 29502 6863">
          <text:p/>
        </draw:connector>
        <draw:frame draw:style-name="gr183" draw:text-style-name="P21" xml:id="id96" draw:id="id96" draw:layer="layout" svg:width="1cm" svg:height="0.725cm" svg:x="3.25cm" svg:y="43.775cm">
          <draw:text-box>
            <text:p><text:span text:style-name="T8">T2</text:span></text:p>
          </draw:text-box>
        </draw:frame>
        <draw:frame draw:style-name="gr183" draw:text-style-name="P21" xml:id="id103" draw:id="id103" draw:layer="layout" svg:width="1.25cm" svg:height="0.725cm" svg:x="3cm" svg:y="44.525cm">
          <draw:text-box>
            <text:p><text:span text:style-name="T8">T40</text:span></text:p>
          </draw:text-box>
        </draw:frame>
        <draw:frame draw:style-name="gr183" draw:text-style-name="P21" xml:id="id104" draw:id="id104" draw:layer="layout" svg:width="1.5cm" svg:height="0.725cm" svg:x="2.75cm" svg:y="45.25cm">
          <draw:text-box>
            <text:p><text:span text:style-name="T8">T100</text:span></text:p>
          </draw:text-box>
        </draw:frame>
        <draw:frame draw:style-name="gr183" draw:text-style-name="P21" xml:id="id95" draw:id="id95" draw:layer="layout" svg:width="1.941cm" svg:height="0.725cm" svg:x="2.309cm" svg:y="46cm">
          <draw:text-box>
            <text:p><text:span text:style-name="T8">T1000</text:span></text:p>
          </draw:text-box>
        </draw:frame>
        <draw:line draw:style-name="gr197" draw:text-style-name="P11" draw:layer="layout" svg:x1="1.5cm" svg:y1="37.75cm" svg:x2="6.75cm" svg:y2="37.75cm">
          <text:p/>
        </draw:line>
        <draw:frame draw:style-name="gr183" draw:text-style-name="P21" draw:layer="layout" svg:width="3.191cm" svg:height="0.725cm" svg:x="2cm" svg:y="37.025cm">
          <draw:text-box>
            <text:p><text:span text:style-name="T8">CLR_TIMER</text:span></text:p>
          </draw:text-box>
        </draw:frame>
        <draw:frame draw:style-name="gr182" draw:text-style-name="P21" xml:id="id79" draw:id="id79" draw:layer="layout" svg:width="2.191cm" svg:height="0.75cm" svg:x="1.559cm" svg:y="21.75cm">
          <draw:text-box>
            <text:p><text:span text:style-name="T8">POS_15</text:span></text:p>
          </draw:text-box>
        </draw:frame>
        <draw:frame draw:style-name="gr183" draw:text-style-name="P21" xml:id="id100" draw:id="id100" draw:layer="layout" svg:width="2.5cm" svg:height="0.725cm" svg:x="1.75cm" svg:y="30cm">
          <draw:text-box>
            <text:p><text:span text:style-name="T8">OBJ</text:span></text:p>
          </draw:text-box>
        </draw:frame>
        <draw:frame draw:style-name="gr198" draw:text-style-name="P21" draw:layer="layout" svg:width="7cm" svg:height="9.75cm" svg:x="36.25cm" svg:y="22.75cm">
          <draw:text-box>
            <text:p><text:span text:style-name="T8">-Timer(10 bits)</text:span></text:p>
            <text:p><text:span text:style-name="T8">-comparador(10 bits)</text:span></text:p>
            <text:p><text:span text:style-name="T8">-comparador(2 bits)</text:span></text:p>
            <text:p><text:span text:style-name="T8">-contador(2 bits)</text:span></text:p>
            <text:p><text:span text:style-name="T8">-contador(4 bits)</text:span></text:p>
            <text:p><text:span text:style-name="T8">-mux(15x1)</text:span></text:p>
            <text:p><text:span text:style-name="T8">-mu(2x1)</text:span></text:p>
            <text:p><text:span text:style-name="T8"/></text:p>
          </draw:text-box>
        </draw:frame>
        <draw:frame draw:style-name="gr199" draw:text-style-name="P22" xml:id="id82" draw:id="id82" draw:layer="layout" svg:width="2.75cm" svg:height="0.806cm" svg:x="26cm" svg:y="1.75cm">
          <draw:text-box>
            <text:p><text:span text:style-name="T9">q0_obst</text:span></text:p>
          </draw:text-box>
        </draw:frame>
        <draw:frame draw:style-name="gr199" draw:text-style-name="P22" xml:id="id85" draw:id="id85" draw:layer="layout" svg:width="3.25cm" svg:height="0.806cm" svg:x="30.25cm" svg:y="1.75cm">
          <draw:text-box>
            <text:p><text:span text:style-name="T9">q0_moeda</text:span></text:p>
          </draw:text-box>
        </draw:frame>
        <draw:frame draw:style-name="gr199" draw:text-style-name="P22" xml:id="id89" draw:id="id89" draw:layer="layout" svg:width="3.25cm" svg:height="0.806cm" svg:x="39.5cm" svg:y="1.75cm">
          <draw:text-box>
            <text:p><text:span text:style-name="T9">q1_moeda</text:span></text:p>
          </draw:text-box>
        </draw:frame>
        <draw:frame draw:style-name="gr199" draw:text-style-name="P22" xml:id="id87" draw:id="id87" draw:layer="layout" svg:width="2.75cm" svg:height="0.806cm" svg:x="35cm" svg:y="1.75cm">
          <draw:text-box>
            <text:p><text:span text:style-name="T9">q1_obst</text:span></text:p>
          </draw:text-box>
        </draw:frame>
        <draw:line draw:style-name="gr200" draw:text-style-name="P11" draw:layer="layout" svg:x1="11.5cm" svg:y1="43.25cm" svg:x2="14.25cm" svg:y2="43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0" draw:display-name="Pontas das setas 100" svg:viewBox="0 0 20 20" svg:d="M0 20l10-20 10 20z"/>
    <draw:marker draw:name="Pontas_20_das_20_setas_20_101" draw:display-name="Pontas das setas 101" svg:viewBox="0 0 20 20" svg:d="M0 20l10-20 10 20z"/>
    <draw:marker draw:name="Pontas_20_das_20_setas_20_104" draw:display-name="Pontas das setas 104" svg:viewBox="0 0 20 20" svg:d="M0 20l10-20 10 20z"/>
    <draw:marker draw:name="Pontas_20_das_20_setas_20_108" draw:display-name="Pontas das setas 108" svg:viewBox="0 0 20 20" svg:d="M0 20l10-20 10 20z"/>
    <draw:marker draw:name="Pontas_20_das_20_setas_20_11" draw:display-name="Pontas das setas 11" svg:viewBox="0 0 20 20" svg:d="M0 20l10-20 10 20z"/>
    <draw:marker draw:name="Pontas_20_das_20_setas_20_110" draw:display-name="Pontas das setas 110" svg:viewBox="0 0 20 20" svg:d="M0 20l10-20 10 20z"/>
    <draw:marker draw:name="Pontas_20_das_20_setas_20_115" draw:display-name="Pontas das setas 115" svg:viewBox="0 0 20 20" svg:d="M0 20l10-20 10 20z"/>
    <draw:marker draw:name="Pontas_20_das_20_setas_20_116" draw:display-name="Pontas das setas 116" svg:viewBox="0 0 20 20" svg:d="M0 20l10-20 10 20z"/>
    <draw:marker draw:name="Pontas_20_das_20_setas_20_117" draw:display-name="Pontas das setas 117" svg:viewBox="0 0 20 20" svg:d="M0 20l10-20 10 20z"/>
    <draw:marker draw:name="Pontas_20_das_20_setas_20_118" draw:display-name="Pontas das setas 118" svg:viewBox="0 0 20 20" svg:d="M0 20l10-20 10 20z"/>
    <draw:marker draw:name="Pontas_20_das_20_setas_20_119" draw:display-name="Pontas das setas 119" svg:viewBox="0 0 20 20" svg:d="M0 20l10-20 10 20z"/>
    <draw:marker draw:name="Pontas_20_das_20_setas_20_12" draw:display-name="Pontas das setas 12" svg:viewBox="0 0 20 20" svg:d="M0 20l10-20 10 20z"/>
    <draw:marker draw:name="Pontas_20_das_20_setas_20_120" draw:display-name="Pontas das setas 120" svg:viewBox="0 0 20 20" svg:d="M0 20l10-20 10 20z"/>
    <draw:marker draw:name="Pontas_20_das_20_setas_20_121" draw:display-name="Pontas das setas 121" svg:viewBox="0 0 20 20" svg:d="M0 20l10-20 10 20z"/>
    <draw:marker draw:name="Pontas_20_das_20_setas_20_124" draw:display-name="Pontas das setas 124" svg:viewBox="0 0 20 20" svg:d="M0 20l10-20 10 20z"/>
    <draw:marker draw:name="Pontas_20_das_20_setas_20_127" draw:display-name="Pontas das setas 127" svg:viewBox="0 0 20 20" svg:d="M0 20l10-20 10 20z"/>
    <draw:marker draw:name="Pontas_20_das_20_setas_20_128" draw:display-name="Pontas das setas 128" svg:viewBox="0 0 20 20" svg:d="M0 20l10-20 10 20z"/>
    <draw:marker draw:name="Pontas_20_das_20_setas_20_13" draw:display-name="Pontas das setas 13" svg:viewBox="0 0 20 20" svg:d="M0 20l10-20 10 20z"/>
    <draw:marker draw:name="Pontas_20_das_20_setas_20_133" draw:display-name="Pontas das setas 133" svg:viewBox="0 0 20 20" svg:d="M0 20l10-20 10 20z"/>
    <draw:marker draw:name="Pontas_20_das_20_setas_20_134" draw:display-name="Pontas das setas 134" svg:viewBox="0 0 20 20" svg:d="M0 20l10-20 10 20z"/>
    <draw:marker draw:name="Pontas_20_das_20_setas_20_135" draw:display-name="Pontas das setas 135" svg:viewBox="0 0 20 20" svg:d="M0 20l10-20 10 20z"/>
    <draw:marker draw:name="Pontas_20_das_20_setas_20_137" draw:display-name="Pontas das setas 137" svg:viewBox="0 0 20 20" svg:d="M0 20l10-20 10 20z"/>
    <draw:marker draw:name="Pontas_20_das_20_setas_20_138" draw:display-name="Pontas das setas 138" svg:viewBox="0 0 20 20" svg:d="M0 20l10-20 10 20z"/>
    <draw:marker draw:name="Pontas_20_das_20_setas_20_139" draw:display-name="Pontas das setas 139" svg:viewBox="0 0 20 20" svg:d="M0 20l10-20 10 20z"/>
    <draw:marker draw:name="Pontas_20_das_20_setas_20_140" draw:display-name="Pontas das setas 140" svg:viewBox="0 0 20 20" svg:d="M0 20l10-20 10 20z"/>
    <draw:marker draw:name="Pontas_20_das_20_setas_20_142" draw:display-name="Pontas das setas 142" svg:viewBox="0 0 20 20" svg:d="M0 20l10-20 10 20z"/>
    <draw:marker draw:name="Pontas_20_das_20_setas_20_146" draw:display-name="Pontas das setas 146" svg:viewBox="0 0 20 20" svg:d="M0 20l10-20 10 20z"/>
    <draw:marker draw:name="Pontas_20_das_20_setas_20_147" draw:display-name="Pontas das setas 147" svg:viewBox="0 0 20 20" svg:d="M0 20l10-20 10 20z"/>
    <draw:marker draw:name="Pontas_20_das_20_setas_20_148" draw:display-name="Pontas das setas 148" svg:viewBox="0 0 20 20" svg:d="M0 20l10-20 10 20z"/>
    <draw:marker draw:name="Pontas_20_das_20_setas_20_15" draw:display-name="Pontas das setas 15" svg:viewBox="0 0 20 20" svg:d="M0 20l10-20 10 20z"/>
    <draw:marker draw:name="Pontas_20_das_20_setas_20_150" draw:display-name="Pontas das setas 150" svg:viewBox="0 0 20 20" svg:d="M0 20l10-20 10 20z"/>
    <draw:marker draw:name="Pontas_20_das_20_setas_20_151" draw:display-name="Pontas das setas 151" svg:viewBox="0 0 20 20" svg:d="M0 20l10-20 10 20z"/>
    <draw:marker draw:name="Pontas_20_das_20_setas_20_153" draw:display-name="Pontas das setas 153" svg:viewBox="0 0 20 20" svg:d="M0 20l10-20 10 20z"/>
    <draw:marker draw:name="Pontas_20_das_20_setas_20_154" draw:display-name="Pontas das setas 154" svg:viewBox="0 0 20 20" svg:d="M0 20l10-20 10 20z"/>
    <draw:marker draw:name="Pontas_20_das_20_setas_20_156" draw:display-name="Pontas das setas 156" svg:viewBox="0 0 20 20" svg:d="M0 20l10-20 10 20z"/>
    <draw:marker draw:name="Pontas_20_das_20_setas_20_157" draw:display-name="Pontas das setas 157" svg:viewBox="0 0 20 20" svg:d="M0 20l10-20 10 20z"/>
    <draw:marker draw:name="Pontas_20_das_20_setas_20_158" draw:display-name="Pontas das setas 158" svg:viewBox="0 0 20 20" svg:d="M0 20l10-20 10 20z"/>
    <draw:marker draw:name="Pontas_20_das_20_setas_20_159" draw:display-name="Pontas das setas 159" svg:viewBox="0 0 20 20" svg:d="M0 20l10-20 10 20z"/>
    <draw:marker draw:name="Pontas_20_das_20_setas_20_16" draw:display-name="Pontas das setas 16" svg:viewBox="0 0 20 20" svg:d="M0 20l10-20 10 20z"/>
    <draw:marker draw:name="Pontas_20_das_20_setas_20_160" draw:display-name="Pontas das setas 160" svg:viewBox="0 0 20 20" svg:d="M0 20l10-20 10 20z"/>
    <draw:marker draw:name="Pontas_20_das_20_setas_20_161" draw:display-name="Pontas das setas 161" svg:viewBox="0 0 20 20" svg:d="M0 20l10-20 10 20z"/>
    <draw:marker draw:name="Pontas_20_das_20_setas_20_162" draw:display-name="Pontas das setas 162" svg:viewBox="0 0 20 20" svg:d="M0 20l10-20 10 20z"/>
    <draw:marker draw:name="Pontas_20_das_20_setas_20_163" draw:display-name="Pontas das setas 163" svg:viewBox="0 0 20 20" svg:d="M0 20l10-20 10 20z"/>
    <draw:marker draw:name="Pontas_20_das_20_setas_20_164" draw:display-name="Pontas das setas 164" svg:viewBox="0 0 20 20" svg:d="M0 20l10-20 10 20z"/>
    <draw:marker draw:name="Pontas_20_das_20_setas_20_165" draw:display-name="Pontas das setas 165" svg:viewBox="0 0 20 20" svg:d="M0 20l10-20 10 20z"/>
    <draw:marker draw:name="Pontas_20_das_20_setas_20_166" draw:display-name="Pontas das setas 166" svg:viewBox="0 0 20 20" svg:d="M0 20l10-20 10 20z"/>
    <draw:marker draw:name="Pontas_20_das_20_setas_20_167" draw:display-name="Pontas das setas 167" svg:viewBox="0 0 20 20" svg:d="M0 20l10-20 10 20z"/>
    <draw:marker draw:name="Pontas_20_das_20_setas_20_168" draw:display-name="Pontas das setas 168" svg:viewBox="0 0 20 20" svg:d="M0 20l10-20 10 20z"/>
    <draw:marker draw:name="Pontas_20_das_20_setas_20_169" draw:display-name="Pontas das setas 169" svg:viewBox="0 0 20 20" svg:d="M0 20l10-20 10 20z"/>
    <draw:marker draw:name="Pontas_20_das_20_setas_20_170" draw:display-name="Pontas das setas 170" svg:viewBox="0 0 20 20" svg:d="M0 20l10-20 10 20z"/>
    <draw:marker draw:name="Pontas_20_das_20_setas_20_172" draw:display-name="Pontas das setas 172" svg:viewBox="0 0 20 20" svg:d="M0 20l10-20 10 20z"/>
    <draw:marker draw:name="Pontas_20_das_20_setas_20_173" draw:display-name="Pontas das setas 173" svg:viewBox="0 0 20 20" svg:d="M0 20l10-20 10 20z"/>
    <draw:marker draw:name="Pontas_20_das_20_setas_20_175" draw:display-name="Pontas das setas 175" svg:viewBox="0 0 20 20" svg:d="M0 20l10-20 10 20z"/>
    <draw:marker draw:name="Pontas_20_das_20_setas_20_177" draw:display-name="Pontas das setas 177" svg:viewBox="0 0 20 20" svg:d="M0 20l10-20 10 20z"/>
    <draw:marker draw:name="Pontas_20_das_20_setas_20_178" draw:display-name="Pontas das setas 178" svg:viewBox="0 0 20 20" svg:d="M0 20l10-20 10 20z"/>
    <draw:marker draw:name="Pontas_20_das_20_setas_20_179" draw:display-name="Pontas das setas 179" svg:viewBox="0 0 20 20" svg:d="M0 20l10-20 10 20z"/>
    <draw:marker draw:name="Pontas_20_das_20_setas_20_180" draw:display-name="Pontas das setas 180" svg:viewBox="0 0 20 20" svg:d="M0 20l10-20 10 20z"/>
    <draw:marker draw:name="Pontas_20_das_20_setas_20_181" draw:display-name="Pontas das setas 181" svg:viewBox="0 0 20 20" svg:d="M0 20l10-20 10 20z"/>
    <draw:marker draw:name="Pontas_20_das_20_setas_20_182" draw:display-name="Pontas das setas 182" svg:viewBox="0 0 20 20" svg:d="M0 20l10-20 10 20z"/>
    <draw:marker draw:name="Pontas_20_das_20_setas_20_183" draw:display-name="Pontas das setas 183" svg:viewBox="0 0 20 20" svg:d="M0 20l10-20 10 20z"/>
    <draw:marker draw:name="Pontas_20_das_20_setas_20_184" draw:display-name="Pontas das setas 184" svg:viewBox="0 0 20 20" svg:d="M0 20l10-20 10 20z"/>
    <draw:marker draw:name="Pontas_20_das_20_setas_20_185" draw:display-name="Pontas das setas 185" svg:viewBox="0 0 20 20" svg:d="M0 20l10-20 10 20z"/>
    <draw:marker draw:name="Pontas_20_das_20_setas_20_186" draw:display-name="Pontas das setas 186" svg:viewBox="0 0 20 20" svg:d="M0 20l10-20 10 20z"/>
    <draw:marker draw:name="Pontas_20_das_20_setas_20_187" draw:display-name="Pontas das setas 187" svg:viewBox="0 0 20 20" svg:d="M0 20l10-20 10 20z"/>
    <draw:marker draw:name="Pontas_20_das_20_setas_20_188" draw:display-name="Pontas das setas 188" svg:viewBox="0 0 20 20" svg:d="M0 20l10-20 10 20z"/>
    <draw:marker draw:name="Pontas_20_das_20_setas_20_189" draw:display-name="Pontas das setas 189" svg:viewBox="0 0 20 20" svg:d="M0 20l10-20 10 20z"/>
    <draw:marker draw:name="Pontas_20_das_20_setas_20_19" draw:display-name="Pontas das setas 19" svg:viewBox="0 0 20 20" svg:d="M0 20l10-20 10 20z"/>
    <draw:marker draw:name="Pontas_20_das_20_setas_20_190" draw:display-name="Pontas das setas 190" svg:viewBox="0 0 20 20" svg:d="M0 20l10-20 10 20z"/>
    <draw:marker draw:name="Pontas_20_das_20_setas_20_192" draw:display-name="Pontas das setas 192" svg:viewBox="0 0 20 20" svg:d="M0 20l10-20 10 20z"/>
    <draw:marker draw:name="Pontas_20_das_20_setas_20_193" draw:display-name="Pontas das setas 193" svg:viewBox="0 0 20 20" svg:d="M0 20l10-20 10 20z"/>
    <draw:marker draw:name="Pontas_20_das_20_setas_20_194" draw:display-name="Pontas das setas 194" svg:viewBox="0 0 20 20" svg:d="M0 20l10-20 10 20z"/>
    <draw:marker draw:name="Pontas_20_das_20_setas_20_195" draw:display-name="Pontas das setas 195" svg:viewBox="0 0 20 20" svg:d="M0 20l10-20 10 20z"/>
    <draw:marker draw:name="Pontas_20_das_20_setas_20_197" draw:display-name="Pontas das setas 197" svg:viewBox="0 0 20 20" svg:d="M0 20l10-20 10 20z"/>
    <draw:marker draw:name="Pontas_20_das_20_setas_20_198" draw:display-name="Pontas das setas 198" svg:viewBox="0 0 20 20" svg:d="M0 20l10-20 10 20z"/>
    <draw:marker draw:name="Pontas_20_das_20_setas_20_199" draw:display-name="Pontas das setas 199" svg:viewBox="0 0 20 20" svg:d="M0 20l10-20 10 20z"/>
    <draw:marker draw:name="Pontas_20_das_20_setas_20_20" draw:display-name="Pontas das setas 20" svg:viewBox="0 0 20 20" svg:d="M0 20l10-20 10 20z"/>
    <draw:marker draw:name="Pontas_20_das_20_setas_20_22" draw:display-name="Pontas das setas 22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8" draw:display-name="Pontas das setas 28" svg:viewBox="0 0 20 20" svg:d="M0 20l10-20 10 20z"/>
    <draw:marker draw:name="Pontas_20_das_20_setas_20_31" draw:display-name="Pontas das setas 31" svg:viewBox="0 0 20 20" svg:d="M0 20l10-20 10 20z"/>
    <draw:marker draw:name="Pontas_20_das_20_setas_20_34" draw:display-name="Pontas das setas 34" svg:viewBox="0 0 20 20" svg:d="M0 20l10-20 10 20z"/>
    <draw:marker draw:name="Pontas_20_das_20_setas_20_35" draw:display-name="Pontas das setas 35" svg:viewBox="0 0 20 20" svg:d="M0 20l10-20 10 20z"/>
    <draw:marker draw:name="Pontas_20_das_20_setas_20_37" draw:display-name="Pontas das setas 37" svg:viewBox="0 0 20 20" svg:d="M0 20l10-20 10 20z"/>
    <draw:marker draw:name="Pontas_20_das_20_setas_20_39" draw:display-name="Pontas das setas 39" svg:viewBox="0 0 20 20" svg:d="M0 20l10-20 10 20z"/>
    <draw:marker draw:name="Pontas_20_das_20_setas_20_4" draw:display-name="Pontas das setas 4" svg:viewBox="0 0 20 20" svg:d="M0 20l10-20 10 20z"/>
    <draw:marker draw:name="Pontas_20_das_20_setas_20_40" draw:display-name="Pontas das setas 40" svg:viewBox="0 0 20 20" svg:d="M0 20l10-20 10 20z"/>
    <draw:marker draw:name="Pontas_20_das_20_setas_20_41" draw:display-name="Pontas das setas 41" svg:viewBox="0 0 20 20" svg:d="M0 20l10-20 10 20z"/>
    <draw:marker draw:name="Pontas_20_das_20_setas_20_42" draw:display-name="Pontas das setas 42" svg:viewBox="0 0 20 20" svg:d="M0 20l10-20 10 20z"/>
    <draw:marker draw:name="Pontas_20_das_20_setas_20_44" draw:display-name="Pontas das setas 44" svg:viewBox="0 0 20 20" svg:d="M0 20l10-20 10 20z"/>
    <draw:marker draw:name="Pontas_20_das_20_setas_20_45" draw:display-name="Pontas das setas 45" svg:viewBox="0 0 20 20" svg:d="M0 20l10-20 10 20z"/>
    <draw:marker draw:name="Pontas_20_das_20_setas_20_46" draw:display-name="Pontas das setas 46" svg:viewBox="0 0 20 20" svg:d="M0 20l10-20 10 20z"/>
    <draw:marker draw:name="Pontas_20_das_20_setas_20_47" draw:display-name="Pontas das setas 47" svg:viewBox="0 0 20 20" svg:d="M0 20l10-20 10 20z"/>
    <draw:marker draw:name="Pontas_20_das_20_setas_20_48" draw:display-name="Pontas das setas 48" svg:viewBox="0 0 20 20" svg:d="M0 20l10-20 10 20z"/>
    <draw:marker draw:name="Pontas_20_das_20_setas_20_5" draw:display-name="Pontas das setas 5" svg:viewBox="0 0 20 20" svg:d="M0 20l10-20 10 20z"/>
    <draw:marker draw:name="Pontas_20_das_20_setas_20_51" draw:display-name="Pontas das setas 51" svg:viewBox="0 0 20 20" svg:d="M0 20l10-20 10 20z"/>
    <draw:marker draw:name="Pontas_20_das_20_setas_20_52" draw:display-name="Pontas das setas 52" svg:viewBox="0 0 20 20" svg:d="M0 20l10-20 10 20z"/>
    <draw:marker draw:name="Pontas_20_das_20_setas_20_54" draw:display-name="Pontas das setas 54" svg:viewBox="0 0 20 20" svg:d="M0 20l10-20 10 20z"/>
    <draw:marker draw:name="Pontas_20_das_20_setas_20_56" draw:display-name="Pontas das setas 56" svg:viewBox="0 0 20 20" svg:d="M0 20l10-20 10 20z"/>
    <draw:marker draw:name="Pontas_20_das_20_setas_20_6" draw:display-name="Pontas das setas 6" svg:viewBox="0 0 20 20" svg:d="M0 20l10-20 10 20z"/>
    <draw:marker draw:name="Pontas_20_das_20_setas_20_60" draw:display-name="Pontas das setas 60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ontas_20_das_20_setas_20_66" draw:display-name="Pontas das setas 66" svg:viewBox="0 0 1013 1130" svg:d="M1009 1050l-449-1008-22-30-29-12-34 12-21 26-449 1012-5 13v8l5 21 12 21 17 13 21 4h903l21-4 21-13 9-21 4-21v-8z"/>
    <draw:marker draw:name="Pontas_20_das_20_setas_20_69" draw:display-name="Pontas das setas 69" svg:viewBox="0 0 20 20" svg:d="M0 20l10-20 10 20z"/>
    <draw:marker draw:name="Pontas_20_das_20_setas_20_7" draw:display-name="Pontas das setas 7" svg:viewBox="0 0 20 20" svg:d="M0 20l10-20 10 20z"/>
    <draw:marker draw:name="Pontas_20_das_20_setas_20_73" draw:display-name="Pontas das setas 73" svg:viewBox="0 0 20 20" svg:d="M0 20l10-20 10 20z"/>
    <draw:marker draw:name="Pontas_20_das_20_setas_20_74" draw:display-name="Pontas das setas 74" svg:viewBox="0 0 20 20" svg:d="M0 20l10-20 10 20z"/>
    <draw:marker draw:name="Pontas_20_das_20_setas_20_75" draw:display-name="Pontas das setas 75" svg:viewBox="0 0 20 20" svg:d="M0 20l10-20 10 20z"/>
    <draw:marker draw:name="Pontas_20_das_20_setas_20_8" draw:display-name="Pontas das setas 8" svg:viewBox="0 0 20 20" svg:d="M0 20l10-20 10 20z"/>
    <draw:marker draw:name="Pontas_20_das_20_setas_20_83" draw:display-name="Pontas das setas 83" svg:viewBox="0 0 20 20" svg:d="M0 20l10-20 10 20z"/>
    <draw:marker draw:name="Pontas_20_das_20_setas_20_84" draw:display-name="Pontas das setas 84" svg:viewBox="0 0 20 20" svg:d="M0 20l10-20 10 20z"/>
    <draw:marker draw:name="Pontas_20_das_20_setas_20_85" draw:display-name="Pontas das setas 85" svg:viewBox="0 0 20 20" svg:d="M0 20l10-20 10 20z"/>
    <draw:marker draw:name="Pontas_20_das_20_setas_20_9" draw:display-name="Pontas das setas 9" svg:viewBox="0 0 20 20" svg:d="M0 20l10-20 10 20z"/>
    <draw:marker draw:name="Pontas_20_das_20_setas_20_90" draw:display-name="Pontas das setas 90" svg:viewBox="0 0 20 20" svg:d="M0 20l10-20 10 20z"/>
    <draw:marker draw:name="Pontas_20_das_20_setas_20_91" draw:display-name="Pontas das setas 91" svg:viewBox="0 0 20 20" svg:d="M0 20l10-20 10 20z"/>
    <draw:marker draw:name="Pontas_20_das_20_setas_20_94" draw:display-name="Pontas das setas 94" svg:viewBox="0 0 20 20" svg:d="M0 20l10-20 10 20z"/>
    <draw:marker draw:name="Pontas_20_das_20_setas_20_95" draw:display-name="Pontas das setas 95" svg:viewBox="0 0 20 20" svg:d="M0 20l10-20 10 20z"/>
    <draw:marker draw:name="Pontas_20_das_20_setas_20_97" draw:display-name="Pontas das setas 97" svg:viewBox="0 0 20 20" svg:d="M0 20l10-20 10 20z"/>
    <draw:marker draw:name="Pontas_20_das_20_setas_20_98" draw:display-name="Pontas das setas 98" svg:viewBox="0 0 20 20" svg:d="M0 20l10-20 10 20z"/>
    <draw:marker draw:name="Pontas_20_das_20_setas_20_99" draw:display-name="Pontas das setas 9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6T23:21:33.162000000</meta:creation-date>
    <dc:date>2022-12-16T16:18:59.616000000</dc:date>
    <meta:editing-duration>P5DT16M14S</meta:editing-duration>
    <meta:editing-cycles>9</meta:editing-cycles>
    <meta:generator>LibreOffice/7.4.3.2$Windows_X86_64 LibreOffice_project/1048a8393ae2eeec98dff31b5c133c5f1d08b890</meta:generator>
    <meta:document-statistic meta:object-count="315"/>
  </office:meta>
</office:document-meta>
</file>